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75.1mm"/>
    </style:style>
    <style:style style:name="co4" style:family="table-column">
      <style:table-column-properties fo:break-before="auto" style:column-width="21.15mm"/>
    </style:style>
    <style:style style:name="co5" style:family="table-column">
      <style:table-column-properties fo:break-before="auto" style:column-width="22.31mm"/>
    </style:style>
    <style:style style:name="co6" style:family="table-column">
      <style:table-column-properties fo:break-before="auto" style:column-width="108.59mm"/>
    </style:style>
    <style:style style:name="co7" style:family="table-column">
      <style:table-column-properties fo:break-before="auto" style:column-width="134.14mm"/>
    </style:style>
    <style:style style:name="co8" style:family="table-column">
      <style:table-column-properties fo:break-before="auto" style:column-width="112.08mm"/>
    </style:style>
    <style:style style:name="co9" style:family="table-column">
      <style:table-column-properties fo:break-before="auto" style:column-width="202.41mm"/>
    </style:style>
    <style:style style:name="co10" style:family="table-column">
      <style:table-column-properties fo:break-before="auto" style:column-width="217.22mm"/>
    </style:style>
    <style:style style:name="co11" style:family="table-column">
      <style:table-column-properties fo:break-before="auto" style:column-width="10.71mm"/>
    </style:style>
    <style:style style:name="co12" style:family="table-column">
      <style:table-column-properties fo:break-before="auto" style:column-width="8.96mm"/>
    </style:style>
    <style:style style:name="co13" style:family="table-column">
      <style:table-column-properties fo:break-before="auto" style:column-width="8.08mm"/>
    </style:style>
    <style:style style:name="co14" style:family="table-column">
      <style:table-column-properties fo:break-before="auto" style:column-width="84.77mm"/>
    </style:style>
    <style:style style:name="co15" style:family="table-column">
      <style:table-column-properties fo:break-before="auto" style:column-width="91.74mm"/>
    </style:style>
    <style:style style:name="co16" style:family="table-column">
      <style:table-column-properties fo:break-before="auto" style:column-width="180.34mm"/>
    </style:style>
    <style:style style:name="co17" style:family="table-column">
      <style:table-column-properties fo:break-before="auto" style:column-width="14.48mm"/>
    </style:style>
    <style:style style:name="co18" style:family="table-column">
      <style:table-column-properties fo:break-before="auto" style:column-width="125.73mm"/>
    </style:style>
    <style:style style:name="co19" style:family="table-column">
      <style:table-column-properties fo:break-before="auto" style:column-width="151.62mm"/>
    </style:style>
    <style:style style:name="co20" style:family="table-column">
      <style:table-column-properties fo:break-before="auto" style:column-width="186.14mm"/>
    </style:style>
    <style:style style:name="co21" style:family="table-column">
      <style:table-column-properties fo:break-before="auto" style:column-width="107.42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95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52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6pt" style:font-size-asian="16pt" style:font-size-complex="16pt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b2b2b2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b2b2b2"/>
    </style:style>
    <style:style style:name="ce1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2pt" style:font-size-asian="12pt" style:font-size-complex="12pt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63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fo:background-color="#ffdaa2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  <style:text-properties fo:color="#000000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70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</style:style>
    <style:style style:name="ce171" style:family="table-cell" style:parent-style-name="Default">
      <style:table-cell-properties fo:background-color="#e0efd4" style:text-align-source="fix" style:repeat-content="false" style:vertical-align="middle"/>
      <style:paragraph-properties fo:text-align="center" fo:margin-left="0mm"/>
    </style:style>
    <style:style style:name="ce172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mm"/>
    </style:style>
    <style:style style:name="ce17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7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ccccc"/>
    </style:style>
    <style:style style:name="ce1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178" style:family="table-cell" style:parent-style-name="Default">
      <style:table-cell-properties fo:background-color="#ffdaa2"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179" style:family="table-cell" style:parent-style-name="Default">
      <style:table-cell-properties fo:background-color="#fffbcc" style:text-align-source="fix" style:repeat-content="false" fo:border="non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1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183" style:family="table-cell" style:parent-style-name="Default">
      <style:table-cell-properties fo:background-color="#ffdaa2" style:text-align-source="fix" style:repeat-content="false" fo:border="none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184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18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6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mm"/>
    </style:style>
    <style:style style:name="ce187" style:family="table-cell" style:parent-style-name="Default">
      <style:table-cell-properties fo:background-color="#bce4e5" style:text-align-source="fix" style:repeat-content="false" fo:border="none" style:vertical-align="middle"/>
      <style:paragraph-properties fo:text-align="center" fo:margin-left="0mm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8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19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b2b2b2"/>
    </style:style>
    <style:style style:name="ce1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b2b2b2"/>
    </style:style>
    <style:style style:name="ce19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193" style:family="table-cell" style:parent-style-name="Default">
      <style:table-cell-properties fo:background-color="#ffdaa2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94" style:family="table-cell" style:parent-style-name="Default">
      <style:table-cell-properties fo:background-color="#fffbcc"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95" style:family="table-cell" style:parent-style-name="Default">
      <style:table-cell-properties fo:border-bottom="none" fo:background-color="#e0efd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96" style:family="table-cell" style:parent-style-name="Default">
      <style:table-cell-properties fo:border-bottom="none" fo:background-color="#dfcce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97" style:family="table-cell" style:parent-style-name="Default">
      <style:table-cell-properties fo:background-color="#e0efd4" style:text-align-source="fix" style:repeat-content="false" fo:border="none" style:vertical-align="middle"/>
      <style:paragraph-properties fo:text-align="center" fo:margin-left="0mm"/>
    </style:style>
    <style:style style:name="ce1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2b2b2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color="#b2b2b2"/>
    </style:style>
    <style:style style:name="ce20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202" style:family="table-cell" style:parent-style-name="Default">
      <style:table-cell-properties fo:background-color="#ffdaa2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0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04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mm"/>
      <style:text-properties fo:color="#000000" fo:font-size="12pt" style:font-size-asian="12pt" style:font-size-complex="12pt"/>
    </style:style>
    <style:style style:name="ce20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0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order-bottom="none" fo:background-color="#e0efd4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color="#000000"/>
    </style:style>
    <style:style style:name="ce208" style:family="table-cell" style:parent-style-name="Default">
      <style:table-cell-properties fo:background-color="#dfcce4" style:text-align-source="fix" style:repeat-content="false"/>
      <style:paragraph-properties fo:text-align="center" fo:margin-left="0mm"/>
    </style:style>
    <style:style style:name="ce209" style:family="table-cell" style:parent-style-name="Default">
      <style:table-cell-properties fo:border-bottom="0.06pt solid #000000" fo:background-color="#dfcce4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6" style:family="table-cell" style:parent-style-name="Default">
      <style:table-cell-properties fo:background-color="#fcc79b" style:text-align-source="fix" style:repeat-content="false"/>
      <style:paragraph-properties fo:text-align="center" fo:margin-left="0mm"/>
    </style:style>
    <style:style style:name="ce85" style:family="table-cell" style:parent-style-name="Default">
      <style:table-cell-properties fo:background-color="#f37b70" style:text-align-source="fix" style:repeat-content="false"/>
      <style:paragraph-properties fo:text-align="center" fo:margin-left="0mm"/>
    </style:style>
    <style:style style:name="ce88" style:family="table-cell" style:parent-style-name="Default">
      <style:table-cell-properties fo:background-color="#7da7d8" style:text-align-source="fix" style:repeat-content="false"/>
      <style:paragraph-properties fo:text-align="center" fo:margin-left="0mm"/>
    </style:style>
    <style:style style:name="ce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999999"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999999" fo:font-size="10pt" style:font-size-asian="10pt" style:font-size-complex="10pt"/>
    </style:style>
    <style:style style:name="ce147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999999" fo:font-size="10pt" fo:font-weight="normal" style:font-size-asian="10pt" style:font-weight-asian="normal" style:font-size-complex="10pt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999999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999999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210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/>
    </style:style>
    <style:style style:name="ce22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8pt" style:font-size-asian="18pt" style:font-size-complex="18pt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4pt" style:font-size-asian="14pt" style:font-size-complex="14pt"/>
    </style:style>
    <style:style style:name="ce23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86" style:family="table-cell" style:parent-style-name="Default">
      <style:text-properties fo:font-size="14pt" style:font-size-asian="14pt" style:font-size-complex="14pt"/>
    </style:style>
    <style:style style:name="ce87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size="12pt" style:font-size-asian="12pt" style:font-size-complex="12pt"/>
    </style:style>
    <style:style style:name="ce24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243" style:family="table-cell" style:parent-style-name="Default">
      <style:text-properties fo:font-size="12pt" style:font-size-asian="12pt" style:font-size-complex="12pt"/>
    </style:style>
    <style:style style:name="ce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aa55a1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808080" fo:font-weight="bold" style:font-weight-asian="bold" style:font-weight-complex="bold"/>
    </style:style>
    <style:style style:name="ce92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808080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808080" fo:font-size="10pt" style:font-size-asian="10pt" style:font-size-complex="10pt"/>
    </style:style>
    <style:style style:name="ce94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808080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808080"/>
    </style:style>
    <style:style style:name="ce97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808080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  <style:text-properties fo:color="#999999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bd7cb5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01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5pt" style:text-underline-style="none" fo:font-weight="bold" style:font-size-asian="15pt" style:font-weight-asian="bold" style:font-size-complex="15pt" style:font-weight-complex="bold"/>
    </style:style>
    <style:style style:name="ce102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0pt" style:font-size-asian="10pt" style:font-size-complex="10pt"/>
    </style:style>
    <style:style style:name="ce103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aa55a1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aa55a1"/>
    </style:style>
    <style:style style:name="ce105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aa55a1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text-properties fo:color="#bd7cb5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bd7cb5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="0.06pt solid #000000"/>
      <style:text-properties style:use-window-font-color="true"/>
    </style:style>
    <style:style style:name="ce109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aa55a1" fo:font-size="10pt" fo:font-weight="bold" style:font-size-asian="10pt" style:font-weight-asian="bold" style:font-size-complex="10pt" style:font-weight-complex="bold"/>
    </style:style>
    <style:style style:name="ce110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aa55a1" fo:font-size="10pt" fo:font-weight="normal" style:font-size-asian="10pt" style:font-weight-asian="normal" style:font-size-complex="10pt" style:font-weight-complex="normal"/>
    </style:style>
    <style:style style:name="ce111" style:family="table-cell" style:parent-style-name="Default">
      <style:text-properties fo:color="#bd7cb5"/>
    </style:style>
    <style:style style:name="ce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985006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808080" fo:font-weight="bold" style:font-weight-asian="bold" style:font-weight-complex="bold"/>
    </style:style>
    <style:style style:name="ce11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fo:color="#808080"/>
    </style:style>
    <style:style style:name="ce115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808080"/>
    </style:style>
    <style:style style:name="ce6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use-window-font-color="tru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</style:style>
    <style:style style:name="ce116" style:family="table-cell" style:parent-style-name="Default">
      <style:text-properties fo:color="#c06616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06616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9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985006" fo:font-size="10pt" style:font-size-asian="10pt" style:font-size-complex="10pt"/>
    </style:style>
    <style:style style:name="ce120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 fo:margin-left="0mm"/>
      <style:text-properties fo:color="#985006"/>
    </style:style>
    <style:style style:name="ce121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985006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985006"/>
    </style:style>
    <style:style style:name="ce123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985006"/>
    </style:style>
    <style:style style:name="ce124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985006"/>
    </style:style>
    <style:style style:name="ce125" style:family="table-cell" style:parent-style-name="Default">
      <style:table-cell-properties fo:border="0.06pt solid #000000"/>
      <style:text-properties fo:color="#c06616"/>
    </style:style>
    <style:style style:name="ce126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985006" fo:font-size="10pt" style:font-size-asian="10pt" style:font-size-complex="10pt"/>
    </style:style>
    <style:style style:name="ce1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6c3b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/>
    </style:style>
    <style:style style:name="ce1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808080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9353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b274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transparent"/>
      <style:text-properties fo:color="#009353"/>
    </style:style>
    <style:style style:name="ce1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9353" style:text-outline="false" style:text-line-through-style="none" style:text-line-through-type="none" style:font-name="Liberation Sans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2pt" style:language-asian="zh" style:country-asian="CN" style:font-style-asian="normal" style:font-weight-asian="bold" style:font-name-complex="Arial Unicode M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center" fo:margin-left="0mm"/>
      <style:text-properties fo:color="#006c3b" fo:font-size="10pt" style:font-size-asian="10pt" style:font-size-complex="10pt"/>
    </style:style>
    <style:style style:name="ce132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006c3b"/>
    </style:style>
    <style:style style:name="ce1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6c3b"/>
    </style:style>
    <style:style style:name="ce134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  <style:text-properties fo:color="#006c3b"/>
    </style:style>
    <style:style style:name="ce135" style:family="table-cell" style:parent-style-name="Default">
      <style:table-cell-properties fo:background-color="#fcc79b" style:text-align-source="fix" style:repeat-content="false" fo:border="0.06pt solid #000000"/>
      <style:paragraph-properties fo:text-align="center" fo:margin-left="0mm"/>
      <style:text-properties fo:color="#006c3b"/>
    </style:style>
    <style:style style:name="ce136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mm"/>
      <style:text-properties fo:color="#006c3b" fo:font-size="15pt" fo:font-weight="bold" style:font-size-asian="15pt" style:font-weight-asian="bold" style:font-size-complex="15pt" style:font-weight-complex="bold"/>
    </style:style>
    <style:style style:name="ce137" style:family="table-cell" style:parent-style-name="Default">
      <style:table-cell-properties fo:background-color="transparent" fo:border="0.06pt solid #000000"/>
      <style:text-properties fo:color="#009353"/>
    </style:style>
    <style:style style:name="ce138" style:family="table-cell" style:parent-style-name="Default">
      <style:table-cell-properties fo:background-color="#adc5e7" style:text-align-source="fix" style:repeat-content="false" fo:border="0.06pt solid #000000" style:rotation-angle="0" style:vertical-align="middle"/>
      <style:paragraph-properties fo:text-align="start" fo:margin-left="0mm"/>
      <style:text-properties fo:color="#006c3b" fo:font-size="10pt" style:font-size-asian="10pt" style:font-size-complex="10pt"/>
    </style:style>
    <style:style style:name="ce13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9353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006c3b" fo:font-size="10pt" style:font-size-asian="10pt" style:font-size-complex="10pt"/>
    </style:style>
    <style:style style:name="ce141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mm"/>
      <style:text-properties fo:color="#006c3b" fo:font-size="10pt" fo:font-weight="normal" style:font-size-asian="10pt" style:font-weight-asian="normal" style:font-size-complex="10pt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6c3b"/>
    </style:style>
    <style:style style:name="ce143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color="#006c3b" fo:font-size="10pt" style:font-size-asian="10pt" style:font-size-complex="10pt"/>
    </style:style>
    <style:style style:name="ce144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color="#006c3b" fo:font-size="10pt" fo:font-weight="normal" style:font-size-asian="10pt" style:font-weight-asian="normal" style:font-size-complex="10pt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6c3b"/>
    </style:style>
    <style:style style:name="ce6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style:use-window-font-color="true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mm"/>
      <style:text-properties fo:color="#bd7cb5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  <style:text-properties fo:color="#985006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size="14pt" style:font-size-asian="14pt" style:font-size-complex="14pt"/>
    </style:style>
    <style:style style:name="ce62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color="#b2b2b2" fo:font-size="10pt" fo:font-weight="normal" style:font-size-asian="10pt" style:font-weight-asian="normal" style:font-size-complex="10pt" style:font-weight-complex="normal"/>
    </style:style>
    <style:style style:name="ce211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color="#b2b2b2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13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222" style:family="table-cell" style:parent-style-name="Default">
      <style:table-cell-properties fo:background-color="#fcc79b"/>
    </style:style>
    <style:style style:name="ce223" style:family="table-cell" style:parent-style-name="Default">
      <style:table-cell-properties fo:background-color="#8ccfb7"/>
    </style:style>
    <style:style style:name="ce224" style:family="table-cell" style:parent-style-name="Default">
      <style:table-cell-properties fo:background-color="#7da7d8"/>
    </style:style>
    <style:style style:name="ce215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16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217" style:family="table-cell" style:parent-style-name="Default">
      <style:table-cell-properties fo:background-color="#8ccfb7" style:text-align-source="fix" style:repeat-content="false" style:rotation-angle="0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74" style:family="table-cell" style:parent-style-name="Default">
      <style:table-cell-properties fo:background-color="#8ccfb7" style:text-align-source="fix" style:repeat-content="false" style:rotation-angle="0" style:vertical-align="middle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218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ackground-color="#fcc79b" style:text-align-source="fix" style:repeat-content="false" style:vertical-align="middle"/>
      <style:paragraph-properties fo:text-align="center" fo:margin-left="0mm"/>
    </style:style>
    <style:style style:name="ce220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font-size="10pt" style:font-size-asian="10pt" style:font-size-complex="10pt"/>
    </style:style>
    <style:style style:name="ce221" style:family="table-cell" style:parent-style-name="Default">
      <style:table-cell-properties fo:background-color="#adc5e7"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fo:background-color="#adc5e7" style:text-align-source="fix" style:repeat-content="false" style:rotation-angle="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25" style:family="table-cell" style:parent-style-name="Default">
      <style:table-cell-properties fo:background-color="#fcc79b" style:text-align-source="fix" style:repeat-content="false" style:rotation-angle="0" style:vertical-align="middle"/>
      <style:paragraph-properties fo:text-align="center" fo:margin-left="0mm"/>
      <style:text-properties fo:color="#ed1c24" fo:font-size="10pt" style:font-size-asian="10pt" style:font-size-complex="10pt"/>
    </style:style>
    <style:style style:name="ce232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start" fo:margin-left="0mm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by levels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56"/>
        <table:table-column table:style-name="co5" table:default-cell-style-name="ce156"/>
        <table:table-column table:style-name="co6" table:default-cell-style-name="ce156"/>
        <table:table-column table:style-name="co4" table:default-cell-style-name="ce156"/>
        <table:table-column table:style-name="co5" table:default-cell-style-name="ce156"/>
        <table:table-column table:style-name="co7" table:default-cell-style-name="ce156"/>
        <table:table-column table:style-name="co5" table:default-cell-style-name="ce156"/>
        <table:table-column table:style-name="co2" table:default-cell-style-name="ce156"/>
        <table:table-column table:style-name="co8" table:default-cell-style-name="ce156"/>
        <table:table-column table:style-name="co4" table:default-cell-style-name="ce156"/>
        <table:table-column table:style-name="co5" table:default-cell-style-name="ce156"/>
        <table:table-column table:style-name="co7" table:default-cell-style-name="ce156"/>
        <table:table-column table:style-name="co2" table:number-columns-repeated="1007" table:default-cell-style-name="ce156"/>
        <table:table-row table:style-name="ro1">
          <table:table-cell/>
          <table:table-cell table:style-name="Default" table:number-columns-repeated="3"/>
          <table:table-cell table:style-name="ce153" office:value-type="string" calcext:value-type="string" table:number-columns-spanned="3" table:number-rows-spanned="1">
            <text:p>4 Layer</text:p>
          </table:table-cell>
          <table:covered-table-cell table:number-columns-repeated="2"/>
          <table:table-cell table:style-name="ce153" office:value-type="string" calcext:value-type="string" table:number-columns-spanned="3" table:number-rows-spanned="1">
            <text:p>3 Layer</text:p>
          </table:table-cell>
          <table:covered-table-cell table:number-columns-repeated="2" table:style-name="ce20"/>
          <table:table-cell table:style-name="ce153" office:value-type="string" calcext:value-type="string" table:number-columns-spanned="3" table:number-rows-spanned="1">
            <text:p>2 Layer</text:p>
          </table:table-cell>
          <table:covered-table-cell table:style-name="ce20"/>
          <table:covered-table-cell table:style-name="Default"/>
          <table:table-cell table:style-name="ce153" office:value-type="string" calcext:value-type="string" table:number-columns-spanned="3" table:number-rows-spanned="1">
            <text:p>1 Layer</text:p>
          </table:table-cell>
          <table:covered-table-cell table:number-columns-repeated="2" table:style-name="ce20"/>
          <table:table-cell table:style-name="Default" table:number-columns-repeated="9"/>
          <table:table-cell table:number-columns-repeated="998"/>
        </table:table-row>
        <table:table-row table:style-name="ro2">
          <table:table-cell/>
          <table:table-cell table:style-name="Default" table:number-columns-repeated="3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20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20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20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60" office:value-type="string" calcext:value-type="string">
            <text:p>name</text:p>
          </table:table-cell>
          <table:table-cell table:style-name="Default" table:number-columns-repeated="9"/>
          <table:table-cell table:number-columns-repeated="998"/>
        </table:table-row>
        <table:table-row table:style-name="ro3">
          <table:table-cell table:style-name="ce2" office:value-type="string" calcext:value-type="string" table:number-columns-spanned="1" table:number-rows-spanned="4">
            <text:p>Combined</text:p>
          </table:table-cell>
          <table:table-cell table:style-name="Default" table:number-columns-repeated="3"/>
          <table:table-cell table:style-name="ce155" office:value-type="float" office:value="93.773" calcext:value-type="float">
            <text:p>93,773</text:p>
          </table:table-cell>
          <table:table-cell table:style-name="ce161" office:value-type="float" office:value="92.358" calcext:value-type="float">
            <text:p>92,358</text:p>
          </table:table-cell>
          <table:table-cell table:style-name="ce170" office:value-type="string" calcext:value-type="string">
            <text:p>PoseNet-relativeToNextFrame-norm-</text:p>
            <text:p>Detectron2-relativeToNextFrame-norm</text:p>
          </table:table-cell>
          <table:table-cell table:style-name="ce173" office:value-type="float" office:value="93.48" calcext:value-type="float">
            <text:p>93,48</text:p>
          </table:table-cell>
          <table:table-cell table:style-name="ce177" office:value-type="float" office:value="91.436" calcext:value-type="float">
            <text:p>91,436</text:p>
          </table:table-cell>
          <table:table-cell table:style-name="ce170" office:value-type="string" calcext:value-type="string">
            <text:p>PoseNet-relativeToUpperMiddleBottomCentersOfVideo-norm-</text:p>
            <text:p>Detectron-relativeToUpperMiddleBottomCentersOfVideo-norm</text:p>
          </table:table-cell>
          <table:table-cell table:style-name="ce173" office:value-type="float" office:value="93.919" calcext:value-type="float">
            <text:p>93,919</text:p>
          </table:table-cell>
          <table:table-cell table:style-name="ce192" office:value-type="float" office:value="91.304" calcext:value-type="float">
            <text:p>91,304</text:p>
          </table:table-cell>
          <table:table-cell table:style-name="ce170" office:value-type="string" calcext:value-type="string">
            <text:p>PoseNet-relativeToNextFrame-norm</text:p>
            <text:p>Detectron2-relativeToNextFrame-norm</text:p>
          </table:table-cell>
          <table:table-cell table:style-name="ce155" office:value-type="float" office:value="91.722" calcext:value-type="float">
            <text:p>91,722</text:p>
          </table:table-cell>
          <table:table-cell table:style-name="ce201" office:value-type="float" office:value="89.328" calcext:value-type="float">
            <text:p>89,328</text:p>
          </table:table-cell>
          <table:table-cell table:style-name="ce170" office:value-type="string" calcext:value-type="string">
            <text:p>PoseNet-relativeToUpperMiddleBottomCentersOfVideo-norm</text:p>
            <text:p>Detectron2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3">
          <table:covered-table-cell/>
          <table:table-cell table:style-name="Default" table:number-columns-repeated="3"/>
          <table:table-cell table:style-name="ce155" office:value-type="float" office:value="93.26" calcext:value-type="float">
            <text:p>93,26</text:p>
          </table:table-cell>
          <table:table-cell table:style-name="ce161" office:value-type="float" office:value="90.25" calcext:value-type="float">
            <text:p>90,25</text:p>
          </table:table-cell>
          <table:table-cell table:style-name="ce170" office:value-type="string" calcext:value-type="string">
            <text:p>PoseNet-relativeToUpperMiddleBottomCentersOfVideo-norm-</text:p>
            <text:p>Detectron2-relativeToUpperMiddleBottomCentersOfVideo-norm</text:p>
          </table:table-cell>
          <table:table-cell table:style-name="ce173" office:value-type="float" office:value="93.773" calcext:value-type="float">
            <text:p>93,773</text:p>
          </table:table-cell>
          <table:table-cell table:style-name="ce178" office:value-type="float" office:value="91.436" calcext:value-type="float">
            <text:p>91,436</text:p>
          </table:table-cell>
          <table:table-cell table:style-name="ce170" office:value-type="string" calcext:value-type="string">
            <text:p>PoseNet-removeZerosFromDataset-relativeToNextFrame-norm-</text:p>
            <text:p>Detectron-removeZerosFromDataset-relativeToNextFrame-norm</text:p>
          </table:table-cell>
          <table:table-cell table:style-name="ce189" office:value-type="float" office:value="91.722" calcext:value-type="float">
            <text:p>91,722</text:p>
          </table:table-cell>
          <table:table-cell table:style-name="ce177" office:value-type="float" office:value="89.987" calcext:value-type="float">
            <text:p>89,987</text:p>
          </table:table-cell>
          <table:table-cell table:style-name="ce170" office:value-type="string" calcext:value-type="string">
            <text:p>PoseNet-relativeToUpperMiddleBottomCentersOfVideo-norm</text:p>
            <text:p>Detectron2-relativeToUpperMiddleBottomCentersOfVideo-norm</text:p>
          </table:table-cell>
          <table:table-cell table:style-name="ce155" office:value-type="float" office:value="90.842" calcext:value-type="float">
            <text:p>90,842</text:p>
          </table:table-cell>
          <table:table-cell table:style-name="ce201" office:value-type="float" office:value="88.933" calcext:value-type="float">
            <text:p>88,933</text:p>
          </table:table-cell>
          <table:table-cell table:style-name="ce170" office:value-type="string" calcext:value-type="string">
            <text:p>PoseNet-relativeToVideoCenter-norm</text:p>
            <text:p>Detectron2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3">
          <table:covered-table-cell/>
          <table:table-cell table:style-name="Default" table:number-columns-repeated="3"/>
          <table:table-cell table:style-name="ce155" office:value-type="float" office:value="92.674" calcext:value-type="float">
            <text:p>92,674</text:p>
          </table:table-cell>
          <table:table-cell table:style-name="ce161" office:value-type="float" office:value="89.592" calcext:value-type="float">
            <text:p>89,592</text:p>
          </table:table-cell>
          <table:table-cell table:style-name="ce170" office:value-type="string" calcext:value-type="string">
            <text:p>PoseNet-relativeToVideoCenter-norm-</text:p>
            <text:p>Detectron2-relativeToVideoCenter-norm</text:p>
          </table:table-cell>
          <table:table-cell table:style-name="ce173" office:value-type="float" office:value="92.015" calcext:value-type="float">
            <text:p>92,015</text:p>
          </table:table-cell>
          <table:table-cell table:style-name="ce177" office:value-type="float" office:value="90.25" calcext:value-type="float">
            <text:p>90,25</text:p>
          </table:table-cell>
          <table:table-cell table:style-name="ce170" office:value-type="string" calcext:value-type="string">
            <text:p>PoseNet-relativeToVideoCenter-norm-</text:p>
            <text:p>Detectron-relativeToVideoCenter-norm</text:p>
          </table:table-cell>
          <table:table-cell table:style-name="ce189" office:value-type="float" office:value="91.868" calcext:value-type="float">
            <text:p>91,868</text:p>
          </table:table-cell>
          <table:table-cell table:style-name="ce177" office:value-type="float" office:value="89.592" calcext:value-type="float">
            <text:p>89,592</text:p>
          </table:table-cell>
          <table:table-cell table:style-name="ce170" office:value-type="string" calcext:value-type="string">
            <text:p>PoseNet-relativeToVideoCenter-norm</text:p>
            <text:p>Detectron2-relativeToVideoCenter-norm</text:p>
          </table:table-cell>
          <table:table-cell table:style-name="ce155" office:value-type="float" office:value="87.179" calcext:value-type="float">
            <text:p>87,179</text:p>
          </table:table-cell>
          <table:table-cell table:style-name="ce201" office:value-type="float" office:value="85.903" calcext:value-type="float">
            <text:p>85,903</text:p>
          </table:table-cell>
          <table:table-cell table:style-name="ce170" office:value-type="string" calcext:value-type="string">
            <text:p>PoseNet-relativeToNextFrame-norm</text:p>
            <text:p>Detec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3">
          <table:covered-table-cell/>
          <table:table-cell table:style-name="Default" table:number-columns-repeated="3"/>
          <table:table-cell table:number-columns-repeated="3"/>
          <table:table-cell table:style-name="ce173" office:value-type="float" office:value="22.93" calcext:value-type="float">
            <text:p>22,93</text:p>
          </table:table-cell>
          <table:table-cell table:style-name="ce179" office:value-type="float" office:value="23.057" calcext:value-type="float">
            <text:p>23,057</text:p>
          </table:table-cell>
          <table:table-cell table:style-name="ce187" office:value-type="string" calcext:value-type="string">
            <text:p>PoseNet-relativeToNextFrame-norm-</text:p>
            <text:p>Detectron-relativeToNextFrame-norm</text:p>
          </table:table-cell>
          <table:table-cell table:style-name="ce180" table:number-columns-repeated="3"/>
          <table:table-cell table:style-name="ce198" office:value-type="float" office:value="86.667" calcext:value-type="float">
            <text:p>86,667</text:p>
          </table:table-cell>
          <table:table-cell table:style-name="ce177" office:value-type="float" office:value="84.848" calcext:value-type="float">
            <text:p>84,848</text:p>
          </table:table-cell>
          <table:table-cell table:style-name="ce170" office:value-type="string" calcext:value-type="string">
            <text:p>PoseNet-relativeToUpperMiddleBottomCentersOfVideo</text:p>
            <text:p>Detec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3"/>
          <table:table-cell table:style-name="ce174"/>
          <table:table-cell table:style-name="ce180" table:number-columns-repeated="5"/>
          <table:table-cell table:style-name="ce174"/>
          <table:table-cell table:style-name="ce180" table:number-columns-repeated="2"/>
          <table:table-cell table:style-name="Default" table:number-columns-repeated="9"/>
          <table:table-cell table:number-columns-repeated="998"/>
        </table:table-row>
        <table:table-row table:style-name="ro2">
          <table:table-cell/>
          <table:table-cell table:style-name="Default" table:number-columns-repeated="3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20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20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60" office:value-type="string" calcext:value-type="string">
            <text:p>n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table-cell table:style-name="ce2" office:value-type="string" calcext:value-type="string" table:number-columns-spanned="1" table:number-rows-spanned="24">
            <text:p>Simple</text:p>
          </table:table-cell>
          <table:table-cell table:style-name="Default" table:number-columns-repeated="3"/>
          <table:table-cell table:style-name="ce157" office:value-type="float" office:value="93.333" calcext:value-type="float">
            <text:p>93,333</text:p>
          </table:table-cell>
          <table:table-cell table:style-name="ce162" office:value-type="float" office:value="92.754" calcext:value-type="float">
            <text:p>92,754</text:p>
          </table:table-cell>
          <table:table-cell table:style-name="ce171" office:value-type="string" calcext:value-type="string">
            <text:p>Detectron2-relativeToUpperMiddleBottomCentersOfVideo-norm</text:p>
          </table:table-cell>
          <table:table-cell table:style-name="ce173" office:value-type="float" office:value="95.311" calcext:value-type="float">
            <text:p>95,311</text:p>
          </table:table-cell>
          <table:table-cell table:style-name="ce181" office:value-type="float" office:value="94.071" calcext:value-type="float">
            <text:p>94,071</text:p>
          </table:table-cell>
          <table:table-cell table:style-name="ce171" office:value-type="string" calcext:value-type="string">
            <text:p>Detectron-relativeToNextFrame-norm</text:p>
          </table:table-cell>
          <table:table-cell table:style-name="ce190" office:value-type="float" office:value="93.48" calcext:value-type="float">
            <text:p>93,48</text:p>
          </table:table-cell>
          <table:table-cell table:style-name="ce162" office:value-type="float" office:value="92.227" calcext:value-type="float">
            <text:p>92,227</text:p>
          </table:table-cell>
          <table:table-cell table:style-name="ce195" office:value-type="string" calcext:value-type="string">
            <text:p>Detectron2-relativeToUpperMiddleBottomCentersOfVideo-norm</text:p>
          </table:table-cell>
          <table:table-cell table:style-name="ce190" office:value-type="float" office:value="91.502" calcext:value-type="float">
            <text:p>91,502</text:p>
          </table:table-cell>
          <table:table-cell table:style-name="ce162" office:value-type="float" office:value="91.7" calcext:value-type="float">
            <text:p>91,7</text:p>
          </table:table-cell>
          <table:table-cell table:style-name="ce195" office:value-type="string" calcext:value-type="string">
            <text:p>Detetron2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7" office:value-type="float" office:value="93.7" calcext:value-type="float">
            <text:p>93,7</text:p>
          </table:table-cell>
          <table:table-cell table:style-name="ce162" office:value-type="float" office:value="91.963" calcext:value-type="float">
            <text:p>91,963</text:p>
          </table:table-cell>
          <table:table-cell table:style-name="ce171" office:value-type="string" calcext:value-type="string">
            <text:p>Detectron2-relativeToVideoCenter-norm</text:p>
          </table:table-cell>
          <table:table-cell table:style-name="ce175" office:value-type="float" office:value="94.286" calcext:value-type="float">
            <text:p>94,286</text:p>
          </table:table-cell>
          <table:table-cell table:style-name="ce182" office:value-type="float" office:value="92.622" calcext:value-type="float">
            <text:p>92,622</text:p>
          </table:table-cell>
          <table:table-cell table:style-name="ce171" office:value-type="string" calcext:value-type="string">
            <text:p>Detectron-relativeToVideoCenter-norm</text:p>
          </table:table-cell>
          <table:table-cell table:style-name="ce190" office:value-type="float" office:value="93.333" calcext:value-type="float">
            <text:p>93,333</text:p>
          </table:table-cell>
          <table:table-cell table:style-name="ce162" office:value-type="float" office:value="91.436" calcext:value-type="float">
            <text:p>91,436</text:p>
          </table:table-cell>
          <table:table-cell table:style-name="ce195" office:value-type="string" calcext:value-type="string">
            <text:p>Detectron2-relativeToVideoCenter-norm</text:p>
          </table:table-cell>
          <table:table-cell table:style-name="ce190" office:value-type="float" office:value="91.282" calcext:value-type="float">
            <text:p>91,282</text:p>
          </table:table-cell>
          <table:table-cell table:style-name="ce162" office:value-type="float" office:value="90.514" calcext:value-type="float">
            <text:p>90,514</text:p>
          </table:table-cell>
          <table:table-cell table:style-name="ce195" office:value-type="string" calcext:value-type="string">
            <text:p>Detetron2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7" office:value-type="float" office:value="91.575" calcext:value-type="float">
            <text:p>91,575</text:p>
          </table:table-cell>
          <table:table-cell table:style-name="ce162" office:value-type="float" office:value="88.274" calcext:value-type="float">
            <text:p>88,274</text:p>
          </table:table-cell>
          <table:table-cell table:style-name="ce172" office:value-type="string" calcext:value-type="string">
            <text:p>Posenet-relativeToUpperMiddleBottomCentersOfVideo-norm</text:p>
          </table:table-cell>
          <table:table-cell table:style-name="ce175" office:value-type="float" office:value="93.626" calcext:value-type="float">
            <text:p>93,626</text:p>
          </table:table-cell>
          <table:table-cell table:style-name="ce182" office:value-type="float" office:value="91.568" calcext:value-type="float">
            <text:p>91,568</text:p>
          </table:table-cell>
          <table:table-cell table:style-name="ce171" office:value-type="string" calcext:value-type="string">
            <text:p>Detectron-relativeToUpperMiddleBottomCentersOfVideo-norm</text:p>
          </table:table-cell>
          <table:table-cell table:style-name="ce190" office:value-type="float" office:value="89.963" calcext:value-type="float">
            <text:p>89,963</text:p>
          </table:table-cell>
          <table:table-cell table:style-name="ce162" office:value-type="float" office:value="88.011" calcext:value-type="float">
            <text:p>88,011</text:p>
          </table:table-cell>
          <table:table-cell table:style-name="ce196" office:value-type="string" calcext:value-type="string">
            <text:p>PoseNet-relativeToUpperMiddleBottomCentersOfVideo-norm</text:p>
          </table:table-cell>
          <table:table-cell table:style-name="ce190" office:value-type="float" office:value="91.575" calcext:value-type="float">
            <text:p>91,575</text:p>
          </table:table-cell>
          <table:table-cell table:style-name="ce162" office:value-type="float" office:value="89.855" calcext:value-type="float">
            <text:p>89,855</text:p>
          </table:table-cell>
          <table:table-cell table:style-name="ce195" office:value-type="string" calcext:value-type="string">
            <text:p>Detetron2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7" office:value-type="float" office:value="90.916" calcext:value-type="float">
            <text:p>90,916</text:p>
          </table:table-cell>
          <table:table-cell table:style-name="ce162" office:value-type="float" office:value="87.615" calcext:value-type="float">
            <text:p>87,615</text:p>
          </table:table-cell>
          <table:table-cell table:style-name="ce172" office:value-type="string" calcext:value-type="string">
            <text:p>Posenet-relativeToUpperMiddleBottomCentersOfVideo</text:p>
          </table:table-cell>
          <table:table-cell table:style-name="ce175" office:value-type="float" office:value="90.916" calcext:value-type="float">
            <text:p>90,916</text:p>
          </table:table-cell>
          <table:table-cell table:style-name="ce182" office:value-type="float" office:value="88.933" calcext:value-type="float">
            <text:p>88,933</text:p>
          </table:table-cell>
          <table:table-cell table:style-name="ce172" office:value-type="string" calcext:value-type="string">
            <text:p>PoseNet-relativeToUpperMiddleBottomCentersOfVideo-norm</text:p>
          </table:table-cell>
          <table:table-cell table:style-name="ce190" office:value-type="float" office:value="89.451" calcext:value-type="float">
            <text:p>89,451</text:p>
          </table:table-cell>
          <table:table-cell table:style-name="ce162" office:value-type="float" office:value="87.879" calcext:value-type="float">
            <text:p>87,879</text:p>
          </table:table-cell>
          <table:table-cell table:style-name="ce196" office:value-type="string" calcext:value-type="string">
            <text:p>PoseNet-relativeToVideoCenter-norm</text:p>
          </table:table-cell>
          <table:table-cell table:style-name="ce190" office:value-type="float" office:value="91.062" calcext:value-type="float">
            <text:p>91,062</text:p>
          </table:table-cell>
          <table:table-cell table:style-name="ce162" office:value-type="float" office:value="89.723" calcext:value-type="float">
            <text:p>89,723</text:p>
          </table:table-cell>
          <table:table-cell table:style-name="ce195" office:value-type="string" calcext:value-type="string">
            <text:p>Detetron2-relativeToUpperMiddleBottomCentersOf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7" office:value-type="float" office:value="90.256" calcext:value-type="float">
            <text:p>90,256</text:p>
          </table:table-cell>
          <table:table-cell table:style-name="ce162" office:value-type="float" office:value="85.771" calcext:value-type="float">
            <text:p>85,771</text:p>
          </table:table-cell>
          <table:table-cell table:style-name="ce172" office:value-type="string" calcext:value-type="string">
            <text:p>Posenet-relativeToVideoCenter-norm</text:p>
          </table:table-cell>
          <table:table-cell table:style-name="ce175" office:value-type="float" office:value="90.037" calcext:value-type="float">
            <text:p>90,037</text:p>
          </table:table-cell>
          <table:table-cell table:style-name="ce182" office:value-type="float" office:value="87.615" calcext:value-type="float">
            <text:p>87,615</text:p>
          </table:table-cell>
          <table:table-cell table:style-name="ce172" office:value-type="string" calcext:value-type="string">
            <text:p>PoseNet-relativeToUpperMiddleBottomCentersOfVideo</text:p>
          </table:table-cell>
          <table:table-cell table:style-name="ce190" office:value-type="float" office:value="88.864" calcext:value-type="float">
            <text:p>88,864</text:p>
          </table:table-cell>
          <table:table-cell table:style-name="ce162" office:value-type="float" office:value="87.615" calcext:value-type="float">
            <text:p>87,615</text:p>
          </table:table-cell>
          <table:table-cell table:style-name="ce196" office:value-type="string" calcext:value-type="string">
            <text:p>PoseNet-relativeToUpperMiddleBottomCentersOfVideo</text:p>
          </table:table-cell>
          <table:table-cell table:style-name="ce190" office:value-type="float" office:value="88.791" calcext:value-type="float">
            <text:p>88,791</text:p>
          </table:table-cell>
          <table:table-cell table:style-name="ce162" office:value-type="float" office:value="89.46" calcext:value-type="float">
            <text:p>89,46</text:p>
          </table:table-cell>
          <table:table-cell table:style-name="ce195" office:value-type="string" calcext:value-type="string">
            <text:p>Detetron2-relativeToUpperMiddleBottomCentersOfFr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7" office:value-type="float" office:value="12.527" calcext:value-type="float">
            <text:p>12,527</text:p>
          </table:table-cell>
          <table:table-cell table:style-name="ce163" office:value-type="float" office:value="12.516" calcext:value-type="float">
            <text:p>12,516</text:p>
          </table:table-cell>
          <table:table-cell table:style-name="ce172" office:value-type="string" calcext:value-type="string">
            <text:p>Posenet-relativeToNextFrame-norm</text:p>
          </table:table-cell>
          <table:table-cell table:style-name="ce175" office:value-type="float" office:value="89.377" calcext:value-type="float">
            <text:p>89,377</text:p>
          </table:table-cell>
          <table:table-cell table:style-name="ce182" office:value-type="float" office:value="86.166" calcext:value-type="float">
            <text:p>86,166</text:p>
          </table:table-cell>
          <table:table-cell table:style-name="ce172" office:value-type="string" calcext:value-type="string">
            <text:p>PoseNet-relativeToVideoCenter-norm</text:p>
          </table:table-cell>
          <table:table-cell table:style-name="ce157" office:value-type="float" office:value="56.923" calcext:value-type="float">
            <text:p>56,923</text:p>
          </table:table-cell>
          <table:table-cell table:style-name="ce193" office:value-type="float" office:value="56.126" calcext:value-type="float">
            <text:p>56,126</text:p>
          </table:table-cell>
          <table:table-cell table:style-name="ce171" office:value-type="string" calcext:value-type="string">
            <text:p>Detectron2-removeZerosFromDataset-relativeToNextFrame-norm</text:p>
          </table:table-cell>
          <table:table-cell table:style-name="ce190" office:value-type="float" office:value="90.623" calcext:value-type="float">
            <text:p>90,623</text:p>
          </table:table-cell>
          <table:table-cell table:style-name="ce162" office:value-type="float" office:value="88.801" calcext:value-type="float">
            <text:p>88,801</text:p>
          </table:table-cell>
          <table:table-cell table:style-name="ce195" office:value-type="string" calcext:value-type="string">
            <text:p>Detetron2-relativeToFrame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7" office:value-type="float" office:value="12.527" calcext:value-type="float">
            <text:p>12,527</text:p>
          </table:table-cell>
          <table:table-cell table:style-name="ce163" office:value-type="float" office:value="12.516" calcext:value-type="float">
            <text:p>12,516</text:p>
          </table:table-cell>
          <table:table-cell table:style-name="ce171" office:value-type="string" calcext:value-type="string">
            <text:p>Detectron2-relativeToNextFrame-norm</text:p>
          </table:table-cell>
          <table:table-cell table:style-name="ce173" office:value-type="float" office:value="81.538" calcext:value-type="float">
            <text:p>81,538</text:p>
          </table:table-cell>
          <table:table-cell table:style-name="ce183" office:value-type="float" office:value="79.842" calcext:value-type="float">
            <text:p>79,842</text:p>
          </table:table-cell>
          <table:table-cell table:style-name="ce172" office:value-type="string" calcext:value-type="string">
            <text:p>PoseNet-removeZerosFromDataset-relativeToNextFrame-norm</text:p>
          </table:table-cell>
          <table:table-cell table:style-name="ce191" office:value-type="float" office:value="55.018" calcext:value-type="float">
            <text:p>55,018</text:p>
          </table:table-cell>
          <table:table-cell table:style-name="ce194" office:value-type="float" office:value="55.204" calcext:value-type="float">
            <text:p>55,204</text:p>
          </table:table-cell>
          <table:table-cell table:style-name="ce197" office:value-type="string" calcext:value-type="string">
            <text:p>Detectron2-relativeToNextFrame-norm</text:p>
          </table:table-cell>
          <table:table-cell table:style-name="ce190" office:value-type="float" office:value="90.916" calcext:value-type="float">
            <text:p>90,916</text:p>
          </table:table-cell>
          <table:table-cell table:style-name="ce162" office:value-type="float" office:value="88.801" calcext:value-type="float">
            <text:p>88,801</text:p>
          </table:table-cell>
          <table:table-cell table:style-name="ce195" office:value-type="string" calcext:value-type="string">
            <text:p>Detetron2-relativeToVideoCenter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ce175" office:value-type="float" office:value="12.527" calcext:value-type="float">
            <text:p>12,527</text:p>
          </table:table-cell>
          <table:table-cell table:style-name="ce184" office:value-type="float" office:value="12.516" calcext:value-type="float">
            <text:p>12,516</text:p>
          </table:table-cell>
          <table:table-cell table:style-name="ce172" office:value-type="string" calcext:value-type="string">
            <text:p>PoseNet-relativeToNextFrame-norm</text:p>
          </table:table-cell>
          <table:table-cell table:number-columns-repeated="2" office:value-type="string" calcext:value-type="string">
            <text:p>?</text:p>
          </table:table-cell>
          <table:table-cell table:style-name="ce172" office:value-type="string" calcext:value-type="string">
            <text:p>PoseNet-relativeToNextFrame-norm</text:p>
          </table:table-cell>
          <table:table-cell table:style-name="ce190" office:value-type="float" office:value="89.744" calcext:value-type="float">
            <text:p>89,744</text:p>
          </table:table-cell>
          <table:table-cell table:style-name="ce162" office:value-type="float" office:value="88.142" calcext:value-type="float">
            <text:p>88,142</text:p>
          </table:table-cell>
          <table:table-cell table:style-name="ce207" office:value-type="string" calcext:value-type="string">
            <text:p>Detetron2-relativeToUpperMiddleBottomCentersOfVideo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6"/>
          <table:table-cell table:style-name="Default" table:number-columns-repeated="3"/>
          <table:table-cell table:style-name="ce190" office:value-type="float" office:value="90.33" calcext:value-type="float">
            <text:p>90,33</text:p>
          </table:table-cell>
          <table:table-cell table:style-name="ce162" office:value-type="float" office:value="87.747" calcext:value-type="float">
            <text:p>87,747</text:p>
          </table:table-cell>
          <table:table-cell table:style-name="ce195" office:value-type="string" calcext:value-type="string">
            <text:p>Detetron2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ce162"/>
          <table:table-cell table:style-name="ce190" office:value-type="float" office:value="90.183" calcext:value-type="float">
            <text:p>90,183</text:p>
          </table:table-cell>
          <table:table-cell table:style-name="ce162" office:value-type="float" office:value="87.615" calcext:value-type="float">
            <text:p>87,615</text:p>
          </table:table-cell>
          <table:table-cell table:style-name="ce195" office:value-type="string" calcext:value-type="string">
            <text:p>Detetron2-relativeToFrameCenter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190" office:value-type="float" office:value="86.96" calcext:value-type="float">
            <text:p>86,96</text:p>
          </table:table-cell>
          <table:table-cell table:style-name="ce162" office:value-type="float" office:value="87.352" calcext:value-type="float">
            <text:p>87,352</text:p>
          </table:table-cell>
          <table:table-cell table:style-name="ce196" office:value-type="string" calcext:value-type="string">
            <text:p>PoseNet-relativeToUpperMiddleBottomCentersOfVideo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8"/>
          <table:table-cell table:style-name="ce164"/>
          <table:table-cell/>
          <table:table-cell table:style-name="Default" table:number-columns-repeated="2"/>
          <table:table-cell table:style-name="ce188" office:value-type="string" calcext:value-type="string">
            <text:p>Improving?</text:p>
          </table:table-cell>
          <table:table-cell table:number-columns-repeated="3"/>
          <table:table-cell table:style-name="ce190" office:value-type="float" office:value="86.3" calcext:value-type="float">
            <text:p>86,3</text:p>
          </table:table-cell>
          <table:table-cell table:style-name="ce162" office:value-type="float" office:value="86.825" calcext:value-type="float">
            <text:p>86,825</text:p>
          </table:table-cell>
          <table:table-cell table:style-name="ce195" office:value-type="string" calcext:value-type="string">
            <text:p>Detetron2-relativeToNextFr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8"/>
          <table:table-cell table:style-name="ce164"/>
          <table:table-cell/>
          <table:table-cell table:style-name="ce176" office:value-type="float" office:value="90.037" calcext:value-type="float">
            <text:p>90,037</text:p>
          </table:table-cell>
          <table:table-cell office:value-type="float" office:value="89.855" calcext:value-type="float">
            <text:p>89,855</text:p>
          </table:table-cell>
          <table:table-cell table:style-name="ce171" office:value-type="string" calcext:value-type="string">
            <text:p>Detectron2-removeZerosFromDataset-smooth-29-6-relativeToNextFrame-norm</text:p>
          </table:table-cell>
          <table:table-cell table:number-columns-repeated="3"/>
          <table:table-cell table:style-name="ce190" office:value-type="float" office:value="88.132" calcext:value-type="float">
            <text:p>88,132</text:p>
          </table:table-cell>
          <table:table-cell table:style-name="ce162" office:value-type="float" office:value="86.693" calcext:value-type="float">
            <text:p>86,693</text:p>
          </table:table-cell>
          <table:table-cell table:style-name="ce196" office:value-type="string" calcext:value-type="string">
            <text:p>PoseNet-relativeToUpperMiddleBottomCentersOfVideo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8"/>
          <table:table-cell table:style-name="ce165"/>
          <table:table-cell office:value-type="string" calcext:value-type="string">
            <text:p>before</text:p>
          </table:table-cell>
          <table:table-cell table:style-name="ce176" office:value-type="float" office:value="85.421" calcext:value-type="float">
            <text:p>85,421</text:p>
          </table:table-cell>
          <table:table-cell table:style-name="ce185" office:value-type="float" office:value="83.794" calcext:value-type="float">
            <text:p>83,794</text:p>
          </table:table-cell>
          <table:table-cell table:style-name="ce172" office:value-type="string" calcext:value-type="string">
            <text:p>PoseNet-removeZerosFromDataset-smooth-29-5-relativeToNextFrame-norm</text:p>
          </table:table-cell>
          <table:table-cell table:number-columns-repeated="3"/>
          <table:table-cell table:style-name="ce190" office:value-type="float" office:value="89.231" calcext:value-type="float">
            <text:p>89,231</text:p>
          </table:table-cell>
          <table:table-cell table:style-name="ce162" office:value-type="float" office:value="86.693" calcext:value-type="float">
            <text:p>86,693</text:p>
          </table:table-cell>
          <table:table-cell table:style-name="ce196" office:value-type="string" calcext:value-type="string">
            <text:p>PoseNet-relativeToVideo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8"/>
          <table:table-cell table:style-name="ce166"/>
          <table:table-cell office:value-type="string" calcext:value-type="string">
            <text:p>after</text:p>
          </table:table-cell>
          <table:table-cell table:style-name="ce176" office:value-type="float" office:value="84.762" calcext:value-type="float">
            <text:p>84,762</text:p>
          </table:table-cell>
          <table:table-cell office:value-type="float" office:value="78.393" calcext:value-type="float">
            <text:p>78,393</text:p>
          </table:table-cell>
          <table:table-cell table:style-name="ce172" office:value-type="string" calcext:value-type="string">
            <text:p>PoseNet-removeZerosFromDataset-smooth-29-7-relativeToNextFrame-norm</text:p>
          </table:table-cell>
          <table:table-cell table:number-columns-repeated="3"/>
          <table:table-cell table:style-name="ce190" office:value-type="float" office:value="87.546" calcext:value-type="float">
            <text:p>87,546</text:p>
          </table:table-cell>
          <table:table-cell table:style-name="ce162" office:value-type="float" office:value="85.375" calcext:value-type="float">
            <text:p>85,375</text:p>
          </table:table-cell>
          <table:table-cell table:style-name="ce196" office:value-type="string" calcext:value-type="string">
            <text:p>PoseNet-relativeToUpperMiddleBottomCentersOf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8"/>
          <table:table-cell table:style-name="ce167"/>
          <table:table-cell office:value-type="string" calcext:value-type="string">
            <text:p>to be repeated</text:p>
          </table:table-cell>
          <table:table-cell table:style-name="ce176" office:value-type="float" office:value="78.974" calcext:value-type="float">
            <text:p>78,974</text:p>
          </table:table-cell>
          <table:table-cell office:value-type="float" office:value="77.207" calcext:value-type="float">
            <text:p>77,207</text:p>
          </table:table-cell>
          <table:table-cell table:style-name="ce172" office:value-type="string" calcext:value-type="string">
            <text:p>PoseNet-removeZerosFromDataset-smooth-29-6-relativeToNextFrame-norm</text:p>
          </table:table-cell>
          <table:table-cell table:number-columns-repeated="3"/>
          <table:table-cell table:style-name="ce190" office:value-type="float" office:value="87.399" calcext:value-type="float">
            <text:p>87,399</text:p>
          </table:table-cell>
          <table:table-cell table:style-name="ce162" office:value-type="float" office:value="84.321" calcext:value-type="float">
            <text:p>84,321</text:p>
          </table:table-cell>
          <table:table-cell table:style-name="ce196" office:value-type="string" calcext:value-type="string">
            <text:p>PoseNet-relativeToVideoCenter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8"/>
          <table:table-cell table:style-name="ce164"/>
          <table:table-cell/>
          <table:table-cell table:style-name="ce176" office:value-type="float" office:value="22.491" calcext:value-type="float">
            <text:p>22,491</text:p>
          </table:table-cell>
          <table:table-cell table:style-name="ce186" office:value-type="float" office:value="22.134" calcext:value-type="float">
            <text:p>22,134</text:p>
          </table:table-cell>
          <table:table-cell table:style-name="ce172" office:value-type="string" calcext:value-type="string">
            <text:p>PoseNet-removeZerosFromDataset-smooth-29-4-relativeToNextFrame-norm</text:p>
          </table:table-cell>
          <table:table-cell table:number-columns-repeated="3"/>
          <table:table-cell table:style-name="ce190" office:value-type="float" office:value="86.886" calcext:value-type="float">
            <text:p>86,886</text:p>
          </table:table-cell>
          <table:table-cell table:style-name="ce162" office:value-type="float" office:value="83.926" calcext:value-type="float">
            <text:p>83,926</text:p>
          </table:table-cell>
          <table:table-cell table:style-name="ce196" office:value-type="string" calcext:value-type="string">
            <text:p>PoseNet-relativeToFrameCenter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9"/>
          <table:table-cell table:style-name="ce168"/>
          <table:table-cell/>
          <table:table-cell table:style-name="ce176" office:value-type="float" office:value="21.905" calcext:value-type="float">
            <text:p>21,905</text:p>
          </table:table-cell>
          <table:table-cell table:style-name="ce186" office:value-type="float" office:value="21.871" calcext:value-type="float">
            <text:p>21,871</text:p>
          </table:table-cell>
          <table:table-cell table:style-name="ce171" office:value-type="string" calcext:value-type="string">
            <text:p>Detectron2-removeZerosFromDataset-smooth-29-7-relativeToNextFrame-norm</text:p>
          </table:table-cell>
          <table:table-cell table:number-columns-repeated="3"/>
          <table:table-cell table:style-name="ce190" office:value-type="float" office:value="86.52" calcext:value-type="float">
            <text:p>86,52</text:p>
          </table:table-cell>
          <table:table-cell table:style-name="ce162" office:value-type="float" office:value="83.267" calcext:value-type="float">
            <text:p>83,267</text:p>
          </table:table-cell>
          <table:table-cell table:style-name="ce196" office:value-type="string" calcext:value-type="string">
            <text:p>PoseNet-relativeToFrameCenter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style-name="ce158"/>
          <table:table-cell table:style-name="ce164"/>
          <table:table-cell/>
          <table:table-cell table:style-name="ce176" office:value-type="float" office:value="19.927" calcext:value-type="float">
            <text:p>19,927</text:p>
          </table:table-cell>
          <table:table-cell table:style-name="ce186" office:value-type="float" office:value="19.236" calcext:value-type="float">
            <text:p>19,236</text:p>
          </table:table-cell>
          <table:table-cell table:style-name="ce171" office:value-type="string" calcext:value-type="string">
            <text:p>Detectron2-removeZerosFromDataset-smooth-29-5-relativeToNextFrame-norm</text:p>
          </table:table-cell>
          <table:table-cell table:number-columns-repeated="3"/>
          <table:table-cell table:style-name="ce190" office:value-type="float" office:value="86.52" calcext:value-type="float">
            <text:p>86,52</text:p>
          </table:table-cell>
          <table:table-cell table:style-name="ce162" office:value-type="float" office:value="83.267" calcext:value-type="float">
            <text:p>83,267</text:p>
          </table:table-cell>
          <table:table-cell table:style-name="ce196" office:value-type="string" calcext:value-type="string">
            <text:p>PoseNet-relativeToUpperMiddleBottomCentersOfFr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ce176" office:value-type="float" office:value="12.674" calcext:value-type="float">
            <text:p>12,674</text:p>
          </table:table-cell>
          <table:table-cell table:style-name="ce186" office:value-type="float" office:value="12.78" calcext:value-type="float">
            <text:p>12,78</text:p>
          </table:table-cell>
          <table:table-cell table:style-name="ce171" office:value-type="string" calcext:value-type="string">
            <text:p>Detectron2-removeZerosFromDataset-smooth-29-4-relativeToNextFrame-norm</text:p>
          </table:table-cell>
          <table:table-cell table:number-columns-repeated="3"/>
          <table:table-cell table:style-name="ce190" office:value-type="float" office:value="84.615" calcext:value-type="float">
            <text:p>84,615</text:p>
          </table:table-cell>
          <table:table-cell table:style-name="ce162" office:value-type="float" office:value="81.028" calcext:value-type="float">
            <text:p>81,028</text:p>
          </table:table-cell>
          <table:table-cell table:style-name="ce196" office:value-type="string" calcext:value-type="string">
            <text:p>PoseNet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199" office:value-type="float" office:value="80.733" calcext:value-type="float">
            <text:p>80,733</text:p>
          </table:table-cell>
          <table:table-cell table:style-name="ce202" office:value-type="float" office:value="78.524" calcext:value-type="float">
            <text:p>78,524</text:p>
          </table:table-cell>
          <table:table-cell table:style-name="ce208" office:value-type="string" calcext:value-type="string">
            <text:p>PoseNet-removeZerosFromDataset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9"/>
          <table:table-cell table:style-name="ce190" office:value-type="float" office:value="70.916" calcext:value-type="float">
            <text:p>70,916</text:p>
          </table:table-cell>
          <table:table-cell table:style-name="ce203" office:value-type="float" office:value="68.379" calcext:value-type="float">
            <text:p>68,379</text:p>
          </table:table-cell>
          <table:table-cell table:style-name="ce196" office:value-type="string" calcext:value-type="string">
            <text:p>PoseNet-relativeToNextFrame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9"/>
          <table:table-cell table:style-name="ce190" office:value-type="float" office:value="53.04" calcext:value-type="float">
            <text:p>53,04</text:p>
          </table:table-cell>
          <table:table-cell table:style-name="ce204" office:value-type="float" office:value="53.887" calcext:value-type="float">
            <text:p>53,887</text:p>
          </table:table-cell>
          <table:table-cell table:style-name="ce196" office:value-type="string" calcext:value-type="string">
            <text:p>PoseNet-relativeToNextFrame-norm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covered-table-cell/>
          <table:table-cell table:style-name="Default" table:number-columns-repeated="3"/>
          <table:table-cell table:number-columns-repeated="9"/>
          <table:table-cell table:style-name="ce190" office:value-type="float" office:value="27.399" calcext:value-type="float">
            <text:p>27,399</text:p>
          </table:table-cell>
          <table:table-cell table:style-name="ce162" office:value-type="float" office:value="26.35" calcext:value-type="float">
            <text:p>26,35</text:p>
          </table:table-cell>
          <table:table-cell table:style-name="ce195" office:value-type="string" calcext:value-type="string">
            <text:p>Detetron2</text:p>
          </table:table-cell>
          <table:table-cell table:style-name="Default" table:number-columns-repeated="9"/>
          <table:table-cell table:number-columns-repeated="998"/>
        </table:table-row>
        <table:table-row table:style-name="ro4">
          <table:table-cell/>
          <table:table-cell table:style-name="Default" table:number-columns-repeated="3"/>
          <table:table-cell table:number-columns-repeated="9"/>
          <table:table-cell table:style-name="ce200" office:value-type="float" office:value="27.766" calcext:value-type="float">
            <text:p>27,766</text:p>
          </table:table-cell>
          <table:table-cell table:style-name="ce205" office:value-type="float" office:value="24.506" calcext:value-type="float">
            <text:p>24,506</text:p>
          </table:table-cell>
          <table:table-cell table:style-name="ce209" office:value-type="string" calcext:value-type="string">
            <text:p>PoseNet</text:p>
          </table:table-cell>
          <table:table-cell table:number-columns-repeated="1007"/>
        </table:table-row>
        <table:table-row table:style-name="ro2">
          <table:table-cell/>
          <table:table-cell table:style-name="Default" table:number-columns-repeated="3"/>
          <table:table-cell table:number-columns-repeated="1019"/>
        </table:table-row>
        <table:table-row table:style-name="ro5">
          <table:table-cell/>
          <table:table-cell table:style-name="ce152" table:number-columns-repeated="3"/>
          <table:table-cell table:number-columns-repeated="1019"/>
        </table:table-row>
        <table:table-row table:style-name="ro6">
          <table:table-cell table:number-columns-repeated="15"/>
          <table:table-cell table:style-name="ce188" office:value-type="string" calcext:value-type="string">
            <text:p>Improving?</text:p>
          </table:table-cell>
          <table:table-cell table:number-columns-repeated="1007"/>
        </table:table-row>
        <table:table-row table:style-name="ro4">
          <table:table-cell table:style-name="ce2" table:number-columns-spanned="1" table:number-rows-spanned="8"/>
          <table:table-cell table:style-name="ce2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ce157" office:value-type="float" office:value="88.278" calcext:value-type="float">
            <text:p>88,278</text:p>
          </table:table-cell>
          <table:table-cell table:style-name="ce162" office:value-type="float" office:value="87.484" calcext:value-type="float">
            <text:p>87,484</text:p>
          </table:table-cell>
          <table:table-cell table:style-name="ce171" office:value-type="string" calcext:value-type="string">
            <text:p>Detectron2-removeZerosFromDataset-smooth-29-5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157" office:value-type="float" office:value="88.791" calcext:value-type="float">
            <text:p>88,791</text:p>
          </table:table-cell>
          <table:table-cell table:style-name="ce162" office:value-type="float" office:value="86.298" calcext:value-type="float">
            <text:p>86,298</text:p>
          </table:table-cell>
          <table:table-cell table:style-name="ce171" office:value-type="string" calcext:value-type="string">
            <text:p>Detectron2-removeZerosFromDataset-smooth-29-6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157" office:value-type="float" office:value="89.817" calcext:value-type="float">
            <text:p>89,817</text:p>
          </table:table-cell>
          <table:table-cell table:style-name="ce162" office:value-type="float" office:value="85.903" calcext:value-type="float">
            <text:p>85,903</text:p>
          </table:table-cell>
          <table:table-cell table:style-name="ce171" office:value-type="string" calcext:value-type="string">
            <text:p>Detectron2-removeZerosFromDataset-smooth-29-4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157" office:value-type="float" office:value="86.447" calcext:value-type="float">
            <text:p>86,447</text:p>
          </table:table-cell>
          <table:table-cell table:style-name="ce206" office:value-type="float" office:value="83.267" calcext:value-type="float">
            <text:p>83,267</text:p>
          </table:table-cell>
          <table:table-cell table:style-name="ce172" office:value-type="string" calcext:value-type="string">
            <text:p>PoseNet-removeZerosFromDataset-smooth-29-6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157" office:value-type="float" office:value="85.861" calcext:value-type="float">
            <text:p>85,861</text:p>
          </table:table-cell>
          <table:table-cell table:style-name="ce206" office:value-type="float" office:value="82.345" calcext:value-type="float">
            <text:p>82,345</text:p>
          </table:table-cell>
          <table:table-cell table:style-name="ce172" office:value-type="string" calcext:value-type="string">
            <text:p>PoseNet-removeZerosFromDataset-smooth-29-7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6"/>
          <table:table-cell table:style-name="Default" table:number-columns-repeated="3"/>
          <table:table-cell table:number-columns-repeated="3"/>
          <table:table-cell table:style-name="ce157" office:value-type="float" office:value="83.077" calcext:value-type="float">
            <text:p>83,077</text:p>
          </table:table-cell>
          <table:table-cell table:style-name="ce206" office:value-type="float" office:value="80.632" calcext:value-type="float">
            <text:p>80,632</text:p>
          </table:table-cell>
          <table:table-cell table:style-name="ce172" office:value-type="string" calcext:value-type="string">
            <text:p>PoseNet-removeZerosFromDataset-smooth-29-4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12"/>
          <table:table-cell table:style-name="ce157" office:value-type="float" office:value="84.029" calcext:value-type="float">
            <text:p>84,029</text:p>
          </table:table-cell>
          <table:table-cell table:style-name="ce206" office:value-type="float" office:value="80.501" calcext:value-type="float">
            <text:p>80,501</text:p>
          </table:table-cell>
          <table:table-cell table:style-name="ce172" office:value-type="string" calcext:value-type="string">
            <text:p>PoseNet-removeZerosFromDataset-smooth-29-5-relativeToNextFrame-norm</text:p>
          </table:table-cell>
          <table:table-cell table:number-columns-repeated="1007"/>
        </table:table-row>
        <table:table-row table:style-name="ro4">
          <table:covered-table-cell/>
          <table:table-cell table:number-columns-repeated="12"/>
          <table:table-cell table:style-name="ce157" office:value-type="float" office:value="81.026" calcext:value-type="float">
            <text:p>81,026</text:p>
          </table:table-cell>
          <table:table-cell table:style-name="ce162" office:value-type="float" office:value="78.788" calcext:value-type="float">
            <text:p>78,788</text:p>
          </table:table-cell>
          <table:table-cell table:style-name="ce171" office:value-type="string" calcext:value-type="string">
            <text:p>Detectron2-removeZerosFromDataset-smooth-29-7-relativeToNextFrame-norm</text:p>
          </table:table-cell>
          <table:table-cell table:number-columns-repeated="1007"/>
        </table:table-row>
        <table:table-row table:style-name="ro2" table:number-rows-repeated="104853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op-models  Sensesi" table:style-name="ta1">
        <office:forms form:automatic-focus="false" form:apply-design-mode="false"/>
        <table:table-column table:style-name="co2" table:number-columns-repeated="2" table:default-cell-style-name="ce79"/>
        <table:table-column table:style-name="co4" table:default-cell-style-name="ce150"/>
        <table:table-column table:style-name="co5" table:default-cell-style-name="ce79"/>
        <table:table-column table:style-name="co9" table:default-cell-style-name="ce79"/>
        <table:table-column table:style-name="co2" table:default-cell-style-name="ce150"/>
        <table:table-column table:style-name="co2" table:default-cell-style-name="ce79"/>
        <table:table-column table:style-name="co10" table:default-cell-style-name="ce79"/>
        <table:table-column table:style-name="co2" table:default-cell-style-name="ce150"/>
        <table:table-column table:style-name="co2" table:default-cell-style-name="ce79"/>
        <table:table-column table:style-name="co10" table:default-cell-style-name="ce79"/>
        <table:table-column table:style-name="co2" table:default-cell-style-name="ce150"/>
        <table:table-column table:style-name="co2" table:default-cell-style-name="ce79"/>
        <table:table-column table:style-name="co10" table:default-cell-style-name="ce79"/>
        <table:table-column table:style-name="co2" table:number-columns-repeated="1010" table:default-cell-style-name="ce79"/>
        <table:table-row table:style-name="ro5">
          <table:table-cell table:number-columns-repeated="2"/>
          <table:table-cell table:style-name="ce89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52" office:value-type="string" calcext:value-type="string">
            <text:p>Top-models</text:p>
          </table:table-cell>
          <table:table-cell table:style-name="ce89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52" office:value-type="string" calcext:value-type="string">
            <text:p>Senesi</text:p>
          </table:table-cell>
          <table:table-cell table:style-name="ce89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52" office:value-type="string" calcext:value-type="string">
            <text:p>Cross_view</text:p>
          </table:table-cell>
          <table:table-cell table:style-name="ce89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52" office:value-type="string" calcext:value-type="string">
            <text:p>Cross_subjec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 layers</text:p>
          </table:table-cell>
          <table:table-cell table:style-name="ce96"/>
          <table:table-cell table:style-name="ce146" office:value-type="float" office:value="96.85" calcext:value-type="float">
            <text:p>96,85</text:p>
          </table:table-cell>
          <table:table-cell table:style-name="ce169" office:value-type="float" office:value="95.257" calcext:value-type="float">
            <text:p>95,257</text:p>
          </table:table-cell>
          <table:table-cell table:style-name="ce169" office:value-type="string" calcext:value-type="string">
            <text:p>Detectron2-2L-removeZerosFromDataset-relativeToUpperMiddleBottomCentersOfVideo-drop-0,05-rec_drop-0,05-norm</text:p>
          </table:table-cell>
          <table:table-cell office:value-type="float" office:value="98.594" calcext:value-type="float">
            <text:p>98,594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ectron2-2L-removeZerosFromDataset-relativeTo3CentersOfVideoAbsolute-drop-0,15-rec_drop-0,15-norm</text:p>
          </table:table-cell>
          <table:table-cell office:value-type="float" office:value="96.533" calcext:value-type="float">
            <text:p>96,533</text:p>
          </table:table-cell>
          <table:table-cell office:value-type="float" office:value="97.541" calcext:value-type="float">
            <text:p>97,541</text:p>
          </table:table-cell>
          <table:table-cell office:value-type="string" calcext:value-type="string">
            <text:p>Detectron2-2L-removeZerosFromDataset-relativeToUpperMiddleBottomCentersOfVideo-drop-0,15-rec_drop-0,15-norm</text:p>
          </table:table-cell>
          <table:table-cell office:value-type="float" office:value="96.682" calcext:value-type="float">
            <text:p>96,682</text:p>
          </table:table-cell>
          <table:table-cell office:value-type="float" office:value="92.419" calcext:value-type="float">
            <text:p>92,419</text:p>
          </table:table-cell>
          <table:table-cell office:value-type="string" calcext:value-type="string">
            <text:p>Detectron2-2L-removeZerosFromDataset-relativeToNextFrame-drop-0,15-rec_drop-0,15-norm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3 layers</text:p>
          </table:table-cell>
          <table:table-cell table:style-name="ce85"/>
          <table:table-cell table:style-name="ce146" office:value-type="float" office:value="95.604" calcext:value-type="float">
            <text:p>95,604</text:p>
          </table:table-cell>
          <table:table-cell table:style-name="ce169" office:value-type="float" office:value="94.203" calcext:value-type="float">
            <text:p>94,203</text:p>
          </table:table-cell>
          <table:table-cell table:style-name="ce169" office:value-type="string" calcext:value-type="string">
            <text:p>Detectron2-2L-removeZerosFromDataset-relativeTo3CentersOfVideoAbsolute-drop-0,05-rec_drop-0,05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363" calcext:value-type="float">
            <text:p>97,363</text:p>
          </table:table-cell>
          <table:table-cell office:value-type="string" calcext:value-type="string">
            <text:p>Detectron2-2L-removeZerosFromDataset-relativeToNextFrame-drop-0,15-rec_drop-0,15-norm</text:p>
          </table:table-cell>
          <table:table-cell office:value-type="float" office:value="96.472" calcext:value-type="float">
            <text:p>96,472</text:p>
          </table:table-cell>
          <table:table-cell office:value-type="float" office:value="97.468" calcext:value-type="float">
            <text:p>97,468</text:p>
          </table:table-cell>
          <table:table-cell office:value-type="string" calcext:value-type="string">
            <text:p>Detectron2-2L-removeZerosFromDataset-relativeToUpperMiddleBottomCentersOfVideo-drop-0,05-rec_drop-0,05-norm</text:p>
          </table:table-cell>
          <table:table-cell office:value-type="float" office:value="96.854" calcext:value-type="float">
            <text:p>96,854</text:p>
          </table:table-cell>
          <table:table-cell office:value-type="float" office:value="92.363" calcext:value-type="float">
            <text:p>92,363</text:p>
          </table:table-cell>
          <table:table-cell office:value-type="string" calcext:value-type="string">
            <text:p>Detectron2-2L-removeZerosFromDataset-relativeToNextFrame-drop-0,05-rec_drop-0,05-norm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4 layers</text:p>
          </table:table-cell>
          <table:table-cell table:style-name="ce88"/>
          <table:table-cell table:style-name="ce146" office:value-type="float" office:value="95.311" calcext:value-type="float">
            <text:p>95,311</text:p>
          </table:table-cell>
          <table:table-cell table:style-name="ce169" office:value-type="float" office:value="94.071" calcext:value-type="float">
            <text:p>94,071</text:p>
          </table:table-cell>
          <table:table-cell table:style-name="ce169" office:value-type="string" calcext:value-type="string">
            <text:p>Detectron2-4L-BEST-relativeToNextFrame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363" calcext:value-type="float">
            <text:p>97,363</text:p>
          </table:table-cell>
          <table:table-cell office:value-type="string" calcext:value-type="string">
            <text:p>Detectron2-2L-removeZerosFromDataset-relativeTo3CentersOfVideoAbsolute-drop-0,05-rec_drop-0,05-norm</text:p>
          </table:table-cell>
          <table:table-cell office:value-type="float" office:value="96.776" calcext:value-type="float">
            <text:p>96,776</text:p>
          </table:table-cell>
          <table:table-cell office:value-type="float" office:value="97.395" calcext:value-type="float">
            <text:p>97,395</text:p>
          </table:table-cell>
          <table:table-cell office:value-type="string" calcext:value-type="string">
            <text:p>Detectron2-2L-removeZerosFromDataset-relativeToUpperMiddleBottomCentersOfVideo-drop-0,1-rec_drop-0,1-norm</text:p>
          </table:table-cell>
          <table:table-cell office:value-type="float" office:value="96.682" calcext:value-type="float">
            <text:p>96,682</text:p>
          </table:table-cell>
          <table:table-cell office:value-type="float" office:value="92.252" calcext:value-type="float">
            <text:p>92,252</text:p>
          </table:table-cell>
          <table:table-cell office:value-type="string" calcext:value-type="string">
            <text:p>Detectron2-2L-removeZerosFromDataset-relativeToNextFrame-drop-0,2-rec_drop-0,2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7" office:value-type="float" office:value="96.63" calcext:value-type="float">
            <text:p>96,63</text:p>
          </table:table-cell>
          <table:table-cell table:style-name="ce210" office:value-type="float" office:value="94.071" calcext:value-type="float">
            <text:p>94,071</text:p>
          </table:table-cell>
          <table:table-cell table:style-name="ce210" office:value-type="string" calcext:value-type="string">
            <text:p>Detectron2-2L-removeZerosFromDataset-relativeToUpperMiddleBottomCentersOfVideo-drop-0,1-rec_drop-0,1-norm</text:p>
          </table:table-cell>
          <table:table-cell office:value-type="float" office:value="97.774" calcext:value-type="float">
            <text:p>97,774</text:p>
          </table:table-cell>
          <table:table-cell office:value-type="float" office:value="97.257" calcext:value-type="float">
            <text:p>97,257</text:p>
          </table:table-cell>
          <table:table-cell office:value-type="string" calcext:value-type="string">
            <text:p>Detectron2-2L-removeZerosFromDataset-relativeToNextFrame-drop-0,1-rec_drop-0,1-norm</text:p>
          </table:table-cell>
          <table:table-cell office:value-type="float" office:value="96.107" calcext:value-type="float">
            <text:p>96,107</text:p>
          </table:table-cell>
          <table:table-cell office:value-type="float" office:value="96.957" calcext:value-type="float">
            <text:p>96,957</text:p>
          </table:table-cell>
          <table:table-cell office:value-type="string" calcext:value-type="string">
            <text:p>Detectron2-2L-removeZerosFromDataset-relativeToUpperMiddleBottomCentersOfVideo-drop-0,2-rec_drop-0,2-norm</text:p>
          </table:table-cell>
          <table:table-cell office:value-type="float" office:value="97.197" calcext:value-type="float">
            <text:p>97,197</text:p>
          </table:table-cell>
          <table:table-cell office:value-type="float" office:value="92.057" calcext:value-type="float">
            <text:p>92,057</text:p>
          </table:table-cell>
          <table:table-cell office:value-type="string" calcext:value-type="string">
            <text:p>Detectron2-2L-removeZerosFromDataset-relativeToNextFrame-drop-0,1-rec_drop-0,1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8" office:value-type="float" office:value="95.897" calcext:value-type="float">
            <text:p>95,897</text:p>
          </table:table-cell>
          <table:table-cell table:style-name="ce214" office:value-type="float" office:value="93.939" calcext:value-type="float">
            <text:p>93,939</text:p>
          </table:table-cell>
          <table:table-cell table:style-name="ce214" office:value-type="string" calcext:value-type="string">
            <text:p>Detectron2-2L-removeZerosFromDataset-relativeToUpperMiddleBottomCentersOfVideo-drop-0,15-rec_drop-0,15-norm</text:p>
          </table:table-cell>
          <table:table-cell office:value-type="float" office:value="98.36" calcext:value-type="float">
            <text:p>98,36</text:p>
          </table:table-cell>
          <table:table-cell office:value-type="float" office:value="97.257" calcext:value-type="float">
            <text:p>97,257</text:p>
          </table:table-cell>
          <table:table-cell office:value-type="string" calcext:value-type="string">
            <text:p>Detectron2-2L-removeZerosFromDataset-relativeTo3CentersOfVideoAbsolute-drop-0,1-rec_drop-0,1-norm</text:p>
          </table:table-cell>
          <table:table-cell office:value-type="float" office:value="95.195" calcext:value-type="float">
            <text:p>95,195</text:p>
          </table:table-cell>
          <table:table-cell office:value-type="float" office:value="96.056" calcext:value-type="float">
            <text:p>96,056</text:p>
          </table:table-cell>
          <table:table-cell office:value-type="string" calcext:value-type="string">
            <text:p>Detectron2-2L-removeZerosFromDataset-relativeToNextFrame-drop-0,05-rec_drop-0,05-norm</text:p>
          </table:table-cell>
          <table:table-cell office:value-type="float" office:value="97.597" calcext:value-type="float">
            <text:p>97,597</text:p>
          </table:table-cell>
          <table:table-cell office:value-type="float" office:value="91.416" calcext:value-type="float">
            <text:p>91,416</text:p>
          </table:table-cell>
          <table:table-cell office:value-type="string" calcext:value-type="string">
            <text:p>Detectron2-2L-removeZerosFromDataset-relativeToUpperMiddleBottomCentersOfVideo-drop-0,05-rec_drop-0,0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6" office:value-type="float" office:value="94.652" calcext:value-type="float">
            <text:p>94,652</text:p>
          </table:table-cell>
          <table:table-cell table:style-name="ce169" office:value-type="float" office:value="93.676" calcext:value-type="float">
            <text:p>93,676</text:p>
          </table:table-cell>
          <table:table-cell table:style-name="ce169" office:value-type="string" calcext:value-type="string">
            <text:p>Detectron2-2L-removeZerosFromDataset-relativeToUpperMiddleBottomCentersOfVideo-drop-0,2-rec_drop-0,2-norm</text:p>
          </table:table-cell>
          <table:table-cell office:value-type="float" office:value="98.184" calcext:value-type="float">
            <text:p>98,184</text:p>
          </table:table-cell>
          <table:table-cell office:value-type="float" office:value="97.152" calcext:value-type="float">
            <text:p>97,152</text:p>
          </table:table-cell>
          <table:table-cell office:value-type="string" calcext:value-type="string">
            <text:p>Detectron2-2L-removeZerosFromDataset-relativeToUpperMiddleBottomCentersOfVideo-drop-0,15-rec_drop-0,15-norm</text:p>
          </table:table-cell>
          <table:table-cell office:value-type="float" office:value="95.012" calcext:value-type="float">
            <text:p>95,012</text:p>
          </table:table-cell>
          <table:table-cell office:value-type="float" office:value="95.935" calcext:value-type="float">
            <text:p>95,935</text:p>
          </table:table-cell>
          <table:table-cell office:value-type="string" calcext:value-type="string">
            <text:p>Detectron2-2L-removeZerosFromDataset-relativeToNextFrame-drop-0,15-rec_drop-0,15-norm</text:p>
          </table:table-cell>
          <table:table-cell office:value-type="float" office:value="97.025" calcext:value-type="float">
            <text:p>97,025</text:p>
          </table:table-cell>
          <table:table-cell office:value-type="float" office:value="91.388" calcext:value-type="float">
            <text:p>91,388</text:p>
          </table:table-cell>
          <table:table-cell office:value-type="string" calcext:value-type="string">
            <text:p>Detectron2-2L-removeZerosFromDataset-relativeTo3CentersOfVideoAbsolute-drop-0,15-rec_drop-0,1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6" office:value-type="float" office:value="95.604" calcext:value-type="float">
            <text:p>95,604</text:p>
          </table:table-cell>
          <table:table-cell table:style-name="ce169" office:value-type="float" office:value="93.544" calcext:value-type="float">
            <text:p>93,544</text:p>
          </table:table-cell>
          <table:table-cell table:style-name="ce169" office:value-type="string" calcext:value-type="string">
            <text:p>Detectron2-2L-removeZerosFromDataset-relativeTo3CentersOfVideoAbsolute-drop-0,1-rec_drop-0,1-norm</text:p>
          </table:table-cell>
          <table:table-cell office:value-type="float" office:value="98.477" calcext:value-type="float">
            <text:p>98,477</text:p>
          </table:table-cell>
          <table:table-cell office:value-type="float" office:value="97.152" calcext:value-type="float">
            <text:p>97,152</text:p>
          </table:table-cell>
          <table:table-cell office:value-type="string" calcext:value-type="string">
            <text:p>Detectron2-2L-removeZerosFromDataset-relativeToUpperMiddleBottomCentersOfVideo-drop-0,05-rec_drop-0,05-norm</text:p>
          </table:table-cell>
          <table:table-cell office:value-type="float" office:value="95.316" calcext:value-type="float">
            <text:p>95,316</text:p>
          </table:table-cell>
          <table:table-cell office:value-type="float" office:value="95.789" calcext:value-type="float">
            <text:p>95,789</text:p>
          </table:table-cell>
          <table:table-cell office:value-type="string" calcext:value-type="string">
            <text:p>Detectron2-2L-removeZerosFromDataset-relativeToNextFrame-drop-0,1-rec_drop-0,1-norm</text:p>
          </table:table-cell>
          <table:table-cell office:value-type="float" office:value="96.796" calcext:value-type="float">
            <text:p>96,796</text:p>
          </table:table-cell>
          <table:table-cell office:value-type="float" office:value="91.36" calcext:value-type="float">
            <text:p>91,36</text:p>
          </table:table-cell>
          <table:table-cell office:value-type="string" calcext:value-type="string">
            <text:p>Detectron2-2L-removeZerosFromDataset-relativeToUpperMiddleBottomCentersOfVideo-drop-0,2-rec_drop-0,2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6" office:value-type="float" office:value="93.993" calcext:value-type="float">
            <text:p>93,993</text:p>
          </table:table-cell>
          <table:table-cell table:style-name="ce169" office:value-type="float" office:value="92.885" calcext:value-type="float">
            <text:p>92,885</text:p>
          </table:table-cell>
          <table:table-cell table:style-name="ce169" office:value-type="string" calcext:value-type="string">
            <text:p>Detectron2-4L-smooth-29-5-relativeToUpperMiddleBottomCentersOfVideo-norm</text:p>
          </table:table-cell>
          <table:table-cell office:value-type="float" office:value="98.125" calcext:value-type="float">
            <text:p>98,125</text:p>
          </table:table-cell>
          <table:table-cell office:value-type="float" office:value="97.046" calcext:value-type="float">
            <text:p>97,046</text:p>
          </table:table-cell>
          <table:table-cell office:value-type="string" calcext:value-type="string">
            <text:p>Detectron2-2L-removeZerosFromDataset-relativeToNextFrame-drop-0,2-rec_drop-0,2-norm</text:p>
          </table:table-cell>
          <table:table-cell office:value-type="float" office:value="95.681" calcext:value-type="float">
            <text:p>95,681</text:p>
          </table:table-cell>
          <table:table-cell office:value-type="float" office:value="95.351" calcext:value-type="float">
            <text:p>95,351</text:p>
          </table:table-cell>
          <table:table-cell office:value-type="string" calcext:value-type="string">
            <text:p>Detectron2-2L-removeZerosFromDataset-relativeTo3CentersOfVideoAbsolute-drop-0,1-rec_drop-0,1-norm</text:p>
          </table:table-cell>
          <table:table-cell office:value-type="float" office:value="96.51" calcext:value-type="float">
            <text:p>96,51</text:p>
          </table:table-cell>
          <table:table-cell office:value-type="float" office:value="91.36" calcext:value-type="float">
            <text:p>91,36</text:p>
          </table:table-cell>
          <table:table-cell office:value-type="string" calcext:value-type="string">
            <text:p>Detectron2-2L-removeZerosFromDataset-relativeTo3CentersOfVideoAbsolute-drop-0,2-rec_drop-0,2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6" office:value-type="float" office:value="93.846" calcext:value-type="float">
            <text:p>93,846</text:p>
          </table:table-cell>
          <table:table-cell table:style-name="ce169" office:value-type="float" office:value="92.622" calcext:value-type="float">
            <text:p>92,622</text:p>
          </table:table-cell>
          <table:table-cell table:style-name="ce169" office:value-type="string" calcext:value-type="string">
            <text:p>Detectron2-3L-removeZerosFromDataset-smooth-29-9-relativeToUpperMiddleBottomCentersOfVideo-norm</text:p>
          </table:table-cell>
          <table:table-cell office:value-type="float" office:value="98.418" calcext:value-type="float">
            <text:p>98,418</text:p>
          </table:table-cell>
          <table:table-cell office:value-type="float" office:value="97.046" calcext:value-type="float">
            <text:p>97,046</text:p>
          </table:table-cell>
          <table:table-cell office:value-type="string" calcext:value-type="string">
            <text:p>Detectron2-2L-removeZerosFromDataset-relativeToNextFrame-drop-0,1-rec_drop-0,1-norm</text:p>
          </table:table-cell>
          <table:table-cell office:value-type="float" office:value="95.499" calcext:value-type="float">
            <text:p>95,499</text:p>
          </table:table-cell>
          <table:table-cell office:value-type="float" office:value="95.302" calcext:value-type="float">
            <text:p>95,302</text:p>
          </table:table-cell>
          <table:table-cell office:value-type="string" calcext:value-type="string">
            <text:p>Detectron2-2L-removeZerosFromDataset-relativeTo3CentersOfVideoAbsolute-drop-0,15-rec_drop-0,15-norm</text:p>
          </table:table-cell>
          <table:table-cell office:value-type="float" office:value="97.368" calcext:value-type="float">
            <text:p>97,368</text:p>
          </table:table-cell>
          <table:table-cell office:value-type="float" office:value="91.221" calcext:value-type="float">
            <text:p>91,221</text:p>
          </table:table-cell>
          <table:table-cell office:value-type="string" calcext:value-type="string">
            <text:p>Detectron2-2L-removeZerosFromDataset-relativeToUpperMiddleBottomCentersOfVideo-drop-0,1-rec_drop-0,1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8" office:value-type="float" office:value="94.652" calcext:value-type="float">
            <text:p>94,652</text:p>
          </table:table-cell>
          <table:table-cell table:style-name="ce214" office:value-type="float" office:value="92.622" calcext:value-type="float">
            <text:p>92,622</text:p>
          </table:table-cell>
          <table:table-cell table:style-name="ce214" office:value-type="string" calcext:value-type="string">
            <text:p>Detectron2-4L-relativeToNextFrame-norm</text:p>
          </table:table-cell>
          <table:table-cell office:value-type="float" office:value="98.477" calcext:value-type="float">
            <text:p>98,477</text:p>
          </table:table-cell>
          <table:table-cell office:value-type="float" office:value="97.046" calcext:value-type="float">
            <text:p>97,046</text:p>
          </table:table-cell>
          <table:table-cell table:style-name="ce231" office:value-type="string" calcext:value-type="string">
            <text:p>Detectron2-2L-removeZerosFromDataset-relativeToNextFrame-drop-0,05-rec_drop-0,05-norm</text:p>
          </table:table-cell>
          <table:table-cell office:value-type="float" office:value="95.438" calcext:value-type="float">
            <text:p>95,438</text:p>
          </table:table-cell>
          <table:table-cell office:value-type="float" office:value="94.888" calcext:value-type="float">
            <text:p>94,888</text:p>
          </table:table-cell>
          <table:table-cell office:value-type="string" calcext:value-type="string">
            <text:p>Detectron2-2L-removeZerosFromDataset-relativeTo3CentersOfVideoAbsolute-drop-0,05-rec_drop-0,05-norm</text:p>
          </table:table-cell>
          <table:table-cell office:value-type="float" office:value="97.254" calcext:value-type="float">
            <text:p>97,254</text:p>
          </table:table-cell>
          <table:table-cell office:value-type="float" office:value="91.193" calcext:value-type="float">
            <text:p>91,193</text:p>
          </table:table-cell>
          <table:table-cell office:value-type="string" calcext:value-type="string">
            <text:p>Detectron2-2L-removeZerosFromDataset-relativeToUpperMiddleBottomCentersOfVideo-drop-0,15-rec_drop-0,1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8" office:value-type="float" office:value="94.579" calcext:value-type="float">
            <text:p>94,579</text:p>
          </table:table-cell>
          <table:table-cell table:style-name="ce214" office:value-type="float" office:value="92.622" calcext:value-type="float">
            <text:p>92,622</text:p>
          </table:table-cell>
          <table:table-cell table:style-name="ce214" office:value-type="string" calcext:value-type="string">
            <text:p>Detectron2-2L-removeZerosFromDataset-relativeToPointDistances-drop-0,05-rec_drop-0,05-norm</text:p>
          </table:table-cell>
          <table:table-cell office:value-type="float" office:value="98.535" calcext:value-type="float">
            <text:p>98,535</text:p>
          </table:table-cell>
          <table:table-cell office:value-type="float" office:value="96.835" calcext:value-type="float">
            <text:p>96,835</text:p>
          </table:table-cell>
          <table:table-cell office:value-type="string" calcext:value-type="string">
            <text:p>Detectron2-2L-removeZerosFromDataset-relativeTo3CentersOfVideoAbsolute-drop-0,2-rec_drop-0,2-norm</text:p>
          </table:table-cell>
          <table:table-cell office:value-type="float" office:value="95.742" calcext:value-type="float">
            <text:p>95,742</text:p>
          </table:table-cell>
          <table:table-cell office:value-type="float" office:value="94.62" calcext:value-type="float">
            <text:p>94,62</text:p>
          </table:table-cell>
          <table:table-cell office:value-type="string" calcext:value-type="string">
            <text:p>Detectron2-2L-removeZerosFromDataset-relativeTo3CentersOfVideoAbsolute-drop-0,2-rec_drop-0,2-norm</text:p>
          </table:table-cell>
          <table:table-cell office:value-type="float" office:value="97.368" calcext:value-type="float">
            <text:p>97,368</text:p>
          </table:table-cell>
          <table:table-cell office:value-type="float" office:value="90.858" calcext:value-type="float">
            <text:p>90,858</text:p>
          </table:table-cell>
          <table:table-cell office:value-type="string" calcext:value-type="string">
            <text:p>Detectron2-2L-removeZerosFromDataset-relativeTo3CentersOfVideoAbsolute-drop-0,1-rec_drop-0,1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8" office:value-type="float" office:value="94.212" calcext:value-type="float">
            <text:p>94,212</text:p>
          </table:table-cell>
          <table:table-cell table:style-name="ce214" office:value-type="float" office:value="92.49" calcext:value-type="float">
            <text:p>92,49</text:p>
          </table:table-cell>
          <table:table-cell table:style-name="ce214" office:value-type="string" calcext:value-type="string">
            <text:p>Detectron2-4L-smooth-29-9-relativeToPointDistances-norm</text:p>
          </table:table-cell>
          <table:table-cell office:value-type="float" office:value="98.243" calcext:value-type="float">
            <text:p>98,243</text:p>
          </table:table-cell>
          <table:table-cell office:value-type="float" office:value="96.835" calcext:value-type="float">
            <text:p>96,835</text:p>
          </table:table-cell>
          <table:table-cell office:value-type="string" calcext:value-type="string">
            <text:p>Detectron2-2L-removeZerosFromDataset-relativeToUpperMiddleBottomCentersOfVideo-drop-0,2-rec_drop-0,2-norm</text:p>
          </table:table-cell>
          <table:table-cell office:value-type="float" office:value="92.64" calcext:value-type="float">
            <text:p>92,64</text:p>
          </table:table-cell>
          <table:table-cell office:value-type="float" office:value="94.523" calcext:value-type="float">
            <text:p>94,523</text:p>
          </table:table-cell>
          <table:table-cell office:value-type="string" calcext:value-type="string">
            <text:p>Detectron2-2L-removeZerosFromDataset-relativeToPointDistances-drop-0,05-rec_drop-0,05-norm</text:p>
          </table:table-cell>
          <table:table-cell office:value-type="float" office:value="97.254" calcext:value-type="float">
            <text:p>97,254</text:p>
          </table:table-cell>
          <table:table-cell office:value-type="float" office:value="90.803" calcext:value-type="float">
            <text:p>90,803</text:p>
          </table:table-cell>
          <table:table-cell office:value-type="string" calcext:value-type="string">
            <text:p>Detectron2-2L-removeZerosFromDataset-relativeTo3CentersOfVideoAbsolute-drop-0,05-rec_drop-0,0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8" office:value-type="float" office:value="92.674" calcext:value-type="float">
            <text:p>92,674</text:p>
          </table:table-cell>
          <table:table-cell table:style-name="ce214" office:value-type="float" office:value="92.49" calcext:value-type="float">
            <text:p>92,49</text:p>
          </table:table-cell>
          <table:table-cell table:style-name="ce214" office:value-type="string" calcext:value-type="string">
            <text:p>Detectron2-4L-smooth-29-9-relativeToUpperMiddleBottomCentersOfVideo-norm</text:p>
          </table:table-cell>
          <table:table-cell office:value-type="float" office:value="98.535" calcext:value-type="float">
            <text:p>98,535</text:p>
          </table:table-cell>
          <table:table-cell office:value-type="float" office:value="96.835" calcext:value-type="float">
            <text:p>96,835</text:p>
          </table:table-cell>
          <table:table-cell office:value-type="string" calcext:value-type="string">
            <text:p>Detectron2-2L-removeZerosFromDataset-relativeToUpperMiddleBottomCentersOfVideo-drop-0,1-rec_drop-0,1-norm</text:p>
          </table:table-cell>
          <table:table-cell office:value-type="float" office:value="92.762" calcext:value-type="float">
            <text:p>92,762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ectron2-2L-removeZerosFromDataset-relativeToPointDistances-drop-0,15-rec_drop-0,15-norm</text:p>
          </table:table-cell>
          <table:table-cell office:value-type="float" office:value="95.767" calcext:value-type="float">
            <text:p>95,767</text:p>
          </table:table-cell>
          <table:table-cell office:value-type="float" office:value="88.35" calcext:value-type="float">
            <text:p>88,35</text:p>
          </table:table-cell>
          <table:table-cell office:value-type="string" calcext:value-type="string">
            <text:p>Detectron2-2L-removeZerosFromDataset-relativeToPointDistances-drop-0,1-rec_drop-0,1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8" office:value-type="float" office:value="95.311" calcext:value-type="float">
            <text:p>95,311</text:p>
          </table:table-cell>
          <table:table-cell table:style-name="ce214" office:value-type="float" office:value="92.49" calcext:value-type="float">
            <text:p>92,49</text:p>
          </table:table-cell>
          <table:table-cell table:style-name="ce214" office:value-type="string" calcext:value-type="string">
            <text:p>Detectron2-2L-removeZerosFromDataset-relativeTo3CentersOfVideoAbsolute-drop-0,15-rec_drop-0,15-norm</text:p>
          </table:table-cell>
          <table:table-cell office:value-type="float" office:value="97.891" calcext:value-type="float">
            <text:p>97,891</text:p>
          </table:table-cell>
          <table:table-cell office:value-type="float" office:value="96.624" calcext:value-type="float">
            <text:p>96,624</text:p>
          </table:table-cell>
          <table:table-cell office:value-type="string" calcext:value-type="string">
            <text:p>Detectron2-2L-removeZerosFromDataset-relativeTo3CentersOfVideoAbsolute-drop-0,3-rec_drop-0,3-norm</text:p>
          </table:table-cell>
          <table:table-cell office:value-type="float" office:value="92.762" calcext:value-type="float">
            <text:p>92,762</text:p>
          </table:table-cell>
          <table:table-cell office:value-type="float" office:value="93.817" calcext:value-type="float">
            <text:p>93,817</text:p>
          </table:table-cell>
          <table:table-cell office:value-type="string" calcext:value-type="string">
            <text:p>Detectron2-2L-removeZerosFromDataset-relativeToPointDistances-drop-0,1-rec_drop-0,1-norm</text:p>
          </table:table-cell>
          <table:table-cell office:value-type="float" office:value="95.366" calcext:value-type="float">
            <text:p>95,366</text:p>
          </table:table-cell>
          <table:table-cell office:value-type="float" office:value="88.239" calcext:value-type="float">
            <text:p>88,239</text:p>
          </table:table-cell>
          <table:table-cell office:value-type="string" calcext:value-type="string">
            <text:p>Detectron2-2L-removeZerosFromDataset-relativeToPointDistances-drop-0,2-rec_drop-0,2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9" office:value-type="float" office:value="93.26" calcext:value-type="float">
            <text:p>93,26</text:p>
          </table:table-cell>
          <table:table-cell table:style-name="ce227" office:value-type="float" office:value="92.227" calcext:value-type="float">
            <text:p>92,227</text:p>
          </table:table-cell>
          <table:table-cell table:style-name="ce227" office:value-type="string" calcext:value-type="string">
            <text:p>Detectron2-3L-removeZerosFromDataset-smooth-29-7-relativeToUpperMiddleBottomCentersOfVideo-norm</text:p>
          </table:table-cell>
          <table:table-cell office:value-type="float" office:value="97.071" calcext:value-type="float">
            <text:p>97,071</text:p>
          </table:table-cell>
          <table:table-cell office:value-type="float" office:value="95.886" calcext:value-type="float">
            <text:p>95,886</text:p>
          </table:table-cell>
          <table:table-cell office:value-type="string" calcext:value-type="string">
            <text:p>Detectron2-2L-removeZerosFromDataset-relativeToUpperMiddleBottomCentersOfVideo-drop-0,3-rec_drop-0,3-norm</text:p>
          </table:table-cell>
          <table:table-cell office:value-type="float" office:value="92.701" calcext:value-type="float">
            <text:p>92,701</text:p>
          </table:table-cell>
          <table:table-cell office:value-type="float" office:value="93.281" calcext:value-type="float">
            <text:p>93,281</text:p>
          </table:table-cell>
          <table:table-cell office:value-type="string" calcext:value-type="string">
            <text:p>Detectron2-2L-removeZerosFromDataset-relativeToPointDistances-drop-0,2-rec_drop-0,2-norm</text:p>
          </table:table-cell>
          <table:table-cell office:value-type="float" office:value="94.966" calcext:value-type="float">
            <text:p>94,966</text:p>
          </table:table-cell>
          <table:table-cell office:value-type="float" office:value="87.821" calcext:value-type="float">
            <text:p>87,821</text:p>
          </table:table-cell>
          <table:table-cell office:value-type="string" calcext:value-type="string">
            <text:p>Detectron2-4L-removeZerosFromDataset-smooth-29-8-relativeToUpperMiddleBottomCentersOfVideo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9" office:value-type="float" office:value="94.139" calcext:value-type="float">
            <text:p>94,139</text:p>
          </table:table-cell>
          <table:table-cell table:style-name="ce227" office:value-type="float" office:value="92.095" calcext:value-type="float">
            <text:p>92,095</text:p>
          </table:table-cell>
          <table:table-cell table:style-name="ce227" office:value-type="string" calcext:value-type="string">
            <text:p>Detectron2-4L-smooth-29-7-relativeToUpperMiddleBottomCentersOfVideo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5.675" calcext:value-type="float">
            <text:p>95,675</text:p>
          </table:table-cell>
          <table:table-cell office:value-type="string" calcext:value-type="string">
            <text:p>Detectron2-4L-removeZerosFromDataset-smooth-29-8-relativeToUpperMiddleBottomCentersOfVideo-norm</text:p>
          </table:table-cell>
          <table:table-cell office:value-type="float" office:value="91.727" calcext:value-type="float">
            <text:p>91,727</text:p>
          </table:table-cell>
          <table:table-cell office:value-type="float" office:value="92.746" calcext:value-type="float">
            <text:p>92,746</text:p>
          </table:table-cell>
          <table:table-cell office:value-type="string" calcext:value-type="string">
            <text:p>Detectron2-2L-removeZerosFromDataset-relativeToUpperMiddleBottomCentersOfVideo-drop-0,4-rec_drop-0,4-norm</text:p>
          </table:table-cell>
          <table:table-cell office:value-type="float" office:value="95.824" calcext:value-type="float">
            <text:p>95,824</text:p>
          </table:table-cell>
          <table:table-cell office:value-type="float" office:value="87.793" calcext:value-type="float">
            <text:p>87,793</text:p>
          </table:table-cell>
          <table:table-cell office:value-type="string" calcext:value-type="string">
            <text:p>Detectron2-2L-removeZerosFromDataset-relativeToPointDistances-drop-0,15-rec_drop-0,1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9" office:value-type="float" office:value="94.945" calcext:value-type="float">
            <text:p>94,945</text:p>
          </table:table-cell>
          <table:table-cell table:style-name="ce227" office:value-type="float" office:value="92.095" calcext:value-type="float">
            <text:p>92,095</text:p>
          </table:table-cell>
          <table:table-cell table:style-name="ce227" office:value-type="string" calcext:value-type="string">
            <text:p>Detectron2-2L-removeZerosFromDataset-relativeTo3CentersOfVideoAbsolute-drop-0,2-rec_drop-0,2-norm</text:p>
          </table:table-cell>
          <table:table-cell office:value-type="float" office:value="96.251" calcext:value-type="float">
            <text:p>96,251</text:p>
          </table:table-cell>
          <table:table-cell office:value-type="float" office:value="95.253" calcext:value-type="float">
            <text:p>95,253</text:p>
          </table:table-cell>
          <table:table-cell office:value-type="string" calcext:value-type="string">
            <text:p>Detectron2-2L-removeZerosFromDataset-relativeToPointDistances-drop-0,1-rec_drop-0,1-norm</text:p>
          </table:table-cell>
          <table:table-cell office:value-type="float" office:value="92.822" calcext:value-type="float">
            <text:p>92,82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ectron2-4L-removeZerosFromDataset-smooth-29-8-relativeToUpperMiddleBottomCentersOfVideo-norm</text:p>
          </table:table-cell>
          <table:table-cell office:value-type="float" office:value="96.053" calcext:value-type="float">
            <text:p>96,053</text:p>
          </table:table-cell>
          <table:table-cell office:value-type="float" office:value="87.765" calcext:value-type="float">
            <text:p>87,765</text:p>
          </table:table-cell>
          <table:table-cell office:value-type="string" calcext:value-type="string">
            <text:p>Detectron2-2L-removeZerosFromDataset-relativeToPointDistances-drop-0,05-rec_drop-0,0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9" office:value-type="float" office:value="94.066" calcext:value-type="float">
            <text:p>94,066</text:p>
          </table:table-cell>
          <table:table-cell table:style-name="ce227" office:value-type="float" office:value="92.095" calcext:value-type="float">
            <text:p>92,095</text:p>
          </table:table-cell>
          <table:table-cell table:style-name="ce227" office:value-type="string" calcext:value-type="string">
            <text:p>Detectron2-2L-removeZerosFromDataset-relativeToPointDistances-drop-0,15-rec_drop-0,15-norm</text:p>
          </table:table-cell>
          <table:table-cell office:value-type="float" office:value="96.134" calcext:value-type="float">
            <text:p>96,134</text:p>
          </table:table-cell>
          <table:table-cell office:value-type="float" office:value="95.253" calcext:value-type="float">
            <text:p>95,253</text:p>
          </table:table-cell>
          <table:table-cell office:value-type="string" calcext:value-type="string">
            <text:p>Detectron2-2L-removeZerosFromDataset-relativeToPointDistances-drop-0,15-rec_drop-0,15-norm</text:p>
          </table:table-cell>
          <table:table-cell office:value-type="float" office:value="90.754" calcext:value-type="float">
            <text:p>90,754</text:p>
          </table:table-cell>
          <table:table-cell office:value-type="float" office:value="91.115" calcext:value-type="float">
            <text:p>91,115</text:p>
          </table:table-cell>
          <table:table-cell office:value-type="string" calcext:value-type="string">
            <text:p>Detectron2-2L-removeZerosFromDataset-relativeToPointDistances-drop-0,4-rec_drop-0,4-norm</text:p>
          </table:table-cell>
          <table:table-cell office:value-type="float" office:value="89.016" calcext:value-type="float">
            <text:p>89,016</text:p>
          </table:table-cell>
          <table:table-cell office:value-type="float" office:value="86.622" calcext:value-type="float">
            <text:p>86,622</text:p>
          </table:table-cell>
          <table:table-cell office:value-type="string" calcext:value-type="string">
            <text:p>Detectron2-2L-removeZerosFromDataset-smooth-29-9-relativeToNextFrame-drop-0,5-rec_drop-0,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9" office:value-type="float" office:value="92.454" calcext:value-type="float">
            <text:p>92,454</text:p>
          </table:table-cell>
          <table:table-cell table:style-name="ce227" office:value-type="float" office:value="91.831" calcext:value-type="float">
            <text:p>91,831</text:p>
          </table:table-cell>
          <table:table-cell table:style-name="ce227" office:value-type="string" calcext:value-type="string">
            <text:p>Detectron2-3L-removeZerosFromDataset-smooth-29-5-relativeToUpperMiddleBottomCentersOfVideo-norm</text:p>
          </table:table-cell>
          <table:table-cell office:value-type="float" office:value="96.778" calcext:value-type="float">
            <text:p>96,778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Detectron2-4L-removeZerosFromDataset-smooth-29-9-relativeToUpperMiddleBottomCentersOfVideo-norm</text:p>
          </table:table-cell>
          <table:table-cell office:value-type="float" office:value="91.058" calcext:value-type="float">
            <text:p>91,058</text:p>
          </table:table-cell>
          <table:table-cell office:value-type="float" office:value="91.115" calcext:value-type="float">
            <text:p>91,115</text:p>
          </table:table-cell>
          <table:table-cell office:value-type="string" calcext:value-type="string">
            <text:p>Detectron2-2L-removeZerosFromDataset-smooth-29-9-relativeToUpperMiddleBottomCentersOfVideo-drop-0,4-rec_drop-0,4-norm</text:p>
          </table:table-cell>
          <table:table-cell office:value-type="float" office:value="88.215" calcext:value-type="float">
            <text:p>88,215</text:p>
          </table:table-cell>
          <table:table-cell office:value-type="float" office:value="85.953" calcext:value-type="float">
            <text:p>85,953</text:p>
          </table:table-cell>
          <table:table-cell office:value-type="string" calcext:value-type="string">
            <text:p>Detectron2-2L-removeZerosFromDataset-relativeToNextFrame-drop-0,5-rec_drop-0,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9" office:value-type="float" office:value="94.359" calcext:value-type="float">
            <text:p>94,359</text:p>
          </table:table-cell>
          <table:table-cell table:style-name="ce227" office:value-type="float" office:value="91.831" calcext:value-type="float">
            <text:p>91,831</text:p>
          </table:table-cell>
          <table:table-cell table:style-name="ce227" office:value-type="string" calcext:value-type="string">
            <text:p>Detectron2-2L-removeZerosFromDataset-relativeToPointDistances-drop-0,1-rec_drop-0,1-norm</text:p>
          </table:table-cell>
          <table:table-cell office:value-type="float" office:value="95.548" calcext:value-type="float">
            <text:p>95,548</text:p>
          </table:table-cell>
          <table:table-cell office:value-type="float" office:value="94.937" calcext:value-type="float">
            <text:p>94,937</text:p>
          </table:table-cell>
          <table:table-cell office:value-type="string" calcext:value-type="string">
            <text:p>Detectron2-2L-removeZerosFromDataset-relativeToPointDistances-drop-0,3-rec_drop-0,3-norm</text:p>
          </table:table-cell>
          <table:table-cell office:value-type="float" office:value="90.876" calcext:value-type="float">
            <text:p>90,876</text:p>
          </table:table-cell>
          <table:table-cell office:value-type="float" office:value="90.75" calcext:value-type="float">
            <text:p>90,75</text:p>
          </table:table-cell>
          <table:table-cell office:value-type="string" calcext:value-type="string">
            <text:p>Detectron2-2L-removeZerosFromDataset-smooth-29-9-relativeToPointDistances-drop-0,4-rec_drop-0,4-norm</text:p>
          </table:table-cell>
          <table:table-cell office:value-type="float" office:value="92.334" calcext:value-type="float">
            <text:p>92,334</text:p>
          </table:table-cell>
          <table:table-cell office:value-type="float" office:value="84.699" calcext:value-type="float">
            <text:p>84,699</text:p>
          </table:table-cell>
          <table:table-cell office:value-type="string" calcext:value-type="string">
            <text:p>Detectron2-2L-removeZerosFromDataset-relativeToPointDistances-drop-0,5-rec_drop-0,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9" office:value-type="float" office:value="91.502" calcext:value-type="float">
            <text:p>91,502</text:p>
          </table:table-cell>
          <table:table-cell table:style-name="ce227" office:value-type="float" office:value="91.7" calcext:value-type="float">
            <text:p>91,7</text:p>
          </table:table-cell>
          <table:table-cell table:style-name="ce227" office:value-type="string" calcext:value-type="string">
            <text:p>Detectron2-2L-smooth-29-8-relativeToPointDistances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937" calcext:value-type="float">
            <text:p>94,937</text:p>
          </table:table-cell>
          <table:table-cell office:value-type="string" calcext:value-type="string">
            <text:p>Detectron2-2L-removeZerosFromDataset-relativeToPointDistances-drop-0,2-rec_drop-0,2-norm</text:p>
          </table:table-cell>
          <table:table-cell office:value-type="float" office:value="91.91" calcext:value-type="float">
            <text:p>91,91</text:p>
          </table:table-cell>
          <table:table-cell office:value-type="float" office:value="90.433" calcext:value-type="float">
            <text:p>90,433</text:p>
          </table:table-cell>
          <table:table-cell office:value-type="string" calcext:value-type="string">
            <text:p>Detectron2-2L-removeZerosFromDataset-relativeTo3CentersOfVideoAbsolute-drop-0,4-rec_drop-0,4-norm</text:p>
          </table:table-cell>
          <table:table-cell office:value-type="float" office:value="88.501" calcext:value-type="float">
            <text:p>88,501</text:p>
          </table:table-cell>
          <table:table-cell office:value-type="float" office:value="83.64" calcext:value-type="float">
            <text:p>83,64</text:p>
          </table:table-cell>
          <table:table-cell office:value-type="string" calcext:value-type="string">
            <text:p>Detectron2-2L-removeZerosFromDataset-relativeTo3CentersOfVideoAbsolute-drop-0,5-rec_drop-0,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9" office:value-type="float" office:value="93.26" calcext:value-type="float">
            <text:p>93,26</text:p>
          </table:table-cell>
          <table:table-cell table:style-name="ce227" office:value-type="float" office:value="91.436" calcext:value-type="float">
            <text:p>91,436</text:p>
          </table:table-cell>
          <table:table-cell table:style-name="ce227" office:value-type="string" calcext:value-type="string">
            <text:p>Detectron2-4L-relativeToPointDistances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831" calcext:value-type="float">
            <text:p>94,831</text:p>
          </table:table-cell>
          <table:table-cell office:value-type="string" calcext:value-type="string">
            <text:p>Detectron2-4L-removeZerosFromDataset-smooth-29-4-relativeToUpperMiddleBottomCentersOfVideo-norm</text:p>
          </table:table-cell>
          <table:table-cell office:value-type="float" office:value="90.633" calcext:value-type="float">
            <text:p>90,633</text:p>
          </table:table-cell>
          <table:table-cell office:value-type="float" office:value="89.216" calcext:value-type="float">
            <text:p>89,216</text:p>
          </table:table-cell>
          <table:table-cell office:value-type="string" calcext:value-type="string">
            <text:p>Detectron2-2L-removeZerosFromDataset-smooth-29-9-relativeTo3CentersOfVideoAbsolute-drop-0,4-rec_drop-0,4-norm</text:p>
          </table:table-cell>
          <table:table-cell office:value-type="float" office:value="89.645" calcext:value-type="float">
            <text:p>89,645</text:p>
          </table:table-cell>
          <table:table-cell office:value-type="float" office:value="83.584" calcext:value-type="float">
            <text:p>83,584</text:p>
          </table:table-cell>
          <table:table-cell office:value-type="string" calcext:value-type="string">
            <text:p>Detectron2-2L-removeZerosFromDataset-smooth-29-9-relativeToUpperMiddleBottomCentersOfVideo-drop-0,5-rec_drop-0,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9" office:value-type="float" office:value="92.308" calcext:value-type="float">
            <text:p>92,308</text:p>
          </table:table-cell>
          <table:table-cell table:style-name="ce227" office:value-type="float" office:value="91.436" calcext:value-type="float">
            <text:p>91,436</text:p>
          </table:table-cell>
          <table:table-cell table:style-name="ce227" office:value-type="string" calcext:value-type="string">
            <text:p>Detectron2-2L-removeZerosFromDataset-relativeToUpperMiddleBottomCentersOfVideo-drop-0,3-rec_drop-0,3-norm</text:p>
          </table:table-cell>
          <table:table-cell office:value-type="float" office:value="95.899" calcext:value-type="float">
            <text:p>95,899</text:p>
          </table:table-cell>
          <table:table-cell office:value-type="float" office:value="94.726" calcext:value-type="float">
            <text:p>94,726</text:p>
          </table:table-cell>
          <table:table-cell office:value-type="string" calcext:value-type="string">
            <text:p>Detectron2-4L-removeZerosFromDataset-smooth-29-2-relativeToNextFrame-norm</text:p>
          </table:table-cell>
          <table:table-cell office:value-type="float" office:value="15.207" calcext:value-type="float">
            <text:p>15,207</text:p>
          </table:table-cell>
          <table:table-cell office:value-type="float" office:value="15.044" calcext:value-type="float">
            <text:p>15,044</text:p>
          </table:table-cell>
          <table:table-cell office:value-type="string" calcext:value-type="string">
            <text:p>Detectron2-2L-removeZerosFromDataset-smooth-29-9-relativeToNextFrame-drop-0,4-rec_drop-0,4-norm</text:p>
          </table:table-cell>
          <table:table-cell office:value-type="float" office:value="90.675" calcext:value-type="float">
            <text:p>90,675</text:p>
          </table:table-cell>
          <table:table-cell office:value-type="float" office:value="83.194" calcext:value-type="float">
            <text:p>83,194</text:p>
          </table:table-cell>
          <table:table-cell office:value-type="string" calcext:value-type="string">
            <text:p>Detectron2-2L-removeZerosFromDataset-smooth-29-9-relativeToPointDistances-drop-0,5-rec_drop-0,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149" office:value-type="float" office:value="93.48" calcext:value-type="float">
            <text:p>93,48</text:p>
          </table:table-cell>
          <table:table-cell table:style-name="ce227" office:value-type="float" office:value="91.436" calcext:value-type="float">
            <text:p>91,436</text:p>
          </table:table-cell>
          <table:table-cell table:style-name="ce227" office:value-type="string" calcext:value-type="string">
            <text:p>Detectron2-2L-removeZerosFromDataset-relativeToPointDistances-drop-0,2-rec_drop-0,2-norm</text:p>
          </table:table-cell>
          <table:table-cell office:value-type="float" office:value="95.723" calcext:value-type="float">
            <text:p>95,723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ectron2-4L-removeZerosFromDataset-relativeToPointDistances-norm</text:p>
          </table:table-cell>
          <table:table-cell office:value-type="float" office:value="8.577" calcext:value-type="float">
            <text:p>8,577</text:p>
          </table:table-cell>
          <table:table-cell office:value-type="float" office:value="8.301" calcext:value-type="float">
            <text:p>8,301</text:p>
          </table:table-cell>
          <table:table-cell office:value-type="string" calcext:value-type="string">
            <text:p>Detectron2-2L-removeZerosFromDataset-relativeToNextFrame-drop-0,2-rec_drop-0,2-norm</text:p>
          </table:table-cell>
          <table:table-cell office:value-type="float" office:value="85.755" calcext:value-type="float">
            <text:p>85,755</text:p>
          </table:table-cell>
          <table:table-cell office:value-type="float" office:value="80.881" calcext:value-type="float">
            <text:p>80,881</text:p>
          </table:table-cell>
          <table:table-cell office:value-type="string" calcext:value-type="string">
            <text:p>Detectron2-2L-removeZerosFromDataset-smooth-29-9-relativeTo3CentersOfVideoAbsolute-drop-0,5-rec_drop-0,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3.48" calcext:value-type="float">
            <text:p>93,48</text:p>
          </table:table-cell>
          <table:table-cell table:style-name="ce228" office:value-type="float" office:value="91.173" calcext:value-type="float">
            <text:p>91,173</text:p>
          </table:table-cell>
          <table:table-cell table:style-name="ce228" office:value-type="string" calcext:value-type="string">
            <text:p>Detectron2-3L-removeZerosFromDataset-smooth-29-4-relativeToUpperMiddleBottomCentersOfVideo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ectron2-4L-removeZerosFromDataset-smooth-29-6-relativeToUpperMiddleBottomCentersOfVideo-norm</text:p>
          </table:table-cell>
          <table:table-cell office:value-type="float" office:value="7.786" calcext:value-type="float">
            <text:p>7,786</text:p>
          </table:table-cell>
          <table:table-cell office:value-type="float" office:value="7.717" calcext:value-type="float">
            <text:p>7,717</text:p>
          </table:table-cell>
          <table:table-cell office:value-type="string" calcext:value-type="string">
            <text:p>Detectron2-2L-removeZerosFromDataset-relativeToNextFrame-drop-0,5-rec_drop-0,5-norm</text:p>
          </table:table-cell>
          <table:table-cell office:value-type="float" office:value="14.703" calcext:value-type="float">
            <text:p>14,703</text:p>
          </table:table-cell>
          <table:table-cell office:value-type="float" office:value="15.19" calcext:value-type="float">
            <text:p>15,19</text:p>
          </table:table-cell>
          <table:table-cell office:value-type="string" calcext:value-type="string">
            <text:p>Detectron2-2L-removeZerosFromDataset-relativeToUpperMiddleBottomCentersOfVideo-drop-0,5-rec_drop-0,5-norm</text:p>
          </table:table-cell>
          <table:table-cell table:number-columns-repeated="1010"/>
        </table:table-row>
        <table:table-row table:style-name="ro2">
          <table:table-cell table:number-columns-repeated="2"/>
          <table:table-cell office:value-type="float" office:value="93.114" calcext:value-type="float">
            <text:p>93,114</text:p>
          </table:table-cell>
          <table:table-cell table:style-name="ce228" office:value-type="float" office:value="91.041" calcext:value-type="float">
            <text:p>91,041</text:p>
          </table:table-cell>
          <table:table-cell table:style-name="ce228" office:value-type="string" calcext:value-type="string">
            <text:p>Detectron2-3L-removeZerosFromDataset-smooth-29-8-relativeToUpperMiddleBottomCentersOfVideo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ectron2-4L-removeZerosFromDataset-smooth-29-7-relativeToUpperMiddleBottomCentersOfVideo-norm</text:p>
          </table:table-cell>
          <table:table-cell office:value-type="float" office:value="7.968" calcext:value-type="float">
            <text:p>7,968</text:p>
          </table:table-cell>
          <table:table-cell office:value-type="float" office:value="7.692" calcext:value-type="float">
            <text:p>7,692</text:p>
          </table:table-cell>
          <table:table-cell office:value-type="string" calcext:value-type="string">
            <text:p>Detectron2-2L-removeZerosFromDataset-relativeToNextFrame-drop-0,4-rec_drop-0,4-norm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table:number-columns-repeated="2"/>
          <table:table-cell office:value-type="float" office:value="92.015" calcext:value-type="float">
            <text:p>92,015</text:p>
          </table:table-cell>
          <table:table-cell table:style-name="ce228" office:value-type="float" office:value="91.041" calcext:value-type="float">
            <text:p>91,041</text:p>
          </table:table-cell>
          <table:table-cell table:style-name="ce228" office:value-type="string" calcext:value-type="string">
            <text:p>Detectron2-4L-smooth-29-4-relativeToPointDistances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ectron2-4L-relativeToNextFrame-norm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2">
          <table:table-cell table:number-columns-repeated="2"/>
          <table:table-cell office:value-type="float" office:value="92.674" calcext:value-type="float">
            <text:p>92,674</text:p>
          </table:table-cell>
          <table:table-cell table:style-name="ce228" office:value-type="float" office:value="91.041" calcext:value-type="float">
            <text:p>91,041</text:p>
          </table:table-cell>
          <table:table-cell table:style-name="ce228" office:value-type="string" calcext:value-type="string">
            <text:p>Detectron2-4L-smooth-29-5-relativeToPointDistances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ectron2-2L-removeZerosFromDataset-smooth-29-9-relativeToUpperMiddleBottomCentersOfVideo-drop-0,4-rec_drop-0,4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1.429" calcext:value-type="float">
            <text:p>91,429</text:p>
          </table:table-cell>
          <table:table-cell table:style-name="ce228" office:value-type="float" office:value="90.909" calcext:value-type="float">
            <text:p>90,909</text:p>
          </table:table-cell>
          <table:table-cell table:style-name="ce228" office:value-type="string" calcext:value-type="string">
            <text:p>Detectron2-2L-smooth-29-9-relativeToPointDistances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ectron2-4L-removeZerosFromDataset-smooth-29-5-relativeToUpperMiddleBottomCentersOfVideo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2.674" calcext:value-type="float">
            <text:p>92,674</text:p>
          </table:table-cell>
          <table:table-cell table:style-name="ce228" office:value-type="float" office:value="90.909" calcext:value-type="float">
            <text:p>90,909</text:p>
          </table:table-cell>
          <table:table-cell table:style-name="ce228" office:value-type="string" calcext:value-type="string">
            <text:p>Detectron2-3L-removeZerosFromDataset-smooth-29-6-relativeToUpperMiddleBottomCentersOfVideo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ectron2-2L-removeZerosFromDataset-relativeToUpperMiddleBottomCentersOfVideo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1.575" calcext:value-type="float">
            <text:p>91,575</text:p>
          </table:table-cell>
          <table:table-cell table:style-name="ce228" office:value-type="float" office:value="90.909" calcext:value-type="float">
            <text:p>90,909</text:p>
          </table:table-cell>
          <table:table-cell table:style-name="ce228" office:value-type="string" calcext:value-type="string">
            <text:p>Detectron2-4L-smooth-29-2-relativeToPointDistances-norm</text:p>
          </table:table-cell>
          <table:table-cell office:value-type="float" office:value="96.134" calcext:value-type="float">
            <text:p>96,134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ectron2-4L-removeZerosFromDataset-relativeToUpperMiddleBottomCentersOfVideo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1.575" calcext:value-type="float">
            <text:p>91,575</text:p>
          </table:table-cell>
          <table:table-cell table:style-name="ce228" office:value-type="float" office:value="90.909" calcext:value-type="float">
            <text:p>90,909</text:p>
          </table:table-cell>
          <table:table-cell table:style-name="ce228" office:value-type="string" calcext:value-type="string">
            <text:p>Detectron2-4L-smooth-29-3-relativeToPointDistances-norm</text:p>
          </table:table-cell>
          <table:table-cell office:value-type="float" office:value="95.899" calcext:value-type="float">
            <text:p>95,899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ectron2-2L-removeZerosFromDataset-smooth-29-8-relativeToUpperMiddleBottomCentersOfVideo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0.476" calcext:value-type="float">
            <text:p>90,476</text:p>
          </table:table-cell>
          <table:table-cell table:style-name="ce228" office:value-type="float" office:value="90.777" calcext:value-type="float">
            <text:p>90,777</text:p>
          </table:table-cell>
          <table:table-cell table:style-name="ce228" office:value-type="string" calcext:value-type="string">
            <text:p>Detectron2-2L-smooth-29-9-relativeToUpperMiddleBottomCentersOfVideo-norm</text:p>
          </table:table-cell>
          <table:table-cell office:value-type="float" office:value="95.138" calcext:value-type="float">
            <text:p>95,138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ectron2-2L-removeZerosFromDataset-smooth-29-6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1.355" calcext:value-type="float">
            <text:p>91,355</text:p>
          </table:table-cell>
          <table:table-cell table:style-name="ce228" office:value-type="float" office:value="90.777" calcext:value-type="float">
            <text:p>90,777</text:p>
          </table:table-cell>
          <table:table-cell table:style-name="ce228" office:value-type="string" calcext:value-type="string">
            <text:p>Detectron2-2L-smooth-29-3-relativeToPointDistances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3.987" calcext:value-type="float">
            <text:p>93,987</text:p>
          </table:table-cell>
          <table:table-cell office:value-type="string" calcext:value-type="string">
            <text:p>Detectron2-2L-removeZerosFromDataset-smooth-29-9-relativeToPointDistances-drop-0,4-rec_drop-0,4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2.821" calcext:value-type="float">
            <text:p>92,821</text:p>
          </table:table-cell>
          <table:table-cell table:style-name="ce228" office:value-type="float" office:value="90.777" calcext:value-type="float">
            <text:p>90,777</text:p>
          </table:table-cell>
          <table:table-cell table:style-name="ce228" office:value-type="string" calcext:value-type="string">
            <text:p>Detectron2-2L-removeZerosFromDataset-relativeToPointDistances-drop-0,3-rec_drop-0,3-norm</text:p>
          </table:table-cell>
          <table:table-cell office:value-type="float" office:value="94.142" calcext:value-type="float">
            <text:p>94,142</text:p>
          </table:table-cell>
          <table:table-cell office:value-type="float" office:value="93.882" calcext:value-type="float">
            <text:p>93,882</text:p>
          </table:table-cell>
          <table:table-cell office:value-type="string" calcext:value-type="string">
            <text:p>Detectron2-4L-removeZerosFromDataset-smooth-29-2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3.48" calcext:value-type="float">
            <text:p>93,48</text:p>
          </table:table-cell>
          <table:table-cell office:value-type="float" office:value="90.382" calcext:value-type="float">
            <text:p>90,382</text:p>
          </table:table-cell>
          <table:table-cell office:value-type="string" calcext:value-type="string">
            <text:p>Detectron2-2L-removeZerosFromDataset-relativeTo3CentersOfVideoAbsolute-drop-0,3-rec_drop-0,3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3.882" calcext:value-type="float">
            <text:p>93,882</text:p>
          </table:table-cell>
          <table:table-cell office:value-type="string" calcext:value-type="string">
            <text:p>Detectron2-2L-removeZerosFromDataset-relativeToPointDistances-drop-0,05-rec_drop-0,05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2.015" calcext:value-type="float">
            <text:p>92,015</text:p>
          </table:table-cell>
          <table:table-cell office:value-type="float" office:value="89.855" calcext:value-type="float">
            <text:p>89,855</text:p>
          </table:table-cell>
          <table:table-cell office:value-type="string" calcext:value-type="string">
            <text:p>Detectron2-2L-relativeToPointDistances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3.671" calcext:value-type="float">
            <text:p>93,671</text:p>
          </table:table-cell>
          <table:table-cell office:value-type="string" calcext:value-type="string">
            <text:p>Detectron2-4L-removeZerosFromDataset-smooth-29-3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2.527" calcext:value-type="float">
            <text:p>92,527</text:p>
          </table:table-cell>
          <table:table-cell office:value-type="float" office:value="89.723" calcext:value-type="float">
            <text:p>89,723</text:p>
          </table:table-cell>
          <table:table-cell office:value-type="string" calcext:value-type="string">
            <text:p>Detectron2-4L-smooth-29-3-relativeToUpperMiddleBottomCentersOfVideo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3.671" calcext:value-type="float">
            <text:p>93,671</text:p>
          </table:table-cell>
          <table:table-cell office:value-type="string" calcext:value-type="string">
            <text:p>Detectron2-2L-removeZerosFromDataset-relativeToUpperMiddleBottomCentersOfVideo-smooth-29-8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1.062" calcext:value-type="float">
            <text:p>91,062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ectron2-2L-relativeToUpperMiddleBottomCentersOfVideo-norm</text:p>
          </table:table-cell>
          <table:table-cell office:value-type="float" office:value="95.079" calcext:value-type="float">
            <text:p>95,079</text:p>
          </table:table-cell>
          <table:table-cell office:value-type="float" office:value="93.671" calcext:value-type="float">
            <text:p>93,671</text:p>
          </table:table-cell>
          <table:table-cell office:value-type="string" calcext:value-type="string">
            <text:p>Detectron2-2L-removeZerosFromDataset-smooth-29-8-relativeToUpperMiddleBottomCentersOfVideo-smooth-29-8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9.231" calcext:value-type="float">
            <text:p>89,231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ectron2-2L-smooth-29-1-relativeToPointDistances-norm</text:p>
          </table:table-cell>
          <table:table-cell office:value-type="float" office:value="95.489" calcext:value-type="float">
            <text:p>95,489</text:p>
          </table:table-cell>
          <table:table-cell office:value-type="float" office:value="93.565" calcext:value-type="float">
            <text:p>93,565</text:p>
          </table:table-cell>
          <table:table-cell office:value-type="string" calcext:value-type="string">
            <text:p>Detectron2-4L-removeZerosFromDataset-smooth-29-4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0.916" calcext:value-type="float">
            <text:p>90,916</text:p>
          </table:table-cell>
          <table:table-cell office:value-type="float" office:value="89.46" calcext:value-type="float">
            <text:p>89,46</text:p>
          </table:table-cell>
          <table:table-cell office:value-type="string" calcext:value-type="string">
            <text:p>Detectron2-2L-smooth-29-6-relativeToPointDistances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3.565" calcext:value-type="float">
            <text:p>93,565</text:p>
          </table:table-cell>
          <table:table-cell office:value-type="string" calcext:value-type="string">
            <text:p>Detectron2-2L-removeZerosFromDataset-smooth-29-2-relativeToUpperMiddleBottomCentersOfVideo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ectron2-2L-smooth-29-7-relativeToPointDistances-norm</text:p>
          </table:table-cell>
          <table:table-cell office:value-type="float" office:value="95.548" calcext:value-type="float">
            <text:p>95,548</text:p>
          </table:table-cell>
          <table:table-cell office:value-type="float" office:value="93.565" calcext:value-type="float">
            <text:p>93,565</text:p>
          </table:table-cell>
          <table:table-cell office:value-type="string" calcext:value-type="string">
            <text:p>Detectron2-2L-removeZerosFromDataset-relativeTo3CentersOfVideoAbsolute-drop-0,4-rec_drop-0,4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1.429" calcext:value-type="float">
            <text:p>91,429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ectron2-2L-smooth-29-7-relativeToUpperMiddleBottomCentersOfVideo-norm</text:p>
          </table:table-cell>
          <table:table-cell office:value-type="float" office:value="95.372" calcext:value-type="float">
            <text:p>95,372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Detectron2-2L-removeZerosFromDataset-smooth-29-5-relativeToUpperMiddleBottomCentersOfVideo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ectron2-2L-smooth-29-5-relativeToUpperMiddleBottomCentersOfVideo-norm</text:p>
          </table:table-cell>
          <table:table-cell office:value-type="float" office:value="95.138" calcext:value-type="float">
            <text:p>95,138</text:p>
          </table:table-cell>
          <table:table-cell office:value-type="float" office:value="93.354" calcext:value-type="float">
            <text:p>93,354</text:p>
          </table:table-cell>
          <table:table-cell office:value-type="string" calcext:value-type="string">
            <text:p>Detectron2-2L-removeZerosFromDataset-smooth-29-3-relativeToUpperMiddleBottomCentersOfVideo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51" office:value-type="float" office:value="90.33" calcext:value-type="float">
            <text:p>90,33</text:p>
          </table:table-cell>
          <table:table-cell table:style-name="ce229" office:value-type="float" office:value="89.328" calcext:value-type="float">
            <text:p>89,328</text:p>
          </table:table-cell>
          <table:table-cell table:style-name="ce229" office:value-type="string" calcext:value-type="string">
            <text:p>Detectron2-2L-smooth-29-4-relativeToPointDistances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3.249" calcext:value-type="float">
            <text:p>93,249</text:p>
          </table:table-cell>
          <table:table-cell office:value-type="string" calcext:value-type="string">
            <text:p>Detectron2-2L-removeZerosFromDataset-smooth-29-4-relativeToUpperMiddleBottomCentersOfVideo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51" office:value-type="float" office:value="87.399" calcext:value-type="float">
            <text:p>87,399</text:p>
          </table:table-cell>
          <table:table-cell table:style-name="ce229" office:value-type="float" office:value="89.196" calcext:value-type="float">
            <text:p>89,196</text:p>
          </table:table-cell>
          <table:table-cell table:style-name="ce229" office:value-type="string" calcext:value-type="string">
            <text:p>Detectron2-2L-smooth-29-3-relativeToNextFrame-norm</text:p>
          </table:table-cell>
          <table:table-cell office:value-type="float" office:value="95.255" calcext:value-type="float">
            <text:p>95,255</text:p>
          </table:table-cell>
          <table:table-cell office:value-type="float" office:value="93.249" calcext:value-type="float">
            <text:p>93,249</text:p>
          </table:table-cell>
          <table:table-cell office:value-type="string" calcext:value-type="string">
            <text:p>Detectron2-2L-removeZerosFromDataset-smooth-29-9-relativeToUpperMiddleBottomCentersOfVideo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51" office:value-type="float" office:value="90.403" calcext:value-type="float">
            <text:p>90,403</text:p>
          </table:table-cell>
          <table:table-cell table:style-name="ce229" office:value-type="float" office:value="89.065" calcext:value-type="float">
            <text:p>89,065</text:p>
          </table:table-cell>
          <table:table-cell table:style-name="ce229" office:value-type="string" calcext:value-type="string">
            <text:p>Detectron2-4L-smooth-29-1-relativeToPointDistances-norm</text:p>
          </table:table-cell>
          <table:table-cell office:value-type="float" office:value="94.552" calcext:value-type="float">
            <text:p>94,552</text:p>
          </table:table-cell>
          <table:table-cell office:value-type="float" office:value="93.249" calcext:value-type="float">
            <text:p>93,249</text:p>
          </table:table-cell>
          <table:table-cell office:value-type="string" calcext:value-type="string">
            <text:p>Detectron2-4L-removeZerosFromDataset-smooth-29-1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51" office:value-type="float" office:value="89.524" calcext:value-type="float">
            <text:p>89,524</text:p>
          </table:table-cell>
          <table:table-cell table:style-name="ce229" office:value-type="float" office:value="89.065" calcext:value-type="float">
            <text:p>89,065</text:p>
          </table:table-cell>
          <table:table-cell table:style-name="ce229" office:value-type="string" calcext:value-type="string">
            <text:p>Detectron2-2L-smooth-29-4-relativeToUpperMiddleBottomCentersOfVideo-norm</text:p>
          </table:table-cell>
          <table:table-cell office:value-type="float" office:value="94.318" calcext:value-type="float">
            <text:p>94,318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ectron2-2L-removeZerosFromDataset-smooth-29-5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0.183" calcext:value-type="float">
            <text:p>90,183</text:p>
          </table:table-cell>
          <table:table-cell office:value-type="float" office:value="88.933" calcext:value-type="float">
            <text:p>88,933</text:p>
          </table:table-cell>
          <table:table-cell office:value-type="string" calcext:value-type="string">
            <text:p>Detectron2-2L-smooth-29-3-relativeToUpperMiddleBottomCentersOfVideo-norm</text:p>
          </table:table-cell>
          <table:table-cell office:value-type="float" office:value="95.723" calcext:value-type="float">
            <text:p>95,723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ectron2-4L-removeZerosFromDataset-smooth-29-3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0.842" calcext:value-type="float">
            <text:p>90,842</text:p>
          </table:table-cell>
          <table:table-cell office:value-type="float" office:value="88.933" calcext:value-type="float">
            <text:p>88,933</text:p>
          </table:table-cell>
          <table:table-cell office:value-type="string" calcext:value-type="string">
            <text:p>Detectron2-2L-smooth-29-2-relativeToPointDistances-norm</text:p>
          </table:table-cell>
          <table:table-cell office:value-type="float" office:value="93.849" calcext:value-type="float">
            <text:p>93,849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ectron2-2L-removeZerosFromDataset-smooth-29-8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9.744" calcext:value-type="float">
            <text:p>89,744</text:p>
          </table:table-cell>
          <table:table-cell office:value-type="float" office:value="88.801" calcext:value-type="float">
            <text:p>88,801</text:p>
          </table:table-cell>
          <table:table-cell office:value-type="string" calcext:value-type="string">
            <text:p>Detectron2-2L-smooth-29-8-relativeToUpperMiddleBottomCentersOfVideo-norm</text:p>
          </table:table-cell>
          <table:table-cell office:value-type="float" office:value="93.673" calcext:value-type="float">
            <text:p>93,673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ectron2-2L-removeZerosFromDataset-smooth-29-6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9.67" calcext:value-type="float">
            <text:p>89,67</text:p>
          </table:table-cell>
          <table:table-cell office:value-type="float" office:value="88.801" calcext:value-type="float">
            <text:p>88,801</text:p>
          </table:table-cell>
          <table:table-cell office:value-type="string" calcext:value-type="string">
            <text:p>Detectron2-2L-smooth-29-2-relativeToUpperMiddleBottomCentersOfVideo-norm</text:p>
          </table:table-cell>
          <table:table-cell office:value-type="float" office:value="93.263" calcext:value-type="float">
            <text:p>93,263</text:p>
          </table:table-cell>
          <table:table-cell office:value-type="float" office:value="93.143" calcext:value-type="float">
            <text:p>93,143</text:p>
          </table:table-cell>
          <table:table-cell office:value-type="string" calcext:value-type="string">
            <text:p>Detectron2-2L-removeZerosFromDataset-relativeToPointDistances-drop-0,4-rec_drop-0,4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0.256" calcext:value-type="float">
            <text:p>90,25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ectron2-2L-smooth-29-5-relativeToPointDistances-norm</text:p>
          </table:table-cell>
          <table:table-cell office:value-type="float" office:value="95.782" calcext:value-type="float">
            <text:p>95,782</text:p>
          </table:table-cell>
          <table:table-cell office:value-type="float" office:value="93.038" calcext:value-type="float">
            <text:p>93,038</text:p>
          </table:table-cell>
          <table:table-cell office:value-type="string" calcext:value-type="string">
            <text:p>Detectron2-2L-removeZerosFromDataset-smooth-29-6-relativeToUpperMiddleBottomCentersOfVideo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0.696" calcext:value-type="float">
            <text:p>90,69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ectron2-2L-removeZerosFromDataset-relativeToPointDistances-drop-0,4-rec_drop-0,4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Detectron2-2L-removeZerosFromDataset-smooth-29-3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0.403" calcext:value-type="float">
            <text:p>90,403</text:p>
          </table:table-cell>
          <table:table-cell office:value-type="float" office:value="88.538" calcext:value-type="float">
            <text:p>88,538</text:p>
          </table:table-cell>
          <table:table-cell office:value-type="string" calcext:value-type="string">
            <text:p>Detectron2-2L-removeZerosFromDataset-smooth-29-9-relativeToPointDistances-drop-0,4-rec_drop-0,4-norm</text:p>
          </table:table-cell>
          <table:table-cell office:value-type="float" office:value="94.962" calcext:value-type="float">
            <text:p>94,962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Detectron2-2L-removeZerosFromDataset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0.037" calcext:value-type="float">
            <text:p>90,037</text:p>
          </table:table-cell>
          <table:table-cell office:value-type="float" office:value="88.142" calcext:value-type="float">
            <text:p>88,142</text:p>
          </table:table-cell>
          <table:table-cell office:value-type="string" calcext:value-type="string">
            <text:p>Detectron2-2L-smooth-29-9-relativeToNextFrame-norm</text:p>
          </table:table-cell>
          <table:table-cell office:value-type="float" office:value="95.021" calcext:value-type="float">
            <text:p>95,021</text:p>
          </table:table-cell>
          <table:table-cell office:value-type="float" office:value="92.932" calcext:value-type="float">
            <text:p>92,932</text:p>
          </table:table-cell>
          <table:table-cell office:value-type="string" calcext:value-type="string">
            <text:p>Detectron2-2L-removeZerosFromDataset-smooth-29-7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9.011" calcext:value-type="float">
            <text:p>89,011</text:p>
          </table:table-cell>
          <table:table-cell office:value-type="float" office:value="88.011" calcext:value-type="float">
            <text:p>88,011</text:p>
          </table:table-cell>
          <table:table-cell office:value-type="string" calcext:value-type="string">
            <text:p>Detectron2-2L-removeZerosFromDataset-relativeToUpperMiddleBottomCentersOfVideo-smooth-29-9-norm</text:p>
          </table:table-cell>
          <table:table-cell office:value-type="float" office:value="95.079" calcext:value-type="float">
            <text:p>95,079</text:p>
          </table:table-cell>
          <table:table-cell office:value-type="float" office:value="92.827" calcext:value-type="float">
            <text:p>92,827</text:p>
          </table:table-cell>
          <table:table-cell office:value-type="string" calcext:value-type="string">
            <text:p>Detectron2-2L-removeZerosFromDataset-relativeTo3CentersOfVideoAbsolut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9.158" calcext:value-type="float">
            <text:p>89,158</text:p>
          </table:table-cell>
          <table:table-cell office:value-type="float" office:value="87.879" calcext:value-type="float">
            <text:p>87,879</text:p>
          </table:table-cell>
          <table:table-cell office:value-type="string" calcext:value-type="string">
            <text:p>Detectron2-2L-removeZerosFromDataset-relativeToUpperMiddleBottomCentersOfVideo-smooth-29-5-norm</text:p>
          </table:table-cell>
          <table:table-cell office:value-type="float" office:value="94.903" calcext:value-type="float">
            <text:p>94,903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ectron2-2L-removeZerosFromDataset-relativeTo3CentersOfVideoAbsolute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7.399" calcext:value-type="float">
            <text:p>87,399</text:p>
          </table:table-cell>
          <table:table-cell office:value-type="float" office:value="87.747" calcext:value-type="float">
            <text:p>87,747</text:p>
          </table:table-cell>
          <table:table-cell office:value-type="string" calcext:value-type="string">
            <text:p>Detectron2-2L-smooth-29-7-relativeToNextFrame-norm</text:p>
          </table:table-cell>
          <table:table-cell office:value-type="float" office:value="94.903" calcext:value-type="float">
            <text:p>94,903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ectron2-2L-removeZerosFromDataset-smooth-29-7-relativeToUpperMiddleBottomCentersOfVideo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9.304" calcext:value-type="float">
            <text:p>89,304</text:p>
          </table:table-cell>
          <table:table-cell office:value-type="float" office:value="87.484" calcext:value-type="float">
            <text:p>87,484</text:p>
          </table:table-cell>
          <table:table-cell office:value-type="string" calcext:value-type="string">
            <text:p>Detectron2-2L-removeZerosFromDataset-smooth-29-5-relativeToUpperMiddleBottomCentersOfVideo-smooth-29-5-norm</text:p>
          </table:table-cell>
          <table:table-cell office:value-type="float" office:value="93.966" calcext:value-type="float">
            <text:p>93,966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ectron2-2L-removeZerosFromDataset-smooth-29-1-relativeToUpperMiddleBottomCentersOfVideo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6.447" calcext:value-type="float">
            <text:p>86,447</text:p>
          </table:table-cell>
          <table:table-cell office:value-type="float" office:value="87.088" calcext:value-type="float">
            <text:p>87,088</text:p>
          </table:table-cell>
          <table:table-cell office:value-type="string" calcext:value-type="string">
            <text:p>Detectron2-2L-removeZerosFromDataset-relativeToUpperMiddleBottomCentersOfVideo-drop-0,4-rec_drop-0,4-norm</text:p>
          </table:table-cell>
          <table:table-cell office:value-type="float" office:value="94.61" calcext:value-type="float">
            <text:p>94,61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ectron2-2L-removeZerosFromDataset-smooth-29-7-relativeTo3CentersOfVideoAbsolut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8.132" calcext:value-type="float">
            <text:p>88,132</text:p>
          </table:table-cell>
          <table:table-cell office:value-type="float" office:value="86.825" calcext:value-type="float">
            <text:p>86,825</text:p>
          </table:table-cell>
          <table:table-cell office:value-type="string" calcext:value-type="string">
            <text:p>PoseNet-2L-relativeToPointDistances-norm</text:p>
          </table:table-cell>
          <table:table-cell office:value-type="float" office:value="94.845" calcext:value-type="float">
            <text:p>94,845</text:p>
          </table:table-cell>
          <table:table-cell office:value-type="float" office:value="92.616" calcext:value-type="float">
            <text:p>92,616</text:p>
          </table:table-cell>
          <table:table-cell office:value-type="string" calcext:value-type="string">
            <text:p>Detectron2-2L-removeZerosFromDataset-smooth-29-9-relativeTo3CentersOfVideoAbsolute-drop-0,4-rec_drop-0,4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7.912" calcext:value-type="float">
            <text:p>87,912</text:p>
          </table:table-cell>
          <table:table-cell office:value-type="float" office:value="86.561" calcext:value-type="float">
            <text:p>86,561</text:p>
          </table:table-cell>
          <table:table-cell office:value-type="string" calcext:value-type="string">
            <text:p>PoseNet-2L-smooth-29-9-relativeToPointDistances-norm</text:p>
          </table:table-cell>
          <table:table-cell office:value-type="float" office:value="93.907" calcext:value-type="float">
            <text:p>93,907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Detectron2-2L-smooth-29-9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8.352" calcext:value-type="float">
            <text:p>88,352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PoseNet-2L-removeZerosFromDataset-smooth-29-9-relativeToPointDistances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PoseNet-2L-removeZerosFromDataset-smooth-29-7-relativeToUpperMiddleBottomCentersOfVideo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8.425" calcext:value-type="float">
            <text:p>88,425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Detectron2-2L-removeZerosFromDataset-relativeTo3CentersOfVideoAbsolute-drop-0,4-rec_drop-0,4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ectron2-2L-smooth-29-7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7.326" calcext:value-type="float">
            <text:p>87,326</text:p>
          </table:table-cell>
          <table:table-cell office:value-type="float" office:value="86.166" calcext:value-type="float">
            <text:p>86,166</text:p>
          </table:table-cell>
          <table:table-cell office:value-type="string" calcext:value-type="string">
            <text:p>PoseNet-2L-smooth-29-7-relativeToPointDistances-norm</text:p>
          </table:table-cell>
          <table:table-cell office:value-type="float" office:value="93.556" calcext:value-type="float">
            <text:p>93,556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ectron2-2L-removeZerosFromDataset-smooth-29-8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7.839" calcext:value-type="float">
            <text:p>87,839</text:p>
          </table:table-cell>
          <table:table-cell office:value-type="float" office:value="86.034" calcext:value-type="float">
            <text:p>86,034</text:p>
          </table:table-cell>
          <table:table-cell office:value-type="string" calcext:value-type="string">
            <text:p>Detectron2-2L-removeZerosFromDataset-smooth-29-9-relativeTo3CentersOfVideoAbsolute-drop-0,4-rec_drop-0,4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ectron2-2L-removeZerosFromDataset-relativeToUpperMiddleBottomCentersOfVideo-drop-0,4-rec_drop-0,4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7.399" calcext:value-type="float">
            <text:p>87,399</text:p>
          </table:table-cell>
          <table:table-cell office:value-type="float" office:value="85.771" calcext:value-type="float">
            <text:p>85,771</text:p>
          </table:table-cell>
          <table:table-cell office:value-type="string" calcext:value-type="string">
            <text:p>PoseNet-2L-removeZerosFromDataset-smooth-29-7-relativeToPointDistances-norm</text:p>
          </table:table-cell>
          <table:table-cell office:value-type="float" office:value="93.146" calcext:value-type="float">
            <text:p>93,146</text:p>
          </table:table-cell>
          <table:table-cell office:value-type="float" office:value="92.3" calcext:value-type="float">
            <text:p>92,3</text:p>
          </table:table-cell>
          <table:table-cell office:value-type="string" calcext:value-type="string">
            <text:p>PoseNet-2L-removeZerosFromDataset-relativeToUpperMiddleBottomCentersOfVideo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7.619" calcext:value-type="float">
            <text:p>87,619</text:p>
          </table:table-cell>
          <table:table-cell office:value-type="float" office:value="85.639" calcext:value-type="float">
            <text:p>85,639</text:p>
          </table:table-cell>
          <table:table-cell office:value-type="string" calcext:value-type="string">
            <text:p>Detectron2-2L-removeZerosFromDataset-relativeTo3CentersOfVideoAbsolute-norm</text:p>
          </table:table-cell>
          <table:table-cell office:value-type="float" office:value="94.083" calcext:value-type="float">
            <text:p>94,083</text:p>
          </table:table-cell>
          <table:table-cell office:value-type="float" office:value="92.194" calcext:value-type="float">
            <text:p>92,194</text:p>
          </table:table-cell>
          <table:table-cell office:value-type="string" calcext:value-type="string">
            <text:p>Detectron2-2L-removeZerosFromDataset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6.227" calcext:value-type="float">
            <text:p>86,227</text:p>
          </table:table-cell>
          <table:table-cell office:value-type="float" office:value="85.507" calcext:value-type="float">
            <text:p>85,507</text:p>
          </table:table-cell>
          <table:table-cell office:value-type="string" calcext:value-type="string">
            <text:p>Detectron2-2L-smooth-29-4-relativeToNextFrame-norm</text:p>
          </table:table-cell>
          <table:table-cell office:value-type="float" office:value="92.853" calcext:value-type="float">
            <text:p>92,853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ectron2-2L-smooth-29-5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6.374" calcext:value-type="float">
            <text:p>86,374</text:p>
          </table:table-cell>
          <table:table-cell office:value-type="float" office:value="84.848" calcext:value-type="float">
            <text:p>84,848</text:p>
          </table:table-cell>
          <table:table-cell office:value-type="string" calcext:value-type="string">
            <text:p>PoseNet-2L-smooth-29-5-relativeToUpperMiddleBottomCentersOfVideo-norm</text:p>
          </table:table-cell>
          <table:table-cell office:value-type="float" office:value="93.497" calcext:value-type="float">
            <text:p>93,497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ectron2-2L-removeZerosFromDataset-smooth-29-9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7.106" calcext:value-type="float">
            <text:p>87,106</text:p>
          </table:table-cell>
          <table:table-cell office:value-type="float" office:value="84.717" calcext:value-type="float">
            <text:p>84,717</text:p>
          </table:table-cell>
          <table:table-cell office:value-type="string" calcext:value-type="string">
            <text:p>PoseNet-2L-smooth-29-7-relativeToUpperMiddleBottomCentersOfVideo-norm</text:p>
          </table:table-cell>
          <table:table-cell office:value-type="float" office:value="91.154" calcext:value-type="float">
            <text:p>91,154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PoseNet-2L-removeZerosFromDataset-smooth-29-5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4.469" calcext:value-type="float">
            <text:p>84,469</text:p>
          </table:table-cell>
          <table:table-cell office:value-type="float" office:value="84.717" calcext:value-type="float">
            <text:p>84,717</text:p>
          </table:table-cell>
          <table:table-cell office:value-type="string" calcext:value-type="string">
            <text:p>Detectron2-2L-removeZerosFromDataset-smooth-29-9-relativeToUpperMiddleBottomCentersOfVideo-drop-0,4-rec_drop-0,4-norm</text:p>
          </table:table-cell>
          <table:table-cell office:value-type="float" office:value="92.97" calcext:value-type="float">
            <text:p>92,97</text:p>
          </table:table-cell>
          <table:table-cell office:value-type="float" office:value="91.983" calcext:value-type="float">
            <text:p>91,983</text:p>
          </table:table-cell>
          <table:table-cell office:value-type="string" calcext:value-type="string">
            <text:p>PoseNet-2L-removeZerosFromDataset-relativeTo3CentersOfVideoAbsolut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6.081" calcext:value-type="float">
            <text:p>86,081</text:p>
          </table:table-cell>
          <table:table-cell office:value-type="float" office:value="84.585" calcext:value-type="float">
            <text:p>84,585</text:p>
          </table:table-cell>
          <table:table-cell office:value-type="string" calcext:value-type="string">
            <text:p>PoseNet-2L-smooth-29-5-relativeToPointDistances-norm</text:p>
          </table:table-cell>
          <table:table-cell office:value-type="float" office:value="93.146" calcext:value-type="float">
            <text:p>93,146</text:p>
          </table:table-cell>
          <table:table-cell office:value-type="float" office:value="91.878" calcext:value-type="float">
            <text:p>91,878</text:p>
          </table:table-cell>
          <table:table-cell office:value-type="string" calcext:value-type="string">
            <text:p>Detectron2-2L-removeZerosFromDataset-smooth-29-2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7.106" calcext:value-type="float">
            <text:p>87,106</text:p>
          </table:table-cell>
          <table:table-cell office:value-type="float" office:value="84.453" calcext:value-type="float">
            <text:p>84,453</text:p>
          </table:table-cell>
          <table:table-cell office:value-type="string" calcext:value-type="string">
            <text:p>PoseNet-2L-removeZerosFromDataset-smooth-29-5-relativeToPointDistances-norm</text:p>
          </table:table-cell>
          <table:table-cell office:value-type="float" office:value="93.087" calcext:value-type="float">
            <text:p>93,087</text:p>
          </table:table-cell>
          <table:table-cell office:value-type="float" office:value="91.878" calcext:value-type="float">
            <text:p>91,878</text:p>
          </table:table-cell>
          <table:table-cell office:value-type="string" calcext:value-type="string">
            <text:p>Detectron2-2L-removeZerosFromDataset-smooth-29-3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7.253" calcext:value-type="float">
            <text:p>87,253</text:p>
          </table:table-cell>
          <table:table-cell office:value-type="float" office:value="84.058" calcext:value-type="float">
            <text:p>84,058</text:p>
          </table:table-cell>
          <table:table-cell office:value-type="string" calcext:value-type="string">
            <text:p>Detectron2-2L-smooth-29-2-relativeToNextFrame-norm</text:p>
          </table:table-cell>
          <table:table-cell office:value-type="float" office:value="94.2" calcext:value-type="float">
            <text:p>94,2</text:p>
          </table:table-cell>
          <table:table-cell office:value-type="float" office:value="91.878" calcext:value-type="float">
            <text:p>91,878</text:p>
          </table:table-cell>
          <table:table-cell office:value-type="string" calcext:value-type="string">
            <text:p>Detectron2-2L-removeZerosFromDataset-smooth-29-7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6.96" calcext:value-type="float">
            <text:p>86,96</text:p>
          </table:table-cell>
          <table:table-cell office:value-type="float" office:value="83.926" calcext:value-type="float">
            <text:p>83,926</text:p>
          </table:table-cell>
          <table:table-cell office:value-type="string" calcext:value-type="string">
            <text:p>Detectron2-2L-smooth-29-6-relativeToUpperMiddleBottomCentersOfVideo-norm</text:p>
          </table:table-cell>
          <table:table-cell office:value-type="float" office:value="93.029" calcext:value-type="float">
            <text:p>93,029</text:p>
          </table:table-cell>
          <table:table-cell office:value-type="float" office:value="91.772" calcext:value-type="float">
            <text:p>91,772</text:p>
          </table:table-cell>
          <table:table-cell office:value-type="string" calcext:value-type="string">
            <text:p>Detectron2-2L-removeZerosFromDataset-smooth-29-2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7.766" calcext:value-type="float">
            <text:p>87,766</text:p>
          </table:table-cell>
          <table:table-cell office:value-type="float" office:value="83.531" calcext:value-type="float">
            <text:p>83,531</text:p>
          </table:table-cell>
          <table:table-cell office:value-type="string" calcext:value-type="string">
            <text:p>PoseNet-2L-smooth-29-9-relativeToUpperMiddleBottomCentersOfVideo-norm</text:p>
          </table:table-cell>
          <table:table-cell office:value-type="float" office:value="93.79" calcext:value-type="float">
            <text:p>93,79</text:p>
          </table:table-cell>
          <table:table-cell office:value-type="float" office:value="91.772" calcext:value-type="float">
            <text:p>91,772</text:p>
          </table:table-cell>
          <table:table-cell office:value-type="string" calcext:value-type="string">
            <text:p>Detectron2-2L-removeZerosFromDataset-smooth-29-5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6.96" calcext:value-type="float">
            <text:p>86,96</text:p>
          </table:table-cell>
          <table:table-cell office:value-type="float" office:value="83.531" calcext:value-type="float">
            <text:p>83,531</text:p>
          </table:table-cell>
          <table:table-cell office:value-type="string" calcext:value-type="string">
            <text:p>Detectron2-2L-removeZerosFromDataset-smooth-29-5-relativeTo3CentersOfVideoAbsolute-norm</text:p>
          </table:table-cell>
          <table:table-cell office:value-type="float" office:value="93.79" calcext:value-type="float">
            <text:p>93,79</text:p>
          </table:table-cell>
          <table:table-cell office:value-type="float" office:value="91.667" calcext:value-type="float">
            <text:p>91,667</text:p>
          </table:table-cell>
          <table:table-cell office:value-type="string" calcext:value-type="string">
            <text:p>Detectron2-2L-removeZerosFromDataset-smooth-29-4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4.835" calcext:value-type="float">
            <text:p>84,835</text:p>
          </table:table-cell>
          <table:table-cell office:value-type="float" office:value="82.477" calcext:value-type="float">
            <text:p>82,477</text:p>
          </table:table-cell>
          <table:table-cell office:value-type="string" calcext:value-type="string">
            <text:p>Detectron2-2L-smooth-29-1-relativeToNextFrame-norm</text:p>
          </table:table-cell>
          <table:table-cell office:value-type="float" office:value="94.259" calcext:value-type="float">
            <text:p>94,259</text:p>
          </table:table-cell>
          <table:table-cell office:value-type="float" office:value="91.667" calcext:value-type="float">
            <text:p>91,667</text:p>
          </table:table-cell>
          <table:table-cell office:value-type="string" calcext:value-type="string">
            <text:p>Detectron2-2L-removeZerosFromDataset-smooth-29-9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2.711" calcext:value-type="float">
            <text:p>82,711</text:p>
          </table:table-cell>
          <table:table-cell office:value-type="float" office:value="82.213" calcext:value-type="float">
            <text:p>82,213</text:p>
          </table:table-cell>
          <table:table-cell office:value-type="string" calcext:value-type="string">
            <text:p>PoseNet-2L-removeZerosFromDataset-relativeTo3CentersOfVideoAbsolute-norm</text:p>
          </table:table-cell>
          <table:table-cell office:value-type="float" office:value="93.204" calcext:value-type="float">
            <text:p>93,204</text:p>
          </table:table-cell>
          <table:table-cell office:value-type="float" office:value="91.456" calcext:value-type="float">
            <text:p>91,456</text:p>
          </table:table-cell>
          <table:table-cell office:value-type="string" calcext:value-type="string">
            <text:p>Detectron2-4L-removeZerosFromDataset-smooth-29-1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3.443" calcext:value-type="float">
            <text:p>83,443</text:p>
          </table:table-cell>
          <table:table-cell office:value-type="float" office:value="82.082" calcext:value-type="float">
            <text:p>82,082</text:p>
          </table:table-cell>
          <table:table-cell office:value-type="string" calcext:value-type="string">
            <text:p>PoseNet-2L-removeZerosFromDataset-smooth-29-7-relativeTo3CentersOfVideoAbsolute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Detectron2-2L-removeZerosFromDataset-smooth-29-1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3.37" calcext:value-type="float">
            <text:p>83,37</text:p>
          </table:table-cell>
          <table:table-cell office:value-type="float" office:value="81.95" calcext:value-type="float">
            <text:p>81,95</text:p>
          </table:table-cell>
          <table:table-cell office:value-type="string" calcext:value-type="string">
            <text:p>PoseNet-2L-removeZerosFromDataset-smooth-29-9-relativeTo3CentersOfVideoAbsolute-norm</text:p>
          </table:table-cell>
          <table:table-cell office:value-type="float" office:value="93.322" calcext:value-type="float">
            <text:p>93,322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PoseNet-2L-removeZerosFromDataset-smooth-29-5-relativeToUpperMiddleBottomCentersOfVideo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4.176" calcext:value-type="float">
            <text:p>84,176</text:p>
          </table:table-cell>
          <table:table-cell office:value-type="float" office:value="81.423" calcext:value-type="float">
            <text:p>81,423</text:p>
          </table:table-cell>
          <table:table-cell office:value-type="string" calcext:value-type="string">
            <text:p>PoseNet-2L-removeZerosFromDataset-smooth-29-5-relativeTo3CentersOfVideoAbsolute-norm</text:p>
          </table:table-cell>
          <table:table-cell office:value-type="float" office:value="94.2" calcext:value-type="float">
            <text:p>94,2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Detectron2-2L-removeZerosFromDataset-smooth-29-9-relativeTo3CentersOfVideoAbsolut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3.883" calcext:value-type="float">
            <text:p>83,883</text:p>
          </table:table-cell>
          <table:table-cell office:value-type="float" office:value="81.291" calcext:value-type="float">
            <text:p>81,291</text:p>
          </table:table-cell>
          <table:table-cell office:value-type="string" calcext:value-type="string">
            <text:p>PoseNet-2L-removeZerosFromDataset-relativeTo3CentersOfVideoAbsolute</text:p>
          </table:table-cell>
          <table:table-cell office:value-type="float" office:value="94.083" calcext:value-type="float">
            <text:p>94,083</text:p>
          </table:table-cell>
          <table:table-cell office:value-type="float" office:value="91.35" calcext:value-type="float">
            <text:p>91,35</text:p>
          </table:table-cell>
          <table:table-cell office:value-type="string" calcext:value-type="string">
            <text:p>Detectron2-2L-removeZerosFromDataset-smooth-29-5-relativeTo3CentersOfVideoAbsolut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8.425" calcext:value-type="float">
            <text:p>88,425</text:p>
          </table:table-cell>
          <table:table-cell office:value-type="float" office:value="81.159" calcext:value-type="float">
            <text:p>81,159</text:p>
          </table:table-cell>
          <table:table-cell office:value-type="string" calcext:value-type="string">
            <text:p>PoseNet-2L-relativeToUpperMiddleBottomCentersOfVideo-norm</text:p>
          </table:table-cell>
          <table:table-cell office:value-type="float" office:value="91.564" calcext:value-type="float">
            <text:p>91,564</text:p>
          </table:table-cell>
          <table:table-cell office:value-type="float" office:value="91.245" calcext:value-type="float">
            <text:p>91,245</text:p>
          </table:table-cell>
          <table:table-cell office:value-type="string" calcext:value-type="string">
            <text:p>PoseNet-2L-removeZerosFromDataset-smooth-29-5-relativeTo3CentersOfVideoAbsolut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81.905" calcext:value-type="float">
            <text:p>81,905</text:p>
          </table:table-cell>
          <table:table-cell office:value-type="float" office:value="80.237" calcext:value-type="float">
            <text:p>80,237</text:p>
          </table:table-cell>
          <table:table-cell office:value-type="string" calcext:value-type="string">
            <text:p>PoseNet-2L-smooth-29-3-relativeToNextFrame-norm</text:p>
          </table:table-cell>
          <table:table-cell office:value-type="float" office:value="91.095" calcext:value-type="float">
            <text:p>91,095</text:p>
          </table:table-cell>
          <table:table-cell office:value-type="float" office:value="91.139" calcext:value-type="float">
            <text:p>91,139</text:p>
          </table:table-cell>
          <table:table-cell office:value-type="string" calcext:value-type="string">
            <text:p>PoseNet-2L-removeZerosFromDataset-smooth-29-7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78.974" calcext:value-type="float">
            <text:p>78,974</text:p>
          </table:table-cell>
          <table:table-cell office:value-type="float" office:value="77.866" calcext:value-type="float">
            <text:p>77,866</text:p>
          </table:table-cell>
          <table:table-cell office:value-type="string" calcext:value-type="string">
            <text:p>Detectron2-2L-removeZerosFromDataset-smooth-29-9-relativeToUpperMiddleBottomCentersOfVideo-smooth-29-9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0.928" calcext:value-type="float">
            <text:p>90,928</text:p>
          </table:table-cell>
          <table:table-cell office:value-type="string" calcext:value-type="string">
            <text:p>Detectron2-2L-removeZerosFromDataset-smooth-29-4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78.388" calcext:value-type="float">
            <text:p>78,388</text:p>
          </table:table-cell>
          <table:table-cell office:value-type="float" office:value="77.075" calcext:value-type="float">
            <text:p>77,075</text:p>
          </table:table-cell>
          <table:table-cell office:value-type="string" calcext:value-type="string">
            <text:p>Detectron2-2L-removeZerosFromDataset-smooth-29-7-relativeTo3CentersOfVideoAbsolute-norm</text:p>
          </table:table-cell>
          <table:table-cell office:value-type="float" office:value="91.74" calcext:value-type="float">
            <text:p>91,74</text:p>
          </table:table-cell>
          <table:table-cell office:value-type="float" office:value="90.928" calcext:value-type="float">
            <text:p>90,928</text:p>
          </table:table-cell>
          <table:table-cell office:value-type="string" calcext:value-type="string">
            <text:p>PoseNet-2L-removeZerosFromDataset-smooth-29-7-relativeTo3CentersOfVideoAbsolut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75.018" calcext:value-type="float">
            <text:p>75,018</text:p>
          </table:table-cell>
          <table:table-cell office:value-type="float" office:value="76.548" calcext:value-type="float">
            <text:p>76,548</text:p>
          </table:table-cell>
          <table:table-cell office:value-type="string" calcext:value-type="string">
            <text:p>Detectron2-2L-removeZerosFromDataset-smooth-29-9-relativeTo3CentersOfVideoAbsolute-norm</text:p>
          </table:table-cell>
          <table:table-cell office:value-type="float" office:value="90.275" calcext:value-type="float">
            <text:p>90,275</text:p>
          </table:table-cell>
          <table:table-cell office:value-type="float" office:value="90.823" calcext:value-type="float">
            <text:p>90,823</text:p>
          </table:table-cell>
          <table:table-cell office:value-type="string" calcext:value-type="string">
            <text:p>PoseNet-2L-removeZerosFromDataset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75.751" calcext:value-type="float">
            <text:p>75,751</text:p>
          </table:table-cell>
          <table:table-cell office:value-type="float" office:value="75.362" calcext:value-type="float">
            <text:p>75,362</text:p>
          </table:table-cell>
          <table:table-cell office:value-type="string" calcext:value-type="string">
            <text:p>Detectron2-2L-smooth-29-1-relativeToUpperMiddleBottomCentersOfVideo-norm</text:p>
          </table:table-cell>
          <table:table-cell office:value-type="float" office:value="92.267" calcext:value-type="float">
            <text:p>92,267</text:p>
          </table:table-cell>
          <table:table-cell office:value-type="float" office:value="90.612" calcext:value-type="float">
            <text:p>90,612</text:p>
          </table:table-cell>
          <table:table-cell office:value-type="string" calcext:value-type="string">
            <text:p>Detectron2-2L-removeZerosFromDataset-smooth-29-1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73.333" calcext:value-type="float">
            <text:p>73,333</text:p>
          </table:table-cell>
          <table:table-cell office:value-type="float" office:value="72.596" calcext:value-type="float">
            <text:p>72,596</text:p>
          </table:table-cell>
          <table:table-cell office:value-type="string" calcext:value-type="string">
            <text:p>PoseNet-2L-smooth-29-9-relativeToNextFrame-norm</text:p>
          </table:table-cell>
          <table:table-cell office:value-type="float" office:value="91.916" calcext:value-type="float">
            <text:p>91,916</text:p>
          </table:table-cell>
          <table:table-cell office:value-type="float" office:value="90.612" calcext:value-type="float">
            <text:p>90,612</text:p>
          </table:table-cell>
          <table:table-cell office:value-type="string" calcext:value-type="string">
            <text:p>PoseNet-2L-removeZerosFromDataset-relativeTo3CentersOfVideoAbsolute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74.432" calcext:value-type="float">
            <text:p>74,432</text:p>
          </table:table-cell>
          <table:table-cell office:value-type="float" office:value="72.069" calcext:value-type="float">
            <text:p>72,069</text:p>
          </table:table-cell>
          <table:table-cell office:value-type="string" calcext:value-type="string">
            <text:p>Detectron2-2L-removeZerosFromDataset-relativeTo3CentersOfVideoAbsolute</text:p>
          </table:table-cell>
          <table:table-cell office:value-type="float" office:value="92.033" calcext:value-type="float">
            <text:p>92,033</text:p>
          </table:table-cell>
          <table:table-cell office:value-type="float" office:value="90.506" calcext:value-type="float">
            <text:p>90,506</text:p>
          </table:table-cell>
          <table:table-cell office:value-type="string" calcext:value-type="string">
            <text:p>PoseNet-2L-removeZerosFromDataset-smooth-29-9-relativeToNextFram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46.886" calcext:value-type="float">
            <text:p>46,886</text:p>
          </table:table-cell>
          <table:table-cell office:value-type="float" office:value="42.292" calcext:value-type="float">
            <text:p>42,292</text:p>
          </table:table-cell>
          <table:table-cell office:value-type="string" calcext:value-type="string">
            <text:p>PoseNet-2L-relativeToPointDistances</text:p>
          </table:table-cell>
          <table:table-cell office:value-type="float" office:value="91.037" calcext:value-type="float">
            <text:p>91,037</text:p>
          </table:table-cell>
          <table:table-cell office:value-type="float" office:value="90.401" calcext:value-type="float">
            <text:p>90,401</text:p>
          </table:table-cell>
          <table:table-cell office:value-type="string" calcext:value-type="string">
            <text:p>PoseNet-2L-removeZerosFromDataset-smooth-29-9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32.527" calcext:value-type="float">
            <text:p>32,527</text:p>
          </table:table-cell>
          <table:table-cell office:value-type="float" office:value="30.962" calcext:value-type="float">
            <text:p>30,962</text:p>
          </table:table-cell>
          <table:table-cell office:value-type="string" calcext:value-type="string">
            <text:p>Detectron2-2L-removeZerosFromDataset-relativeToNextFrame-drop-0,3-rec_drop-0,3-norm</text:p>
          </table:table-cell>
          <table:table-cell office:value-type="float" office:value="92.677" calcext:value-type="float">
            <text:p>92,677</text:p>
          </table:table-cell>
          <table:table-cell office:value-type="float" office:value="90.084" calcext:value-type="float">
            <text:p>90,084</text:p>
          </table:table-cell>
          <table:table-cell office:value-type="string" calcext:value-type="string">
            <text:p>PoseNet-2L-removeZerosFromDataset-smooth-29-9-relativeToUpperMiddleBottomCentersOfVideo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9.597" calcext:value-type="float">
            <text:p>29,597</text:p>
          </table:table-cell>
          <table:table-cell office:value-type="float" office:value="28.722" calcext:value-type="float">
            <text:p>28,722</text:p>
          </table:table-cell>
          <table:table-cell office:value-type="string" calcext:value-type="string">
            <text:p>Detectron2-2L-removeZerosFromDataset-relativeToNextFrame-drop-0,5-rec_drop-0,5-norm</text:p>
          </table:table-cell>
          <table:table-cell office:value-type="float" office:value="89.69" calcext:value-type="float">
            <text:p>89,69</text:p>
          </table:table-cell>
          <table:table-cell office:value-type="float" office:value="89.135" calcext:value-type="float">
            <text:p>89,135</text:p>
          </table:table-cell>
          <table:table-cell office:value-type="string" calcext:value-type="string">
            <text:p>PoseNet-2L-removeZerosFromDataset-smooth-29-7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9.158" calcext:value-type="float">
            <text:p>29,158</text:p>
          </table:table-cell>
          <table:table-cell office:value-type="float" office:value="26.877" calcext:value-type="float">
            <text:p>26,877</text:p>
          </table:table-cell>
          <table:table-cell office:value-type="string" calcext:value-type="string">
            <text:p>PoseNet-2L-smooth-29-7-relativeToNextFrame-norm</text:p>
          </table:table-cell>
          <table:table-cell office:value-type="float" office:value="89.924" calcext:value-type="float">
            <text:p>89,924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eNet-2L-removeZerosFromDataset-smooth-29-5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8.205" calcext:value-type="float">
            <text:p>28,205</text:p>
          </table:table-cell>
          <table:table-cell office:value-type="float" office:value="25.428" calcext:value-type="float">
            <text:p>25,428</text:p>
          </table:table-cell>
          <table:table-cell office:value-type="string" calcext:value-type="string">
            <text:p>Detectron2-2L-relativeToPointDistances</text:p>
          </table:table-cell>
          <table:table-cell office:value-type="float" office:value="90.1" calcext:value-type="float">
            <text:p>90,1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eNet-2L-removeZerosFromDataset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3.736" calcext:value-type="float">
            <text:p>23,736</text:p>
          </table:table-cell>
          <table:table-cell office:value-type="float" office:value="23.715" calcext:value-type="float">
            <text:p>23,715</text:p>
          </table:table-cell>
          <table:table-cell office:value-type="string" calcext:value-type="string">
            <text:p>Detectron2-2L-removeZerosFromDataset-relativeToNextFrame-drop-0,2-rec_drop-0,2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7.342" calcext:value-type="float">
            <text:p>87,342</text:p>
          </table:table-cell>
          <table:table-cell office:value-type="string" calcext:value-type="string">
            <text:p>PoseNet-2L-relativeToPointDistances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3.516" calcext:value-type="float">
            <text:p>23,516</text:p>
          </table:table-cell>
          <table:table-cell office:value-type="float" office:value="23.715" calcext:value-type="float">
            <text:p>23,715</text:p>
          </table:table-cell>
          <table:table-cell office:value-type="string" calcext:value-type="string">
            <text:p>Detectron2-2L-removeZerosFromDataset-relativeToNextFrame-drop-0,1-rec_drop-0,1-norm</text:p>
          </table:table-cell>
          <table:table-cell office:value-type="float" office:value="81.136" calcext:value-type="float">
            <text:p>81,136</text:p>
          </table:table-cell>
          <table:table-cell office:value-type="float" office:value="79.747" calcext:value-type="float">
            <text:p>79,747</text:p>
          </table:table-cell>
          <table:table-cell office:value-type="string" calcext:value-type="string">
            <text:p>PoseNet-2L-removeZerosFromDataset-smooth-29-9-relativeTo3CentersOfVideoAbsolute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3.15" calcext:value-type="float">
            <text:p>23,15</text:p>
          </table:table-cell>
          <table:table-cell office:value-type="float" office:value="23.584" calcext:value-type="float">
            <text:p>23,584</text:p>
          </table:table-cell>
          <table:table-cell office:value-type="string" calcext:value-type="string">
            <text:p>Detectron2-2L-removeZerosFromDataset-relativeToNextFrame-drop-0,1-rec_drop-0,1-norm</text:p>
          </table:table-cell>
          <table:table-cell office:value-type="float" office:value="44.347" calcext:value-type="float">
            <text:p>44,347</text:p>
          </table:table-cell>
          <table:table-cell office:value-type="float" office:value="40.19" calcext:value-type="float">
            <text:p>40,19</text:p>
          </table:table-cell>
          <table:table-cell office:value-type="string" calcext:value-type="string">
            <text:p>PoseNet-2L-relativeToPointDistances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3.37" calcext:value-type="float">
            <text:p>23,37</text:p>
          </table:table-cell>
          <table:table-cell office:value-type="float" office:value="23.584" calcext:value-type="float">
            <text:p>23,584</text:p>
          </table:table-cell>
          <table:table-cell office:value-type="string" calcext:value-type="string">
            <text:p>Detectron2-2L-removeZerosFromDataset-relativeToNextFrame-drop-0,15-rec_drop-0,15-norm</text:p>
          </table:table-cell>
          <table:table-cell office:value-type="float" office:value="42.472" calcext:value-type="float">
            <text:p>42,472</text:p>
          </table:table-cell>
          <table:table-cell office:value-type="float" office:value="38.819" calcext:value-type="float">
            <text:p>38,819</text:p>
          </table:table-cell>
          <table:table-cell office:value-type="string" calcext:value-type="string">
            <text:p>Detectron2-2L-relativeToPointDistances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3.37" calcext:value-type="float">
            <text:p>23,37</text:p>
          </table:table-cell>
          <table:table-cell office:value-type="float" office:value="23.584" calcext:value-type="float">
            <text:p>23,584</text:p>
          </table:table-cell>
          <table:table-cell office:value-type="string" calcext:value-type="string">
            <text:p>Detectron2-2L-removeZerosFromDataset-relativeToNextFrame-drop-0,05-rec_drop-0,05-norm</text:p>
          </table:table-cell>
          <table:table-cell office:value-type="float" office:value="19.332" calcext:value-type="float">
            <text:p>19,332</text:p>
          </table:table-cell>
          <table:table-cell office:value-type="float" office:value="20.042" calcext:value-type="float">
            <text:p>20,042</text:p>
          </table:table-cell>
          <table:table-cell office:value-type="string" calcext:value-type="string">
            <text:p>Detectron2-2L-removeZerosFromDataset-relativeToNextFrame-drop-0,5-rec_drop-0,5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3.15" calcext:value-type="float">
            <text:p>23,15</text:p>
          </table:table-cell>
          <table:table-cell office:value-type="float" office:value="23.188" calcext:value-type="float">
            <text:p>23,188</text:p>
          </table:table-cell>
          <table:table-cell office:value-type="string" calcext:value-type="string">
            <text:p>Detectron2-2L-relativeToNextFrame-norm</text:p>
          </table:table-cell>
          <table:table-cell office:value-type="float" office:value="19.391" calcext:value-type="float">
            <text:p>19,391</text:p>
          </table:table-cell>
          <table:table-cell office:value-type="float" office:value="19.62" calcext:value-type="float">
            <text:p>19,62</text:p>
          </table:table-cell>
          <table:table-cell office:value-type="string" calcext:value-type="string">
            <text:p>Detectron2-2L-removeZerosFromDataset-smooth-29-9-relativeToNextFrame-drop-0,4-rec_drop-0,4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3.37" calcext:value-type="float">
            <text:p>23,37</text:p>
          </table:table-cell>
          <table:table-cell office:value-type="float" office:value="22.925" calcext:value-type="float">
            <text:p>22,925</text:p>
          </table:table-cell>
          <table:table-cell office:value-type="string" calcext:value-type="string">
            <text:p>Detectron2-2L-removeZerosFromDataset-smooth-29-9-relativeToNextFrame-drop-0,4-rec_drop-0,4-norm</text:p>
          </table:table-cell>
          <table:table-cell office:value-type="float" office:value="10.076" calcext:value-type="float">
            <text:p>10,076</text:p>
          </table:table-cell>
          <table:table-cell office:value-type="float" office:value="10.021" calcext:value-type="float">
            <text:p>10,021</text:p>
          </table:table-cell>
          <table:table-cell office:value-type="string" calcext:value-type="string">
            <text:p>Detectron2-2L-removeZerosFromDataset-relativeToNextFrame-drop-0,4-rec_drop-0,4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2.418" calcext:value-type="float">
            <text:p>22,418</text:p>
          </table:table-cell>
          <table:table-cell office:value-type="float" office:value="22.134" calcext:value-type="float">
            <text:p>22,134</text:p>
          </table:table-cell>
          <table:table-cell office:value-type="string" calcext:value-type="string">
            <text:p>Detectron2-2L-smooth-29-8-relativeToNextFrame-norm</text:p>
          </table:table-cell>
          <table:table-cell office:value-type="float" office:value="10.076" calcext:value-type="float">
            <text:p>10,076</text:p>
          </table:table-cell>
          <table:table-cell office:value-type="float" office:value="9.916" calcext:value-type="float">
            <text:p>9,916</text:p>
          </table:table-cell>
          <table:table-cell office:value-type="string" calcext:value-type="string">
            <text:p>Detectron2-2L-removeZerosFromDataset-relativeToNextFrame-drop-0,3-rec_drop-0,3-norm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22.344" calcext:value-type="float">
            <text:p>22,344</text:p>
          </table:table-cell>
          <table:table-cell office:value-type="float" office:value="21.739" calcext:value-type="float">
            <text:p>21,739</text:p>
          </table:table-cell>
          <table:table-cell office:value-type="string" calcext:value-type="string">
            <text:p>Detectron2-2L-smooth-29-6-relativeToNextFrame-norm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21.465" calcext:value-type="float">
            <text:p>21,465</text:p>
          </table:table-cell>
          <table:table-cell office:value-type="float" office:value="20.817" calcext:value-type="float">
            <text:p>20,817</text:p>
          </table:table-cell>
          <table:table-cell office:value-type="string" calcext:value-type="string">
            <text:p>Detectron2-2L-smooth-29-5-relativeToNextFrame-norm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16.923" calcext:value-type="float">
            <text:p>16,923</text:p>
          </table:table-cell>
          <table:table-cell office:value-type="float" office:value="17.128" calcext:value-type="float">
            <text:p>17,128</text:p>
          </table:table-cell>
          <table:table-cell office:value-type="string" calcext:value-type="string">
            <text:p>PoseNet-2L-relativeToNextFrame-norm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12.527" calcext:value-type="float">
            <text:p>12,527</text:p>
          </table:table-cell>
          <table:table-cell office:value-type="float" office:value="12.516" calcext:value-type="float">
            <text:p>12,516</text:p>
          </table:table-cell>
          <table:table-cell office:value-type="string" calcext:value-type="string">
            <text:p>Detectron2-4L-removeZerosFromDataset-relativeToNextFrame-norm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12.674" calcext:value-type="float">
            <text:p>12,674</text:p>
          </table:table-cell>
          <table:table-cell office:value-type="float" office:value="12.385" calcext:value-type="float">
            <text:p>12,385</text:p>
          </table:table-cell>
          <table:table-cell office:value-type="string" calcext:value-type="string">
            <text:p>Detectron2-2L-removeZerosFromDataset-relativeToNextFrame-drop-0,4-rec_drop-0,4-norm</text:p>
          </table:table-cell>
          <table:table-cell table:number-columns-repeated="1019"/>
        </table:table-row>
        <table:table-row table:style-name="ro2" table:number-rows-repeated="10484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vided by tests" table:style-name="ta1">
        <table:table-column table:style-name="co11" table:default-cell-style-name="ce79"/>
        <table:table-column table:style-name="co12" table:default-cell-style-name="ce239"/>
        <table:table-column table:style-name="co13" table:default-cell-style-name="ce242"/>
        <table:table-column table:style-name="co4" table:default-cell-style-name="ce98"/>
        <table:table-column table:style-name="co5" table:default-cell-style-name="ce106"/>
        <table:table-column table:style-name="co14" table:default-cell-style-name="ce111"/>
        <table:table-column table:style-name="co4" table:default-cell-style-name="ce116"/>
        <table:table-column table:style-name="co5" table:default-cell-style-name="ce116"/>
        <table:table-column table:style-name="co15" table:default-cell-style-name="ce116"/>
        <table:table-column table:style-name="co4" table:default-cell-style-name="ce129"/>
        <table:table-column table:style-name="co5" table:default-cell-style-name="ce129"/>
        <table:table-column table:style-name="co16" table:default-cell-style-name="ce129"/>
        <table:table-column table:style-name="co17" table:number-columns-repeated="2" table:default-cell-style-name="ce129"/>
        <table:table-column table:style-name="co18" table:default-cell-style-name="ce129"/>
        <table:table-column table:style-name="co2" table:number-columns-repeated="2" table:default-cell-style-name="Default"/>
        <table:table-column table:style-name="co19" table:default-cell-style-name="Default"/>
        <table:table-column table:style-name="co2" table:number-columns-repeated="2" table:default-cell-style-name="Default"/>
        <table:table-column table:style-name="co16" table:default-cell-style-name="Default"/>
        <table:table-column table:style-name="co2" table:number-columns-repeated="1000" table:default-cell-style-name="Default"/>
        <table:table-row table:style-name="ro6">
          <table:table-cell table:style-name="ce80"/>
          <table:table-cell table:style-name="ce83"/>
          <table:table-cell table:style-name="ce80"/>
          <table:table-cell table:style-name="ce90" office:value-type="string" calcext:value-type="string" table:number-columns-spanned="3" table:number-rows-spanned="1">
            <text:p>relativeToNextFrame</text:p>
          </table:table-cell>
          <table:covered-table-cell table:style-name="ce99"/>
          <table:covered-table-cell table:style-name="ce107"/>
          <table:table-cell table:style-name="ce112" office:value-type="string" calcext:value-type="string" table:number-columns-spanned="3" table:number-rows-spanned="1">
            <text:p>relativeToPointDistances</text:p>
          </table:table-cell>
          <table:covered-table-cell table:number-columns-repeated="2" table:style-name="ce117"/>
          <table:table-cell table:style-name="ce127" office:value-type="string" calcext:value-type="string" table:number-columns-spanned="3" table:number-rows-spanned="1">
            <text:p>relativeToUpperMiddleBottomCentersOfVideo</text:p>
          </table:table-cell>
          <table:covered-table-cell table:number-columns-repeated="2" table:style-name="ce130"/>
          <table:table-cell table:style-name="ce139" table:number-columns-repeated="3"/>
          <table:table-cell table:style-name="ce80" table:number-columns-repeated="1006"/>
        </table:table-row>
        <table:table-row table:style-name="ro5">
          <table:table-cell table:style-name="ce81"/>
          <table:table-cell table:style-name="ce188"/>
          <table:table-cell table:style-name="ce81"/>
          <table:table-cell table:style-name="ce91" office:value-type="string" calcext:value-type="string">
            <text:p>val_acc %</text:p>
          </table:table-cell>
          <table:table-cell table:style-name="ce100" office:value-type="string" calcext:value-type="string">
            <text:p>test_acc %</text:p>
          </table:table-cell>
          <table:table-cell table:style-name="ce108"/>
          <table:table-cell table:style-name="ce113" office:value-type="string" calcext:value-type="string">
            <text:p>val_acc %</text:p>
          </table:table-cell>
          <table:table-cell table:style-name="ce118" office:value-type="string" calcext:value-type="string">
            <text:p>test_acc %</text:p>
          </table:table-cell>
          <table:table-cell table:style-name="ce125"/>
          <table:table-cell table:style-name="ce113" office:value-type="string" calcext:value-type="string">
            <text:p>val_acc %</text:p>
          </table:table-cell>
          <table:table-cell table:style-name="ce118" office:value-type="string" calcext:value-type="string">
            <text:p>test_acc %</text:p>
          </table:table-cell>
          <table:table-cell table:style-name="ce137"/>
          <table:table-cell table:number-columns-repeated="3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52" office:value-type="string" calcext:value-type="string">
            <text:p>Top-models</text:p>
          </table:table-cell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52" office:value-type="string" calcext:value-type="string">
            <text:p>Senesi</text:p>
          </table:table-cell>
          <table:table-cell table:number-columns-repeated="1000"/>
        </table:table-row>
        <table:table-row table:style-name="ro1">
          <table:table-cell table:style-name="ce82" office:value-type="string" calcext:value-type="string" table:number-columns-spanned="1" table:number-rows-spanned="43">
            <text:p>Top-models</text:p>
          </table:table-cell>
          <table:table-cell table:style-name="ce84" office:value-type="string" calcext:value-type="string" table:number-columns-spanned="1" table:number-rows-spanned="21">
            <text:p>Detectron</text:p>
          </table:table-cell>
          <table:table-cell table:style-name="ce87" office:value-type="string" calcext:value-type="string" table:number-columns-spanned="1" table:number-rows-spanned="10">
            <text:p>4 layers</text:p>
          </table:table-cell>
          <table:table-cell table:style-name="ce92" office:value-type="float" office:value="95.311" calcext:value-type="float">
            <text:p>95,311</text:p>
          </table:table-cell>
          <table:table-cell table:style-name="ce101" office:value-type="float" office:value="94.071" calcext:value-type="float">
            <text:p>94,071</text:p>
          </table:table-cell>
          <table:table-cell table:style-name="ce109" office:value-type="string" calcext:value-type="string">
            <text:p>Detectron2-4L-BEST-relativeToNextFrame</text:p>
          </table:table-cell>
          <table:table-cell table:style-name="ce93" office:value-type="float" office:value="94.212" calcext:value-type="float">
            <text:p>94,212</text:p>
          </table:table-cell>
          <table:table-cell table:style-name="ce119" office:value-type="float" office:value="92.49" calcext:value-type="float">
            <text:p>92,49</text:p>
          </table:table-cell>
          <table:table-cell table:style-name="ce126" office:value-type="string" calcext:value-type="string">
            <text:p>Detectron2-4L-smooth-29-9-relativeToPointDistances</text:p>
          </table:table-cell>
          <table:table-cell table:style-name="ce93" office:value-type="float" office:value="93.993" calcext:value-type="float">
            <text:p>93,993</text:p>
          </table:table-cell>
          <table:table-cell table:style-name="ce131" office:value-type="float" office:value="92.885" calcext:value-type="float">
            <text:p>92,885</text:p>
          </table:table-cell>
          <table:table-cell table:style-name="ce138" office:value-type="string" calcext:value-type="string">
            <text:p>Detectron2-4L-smooth-29-5-relativeToUpperMiddleBottomCentersOfVideo</text:p>
          </table:table-cell>
          <table:table-cell table:number-columns-repeated="3"/>
          <table:table-cell table:style-name="ce66" office:value-type="float" office:value="95.311" calcext:value-type="float">
            <text:p>95,311</text:p>
          </table:table-cell>
          <table:table-cell table:style-name="ce66" office:value-type="float" office:value="94.071" calcext:value-type="float">
            <text:p>94,071</text:p>
          </table:table-cell>
          <table:table-cell table:style-name="ce66" office:value-type="string" calcext:value-type="string">
            <text:p>Detectron2-4L-BEST-relativeToNextFrame-norm</text:p>
          </table:table-cell>
          <table:table-cell table:style-name="ce199" office:value-type="float" office:value="95.841" calcext:value-type="float">
            <text:p>95,841</text:p>
          </table:table-cell>
          <table:table-cell table:style-name="ce79" office:value-type="float" office:value="95.675" calcext:value-type="float">
            <text:p>95,675</text:p>
          </table:table-cell>
          <table:table-cell table:style-name="ce71" office:value-type="string" calcext:value-type="string">
            <text:p>Detectron2-4L-removeZerosFromDataset-smooth-29-8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3" office:value-type="float" office:value="94.652" calcext:value-type="float">
            <text:p>94,652</text:p>
          </table:table-cell>
          <table:table-cell table:style-name="ce102" office:value-type="float" office:value="92.622" calcext:value-type="float">
            <text:p>92,622</text:p>
          </table:table-cell>
          <table:table-cell table:style-name="ce110" office:value-type="string" calcext:value-type="string">
            <text:p>Detectron2-4L-relativeToNextFrame</text:p>
          </table:table-cell>
          <table:table-cell table:style-name="ce114" office:value-type="float" office:value="93.26" calcext:value-type="float">
            <text:p>93,26</text:p>
          </table:table-cell>
          <table:table-cell table:style-name="ce120" office:value-type="float" office:value="91.436" calcext:value-type="float">
            <text:p>91,436</text:p>
          </table:table-cell>
          <table:table-cell table:style-name="ce120" office:value-type="string" calcext:value-type="string">
            <text:p>Detectron2-4L-relativeToPointDistances</text:p>
          </table:table-cell>
          <table:table-cell table:style-name="ce93" office:value-type="float" office:value="92.674" calcext:value-type="float">
            <text:p>92,674</text:p>
          </table:table-cell>
          <table:table-cell table:style-name="ce131" office:value-type="float" office:value="92.49" calcext:value-type="float">
            <text:p>92,49</text:p>
          </table:table-cell>
          <table:table-cell table:style-name="ce131" office:value-type="string" calcext:value-type="string">
            <text:p>Detectron2-4L-smooth-29-9-relativeToUpperMiddleBottomCentersOfVideo</text:p>
          </table:table-cell>
          <table:table-cell table:number-columns-repeated="3"/>
          <table:table-cell table:style-name="ce66" office:value-type="float" office:value="93.993" calcext:value-type="float">
            <text:p>93,993</text:p>
          </table:table-cell>
          <table:table-cell table:style-name="ce66" office:value-type="float" office:value="92.885" calcext:value-type="float">
            <text:p>92,885</text:p>
          </table:table-cell>
          <table:table-cell table:style-name="ce66" office:value-type="string" calcext:value-type="string">
            <text:p>Detectron2-4L-smooth-29-5-relativeToUpperMiddleBottomCentersOfVideo-norm</text:p>
          </table:table-cell>
          <table:table-cell table:style-name="ce199" office:value-type="float" office:value="96.778" calcext:value-type="float">
            <text:p>96,778</text:p>
          </table:table-cell>
          <table:table-cell table:style-name="ce79" office:value-type="float" office:value="95.042" calcext:value-type="float">
            <text:p>95,042</text:p>
          </table:table-cell>
          <table:table-cell table:style-name="ce71" office:value-type="string" calcext:value-type="string">
            <text:p>Detectron2-4L-removeZerosFromDataset-smooth-29-9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3" office:value-type="float" office:value="92.015" calcext:value-type="float">
            <text:p>92,015</text:p>
          </table:table-cell>
          <table:table-cell table:style-name="ce119" office:value-type="float" office:value="91.041" calcext:value-type="float">
            <text:p>91,041</text:p>
          </table:table-cell>
          <table:table-cell table:style-name="ce119" office:value-type="string" calcext:value-type="string">
            <text:p>Detectron2-4L-smooth-29-4-relativeToPointDistances</text:p>
          </table:table-cell>
          <table:table-cell table:style-name="ce93" office:value-type="float" office:value="94.139" calcext:value-type="float">
            <text:p>94,139</text:p>
          </table:table-cell>
          <table:table-cell table:style-name="ce131" office:value-type="float" office:value="92.095" calcext:value-type="float">
            <text:p>92,095</text:p>
          </table:table-cell>
          <table:table-cell table:style-name="ce131" office:value-type="string" calcext:value-type="string">
            <text:p>Detectron2-4L-smooth-29-7-relativeToUpperMiddleBottomCentersOfVideo</text:p>
          </table:table-cell>
          <table:table-cell table:number-columns-repeated="3"/>
          <table:table-cell table:style-name="ce66" office:value-type="float" office:value="93.846" calcext:value-type="float">
            <text:p>93,846</text:p>
          </table:table-cell>
          <table:table-cell table:style-name="ce66" office:value-type="float" office:value="92.622" calcext:value-type="float">
            <text:p>92,622</text:p>
          </table:table-cell>
          <table:table-cell table:style-name="ce66" office:value-type="string" calcext:value-type="string">
            <text:p>Detectron2-3L-removeZerosFromDataset-smooth-29-9-relativeToUpperMiddleBottomCentersOfVideo-norm</text:p>
          </table:table-cell>
          <table:table-cell table:style-name="ce199" office:value-type="float" office:value="96.075" calcext:value-type="float">
            <text:p>96,075</text:p>
          </table:table-cell>
          <table:table-cell table:style-name="ce79" office:value-type="float" office:value="94.831" calcext:value-type="float">
            <text:p>94,831</text:p>
          </table:table-cell>
          <table:table-cell table:style-name="ce71" office:value-type="string" calcext:value-type="string">
            <text:p>Detectron2-4L-removeZerosFromDataset-smooth-29-4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114" office:value-type="float" office:value="92.674" calcext:value-type="float">
            <text:p>92,674</text:p>
          </table:table-cell>
          <table:table-cell table:style-name="ce119" office:value-type="float" office:value="91.041" calcext:value-type="float">
            <text:p>91,041</text:p>
          </table:table-cell>
          <table:table-cell table:style-name="ce119" office:value-type="string" calcext:value-type="string">
            <text:p>Detectron2-4L-smooth-29-5-relativeToPointDistances</text:p>
          </table:table-cell>
          <table:table-cell table:style-name="ce94" office:value-type="float" office:value="92.527" calcext:value-type="float">
            <text:p>92,527</text:p>
          </table:table-cell>
          <table:table-cell table:style-name="ce132" office:value-type="float" office:value="89.723" calcext:value-type="float">
            <text:p>89,723</text:p>
          </table:table-cell>
          <table:table-cell table:style-name="ce132" office:value-type="string" calcext:value-type="string">
            <text:p>Detectron2-4L-smooth-29-3-relativeToUpperMiddleBottomCentersOfVideo</text:p>
          </table:table-cell>
          <table:table-cell table:number-columns-repeated="3"/>
          <table:table-cell table:style-name="ce67" office:value-type="float" office:value="94.652" calcext:value-type="float">
            <text:p>94,652</text:p>
          </table:table-cell>
          <table:table-cell table:style-name="ce67" office:value-type="float" office:value="92.622" calcext:value-type="float">
            <text:p>92,622</text:p>
          </table:table-cell>
          <table:table-cell table:style-name="ce67" office:value-type="string" calcext:value-type="string">
            <text:p>Detectron2-4L-relativeToNextFrame-norm</text:p>
          </table:table-cell>
          <table:table-cell table:style-name="ce199" office:value-type="float" office:value="95.899" calcext:value-type="float">
            <text:p>95,899</text:p>
          </table:table-cell>
          <table:table-cell table:style-name="ce79" office:value-type="float" office:value="94.726" calcext:value-type="float">
            <text:p>94,726</text:p>
          </table:table-cell>
          <table:table-cell table:style-name="ce71" office:value-type="string" calcext:value-type="string">
            <text:p>Detectron2-4L-removeZerosFromDataset-smooth-29-2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114" office:value-type="float" office:value="91.575" calcext:value-type="float">
            <text:p>91,575</text:p>
          </table:table-cell>
          <table:table-cell table:style-name="ce120" office:value-type="float" office:value="90.909" calcext:value-type="float">
            <text:p>90,909</text:p>
          </table:table-cell>
          <table:table-cell table:style-name="ce120" office:value-type="string" calcext:value-type="string">
            <text:p>Detectron2-4L-smooth-29-2-relativeToPointDistances</text:p>
          </table:table-cell>
          <table:table-cell table:style-name="ce69" office:value-type="float" office:value="92.527" calcext:value-type="float">
            <text:p>92,527</text:p>
          </table:table-cell>
          <table:table-cell table:style-name="ce69" office:value-type="float" office:value="89.723" calcext:value-type="float">
            <text:p>89,723</text:p>
          </table:table-cell>
          <table:table-cell table:style-name="ce69" office:value-type="string" calcext:value-type="string">
            <text:p>Detectron2-4L-smooth-29-3-relativeToUpperMiddleBottomCentersOfVideo-norm</text:p>
          </table:table-cell>
          <table:table-cell table:number-columns-repeated="3"/>
          <table:table-cell table:style-name="ce68" office:value-type="float" office:value="94.212" calcext:value-type="float">
            <text:p>94,212</text:p>
          </table:table-cell>
          <table:table-cell table:style-name="ce68" office:value-type="float" office:value="92.49" calcext:value-type="float">
            <text:p>92,49</text:p>
          </table:table-cell>
          <table:table-cell table:style-name="ce68" office:value-type="string" calcext:value-type="string">
            <text:p>Detectron2-4L-smooth-29-9-relativeToPointDistances-norm</text:p>
          </table:table-cell>
          <table:table-cell table:style-name="ce199" office:value-type="float" office:value="95.723" calcext:value-type="float">
            <text:p>95,723</text:p>
          </table:table-cell>
          <table:table-cell table:style-name="ce79" office:value-type="float" office:value="94.304" calcext:value-type="float">
            <text:p>94,304</text:p>
          </table:table-cell>
          <table:table-cell table:style-name="ce71" office:value-type="string" calcext:value-type="string">
            <text:p>Detectron2-4L-removeZerosFromDataset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covered-table-cell table:style-name="ce243"/>
          <table:table-cell table:style-name="ce94"/>
          <table:table-cell table:style-name="ce103" table:number-columns-repeated="2"/>
          <table:table-cell table:style-name="ce114" office:value-type="float" office:value="91.575" calcext:value-type="float">
            <text:p>91,575</text:p>
          </table:table-cell>
          <table:table-cell table:style-name="ce120" office:value-type="float" office:value="90.909" calcext:value-type="float">
            <text:p>90,909</text:p>
          </table:table-cell>
          <table:table-cell table:style-name="ce120" office:value-type="string" calcext:value-type="string">
            <text:p>Detectron2-4L-smooth-29-3-relativeToPointDistances</text:p>
          </table:table-cell>
          <table:table-cell table:style-name="ce94"/>
          <table:table-cell table:style-name="ce132" table:number-columns-repeated="2"/>
          <table:table-cell table:number-columns-repeated="3"/>
          <table:table-cell table:style-name="ce66" office:value-type="float" office:value="92.674" calcext:value-type="float">
            <text:p>92,674</text:p>
          </table:table-cell>
          <table:table-cell table:style-name="ce66" office:value-type="float" office:value="92.49" calcext:value-type="float">
            <text:p>92,49</text:p>
          </table:table-cell>
          <table:table-cell table:style-name="ce66" office:value-type="string" calcext:value-type="string">
            <text:p>Detectron2-4L-smooth-29-9-relativeToUpperMiddleBottomCentersOfVideo-norm</text:p>
          </table:table-cell>
          <table:table-cell table:style-name="ce199" office:value-type="float" office:value="96.075" calcext:value-type="float">
            <text:p>96,075</text:p>
          </table:table-cell>
          <table:table-cell table:style-name="ce79" office:value-type="float" office:value="94.304" calcext:value-type="float">
            <text:p>94,304</text:p>
          </table:table-cell>
          <table:table-cell table:style-name="ce71" office:value-type="string" calcext:value-type="string">
            <text:p>Detectron2-4L-removeZerosFromDataset-smooth-29-6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 office:value-type="float" office:value="90.403" calcext:value-type="float">
            <text:p>90,403</text:p>
          </table:table-cell>
          <table:table-cell table:style-name="ce121" office:value-type="float" office:value="89.065" calcext:value-type="float">
            <text:p>89,065</text:p>
          </table:table-cell>
          <table:table-cell table:style-name="ce121" office:value-type="string" calcext:value-type="string">
            <text:p>Detectron2-4L-smooth-29-1-relativeToPointDistances</text:p>
          </table:table-cell>
          <table:table-cell table:style-name="ce94"/>
          <table:table-cell table:style-name="ce132" table:number-columns-repeated="2"/>
          <table:table-cell table:number-columns-repeated="3"/>
          <table:table-cell table:style-name="ce66" office:value-type="float" office:value="93.26" calcext:value-type="float">
            <text:p>93,26</text:p>
          </table:table-cell>
          <table:table-cell table:style-name="ce66" office:value-type="float" office:value="92.227" calcext:value-type="float">
            <text:p>92,227</text:p>
          </table:table-cell>
          <table:table-cell table:style-name="ce66" office:value-type="string" calcext:value-type="string">
            <text:p>Detectron2-3L-removeZerosFromDataset-smooth-29-7-relativeToUpperMiddleBottomCentersOfVideo-norm</text:p>
          </table:table-cell>
          <table:table-cell table:style-name="ce199" office:value-type="float" office:value="95.841" calcext:value-type="float">
            <text:p>95,841</text:p>
          </table:table-cell>
          <table:table-cell table:style-name="ce79" office:value-type="float" office:value="94.304" calcext:value-type="float">
            <text:p>94,304</text:p>
          </table:table-cell>
          <table:table-cell table:style-name="ce71" office:value-type="string" calcext:value-type="string">
            <text:p>Detectron2-4L-removeZerosFromDataset-smooth-29-7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ce140" office:value-type="float" office:value="93.846" calcext:value-type="float">
            <text:p>93,846</text:p>
          </table:table-cell>
          <table:table-cell table:style-name="ce140" office:value-type="float" office:value="92.622" calcext:value-type="float">
            <text:p>92,622</text:p>
          </table:table-cell>
          <table:table-cell table:style-name="ce143" office:value-type="string" calcext:value-type="string">
            <text:p>Detectron2-3L-smooth-29-9-relativeToUpperMiddleBottomCentersOfVideo</text:p>
          </table:table-cell>
          <table:table-cell table:style-name="ce66" office:value-type="float" office:value="94.139" calcext:value-type="float">
            <text:p>94,139</text:p>
          </table:table-cell>
          <table:table-cell table:style-name="ce66" office:value-type="float" office:value="92.095" calcext:value-type="float">
            <text:p>92,095</text:p>
          </table:table-cell>
          <table:table-cell table:style-name="ce66" office:value-type="string" calcext:value-type="string">
            <text:p>Detectron2-4L-smooth-29-7-relativeToUpperMiddleBottomCentersOfVideo-norm</text:p>
          </table:table-cell>
          <table:table-cell table:style-name="ce199" office:value-type="float" office:value="95.958" calcext:value-type="float">
            <text:p>95,958</text:p>
          </table:table-cell>
          <table:table-cell table:style-name="ce79" office:value-type="float" office:value="94.198" calcext:value-type="float">
            <text:p>94,198</text:p>
          </table:table-cell>
          <table:table-cell table:style-name="ce71" office:value-type="string" calcext:value-type="string">
            <text:p>Detectron2-4L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style-name="ce86"/>
          <table:covered-table-cell table:style-name="ce243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ce140" office:value-type="float" office:value="93.26" calcext:value-type="float">
            <text:p>93,26</text:p>
          </table:table-cell>
          <table:table-cell table:style-name="ce140" office:value-type="float" office:value="92.227" calcext:value-type="float">
            <text:p>92,227</text:p>
          </table:table-cell>
          <table:table-cell table:style-name="ce143" office:value-type="string" calcext:value-type="string">
            <text:p>Detectron2-3L-smooth-29-7-relativeToUpperMiddleBottomCentersOfVideo</text:p>
          </table:table-cell>
          <table:table-cell table:style-name="ce66" office:value-type="float" office:value="92.454" calcext:value-type="float">
            <text:p>92,454</text:p>
          </table:table-cell>
          <table:table-cell table:style-name="ce66" office:value-type="float" office:value="91.831" calcext:value-type="float">
            <text:p>91,831</text:p>
          </table:table-cell>
          <table:table-cell table:style-name="ce66" office:value-type="string" calcext:value-type="string">
            <text:p>Detectron2-3L-removeZerosFromDataset-smooth-29-5-relativeToUpperMiddleBottomCentersOfVideo-norm</text:p>
          </table:table-cell>
          <table:table-cell table:style-name="ce199" office:value-type="float" office:value="95.841" calcext:value-type="float">
            <text:p>95,841</text:p>
          </table:table-cell>
          <table:table-cell table:style-name="ce79" office:value-type="float" office:value="94.093" calcext:value-type="float">
            <text:p>94,093</text:p>
          </table:table-cell>
          <table:table-cell table:style-name="ce71" office:value-type="string" calcext:value-type="string">
            <text:p>Detectron2-4L-removeZerosFromDataset-smooth-29-5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covered-table-cell table:style-name="ce243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ce141" office:value-type="float" office:value="92.454" calcext:value-type="float">
            <text:p>92,454</text:p>
          </table:table-cell>
          <table:table-cell table:style-name="ce141" office:value-type="float" office:value="91.831" calcext:value-type="float">
            <text:p>91,831</text:p>
          </table:table-cell>
          <table:table-cell table:style-name="ce144" office:value-type="string" calcext:value-type="string">
            <text:p>Detectron2-3L-smooth-29-5-relativeToUpperMiddleBottomCentersOfVideo</text:p>
          </table:table-cell>
          <table:table-cell table:style-name="ce68" office:value-type="float" office:value="91.502" calcext:value-type="float">
            <text:p>91,502</text:p>
          </table:table-cell>
          <table:table-cell table:style-name="ce68" office:value-type="float" office:value="91.7" calcext:value-type="float">
            <text:p>91,7</text:p>
          </table:table-cell>
          <table:table-cell table:style-name="ce68" office:value-type="string" calcext:value-type="string">
            <text:p>Detectron2-2L-smooth-29-8-relativeToPointDistances-norm</text:p>
          </table:table-cell>
          <table:table-cell table:style-name="ce199" office:value-type="float" office:value="95.489" calcext:value-type="float">
            <text:p>95,489</text:p>
          </table:table-cell>
          <table:table-cell table:style-name="ce79" office:value-type="float" office:value="94.093" calcext:value-type="float">
            <text:p>94,093</text:p>
          </table:table-cell>
          <table:table-cell table:style-name="ce71" office:value-type="string" calcext:value-type="string">
            <text:p>Detectron2-2L-removeZerosFromDataset-relativeToUpperMiddleBottomCentersOfVideo-norm</text:p>
          </table:table-cell>
          <table:table-cell table:number-columns-repeated="1000"/>
        </table:table-row>
        <table:table-row table:style-name="ro4">
          <table:covered-table-cell table:style-name="ce230"/>
          <table:covered-table-cell/>
          <table:table-cell table:style-name="ce243"/>
          <table:table-cell table:style-name="ce95"/>
          <table:table-cell table:style-name="ce104" table:number-columns-repeated="2"/>
          <table:table-cell table:style-name="ce95"/>
          <table:table-cell table:style-name="ce122" table:number-columns-repeated="2"/>
          <table:table-cell table:style-name="ce128"/>
          <table:table-cell table:style-name="ce133" table:number-columns-repeated="2"/>
          <table:table-cell table:style-name="ce140" office:value-type="float" office:value="93.48" calcext:value-type="float">
            <text:p>93,48</text:p>
          </table:table-cell>
          <table:table-cell table:style-name="ce140" office:value-type="float" office:value="91.173" calcext:value-type="float">
            <text:p>91,173</text:p>
          </table:table-cell>
          <table:table-cell table:style-name="ce143" office:value-type="string" calcext:value-type="string">
            <text:p>Detectron2-3L-smooth-29-4-relativeToUpperMiddleBottomCentersOfVideo</text:p>
          </table:table-cell>
          <table:table-cell table:style-name="ce68" office:value-type="float" office:value="93.26" calcext:value-type="float">
            <text:p>93,26</text:p>
          </table:table-cell>
          <table:table-cell table:style-name="ce68" office:value-type="float" office:value="91.436" calcext:value-type="float">
            <text:p>91,436</text:p>
          </table:table-cell>
          <table:table-cell table:style-name="ce68" office:value-type="string" calcext:value-type="string">
            <text:p>Detectron2-4L-relativeToPointDistances-norm</text:p>
          </table:table-cell>
          <table:table-cell table:style-name="ce199" office:value-type="float" office:value="96.134" calcext:value-type="float">
            <text:p>96,134</text:p>
          </table:table-cell>
          <table:table-cell table:style-name="ce79" office:value-type="float" office:value="94.093" calcext:value-type="float">
            <text:p>94,093</text:p>
          </table:table-cell>
          <table:table-cell table:style-name="ce71" office:value-type="string" calcext:value-type="string">
            <text:p>Detectron2-4L-removeZerosFromDataset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table-cell table:style-name="ce87" office:value-type="string" calcext:value-type="string" table:number-columns-spanned="1" table:number-rows-spanned="10">
            <text:p>2 layers</text:p>
          </table:table-cell>
          <table:table-cell table:style-name="ce96" office:value-type="float" office:value="87.399" calcext:value-type="float">
            <text:p>87,399</text:p>
          </table:table-cell>
          <table:table-cell table:style-name="ce96" office:value-type="float" office:value="89.196" calcext:value-type="float">
            <text:p>89,196</text:p>
          </table:table-cell>
          <table:table-cell table:style-name="ce96" office:value-type="string" calcext:value-type="string">
            <text:p>Detectron2-2L-smooth-29-3-relativeToNextFrame-norm</text:p>
          </table:table-cell>
          <table:table-cell table:style-name="ce96" office:value-type="float" office:value="91.502" calcext:value-type="float">
            <text:p>91,502</text:p>
          </table:table-cell>
          <table:table-cell table:style-name="ce96" office:value-type="float" office:value="91.7" calcext:value-type="float">
            <text:p>91,7</text:p>
          </table:table-cell>
          <table:table-cell table:style-name="ce96" office:value-type="string" calcext:value-type="string">
            <text:p>Detectron2-2L-smooth-29-8-relativeToPointDistances-norm</text:p>
          </table:table-cell>
          <table:table-cell table:style-name="ce115" office:value-type="float" office:value="90.476" calcext:value-type="float">
            <text:p>90,476</text:p>
          </table:table-cell>
          <table:table-cell table:style-name="ce134" office:value-type="float" office:value="90.777" calcext:value-type="float">
            <text:p>90,777</text:p>
          </table:table-cell>
          <table:table-cell table:style-name="ce134" office:value-type="string" calcext:value-type="string">
            <text:p>Detectron2-2L-smooth-29-9-relativeToUpperMiddleBottomCentersOfVideo</text:p>
          </table:table-cell>
          <table:table-cell table:style-name="ce140" office:value-type="float" office:value="93.114" calcext:value-type="float">
            <text:p>93,114</text:p>
          </table:table-cell>
          <table:table-cell table:style-name="ce140" office:value-type="float" office:value="91.041" calcext:value-type="float">
            <text:p>91,041</text:p>
          </table:table-cell>
          <table:table-cell table:style-name="ce143" office:value-type="string" calcext:value-type="string">
            <text:p>Detectron2-3L-smooth-29-8-relativeToUpperMiddleBottomCentersOfVideo</text:p>
          </table:table-cell>
          <table:table-cell table:style-name="ce68" office:value-type="float" office:value="93.48" calcext:value-type="float">
            <text:p>93,48</text:p>
          </table:table-cell>
          <table:table-cell table:style-name="ce68" office:value-type="float" office:value="91.173" calcext:value-type="float">
            <text:p>91,173</text:p>
          </table:table-cell>
          <table:table-cell table:style-name="ce68" office:value-type="string" calcext:value-type="string">
            <text:p>Detectron2-3L-removeZerosFromDataset-smooth-29-4-relativeToUpperMiddleBottomCentersOfVideo-norm</text:p>
          </table:table-cell>
          <table:table-cell table:style-name="ce199" office:value-type="float" office:value="95.899" calcext:value-type="float">
            <text:p>95,899</text:p>
          </table:table-cell>
          <table:table-cell table:style-name="ce79" office:value-type="float" office:value="93.987" calcext:value-type="float">
            <text:p>93,987</text:p>
          </table:table-cell>
          <table:table-cell table:style-name="ce71" office:value-type="string" calcext:value-type="string">
            <text:p>Detectron2-2L-removeZerosFromDataset-smooth-29-8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6" office:value-type="float" office:value="90.037" calcext:value-type="float">
            <text:p>90,037</text:p>
          </table:table-cell>
          <table:table-cell table:style-name="ce96" office:value-type="float" office:value="88.142" calcext:value-type="float">
            <text:p>88,142</text:p>
          </table:table-cell>
          <table:table-cell table:style-name="ce96" office:value-type="string" calcext:value-type="string">
            <text:p>Detectron2-2L-smooth-29-9-relativeToNextFrame-norm</text:p>
          </table:table-cell>
          <table:table-cell table:style-name="ce115" office:value-type="float" office:value="91.429" calcext:value-type="float">
            <text:p>91,429</text:p>
          </table:table-cell>
          <table:table-cell table:style-name="ce123" office:value-type="float" office:value="90.909" calcext:value-type="float">
            <text:p>90,909</text:p>
          </table:table-cell>
          <table:table-cell table:style-name="ce123" office:value-type="string" calcext:value-type="string">
            <text:p>Detectron2-2L-smooth-29-9-relativeToPointDistances</text:p>
          </table:table-cell>
          <table:table-cell table:style-name="ce97" office:value-type="float" office:value="91.062" calcext:value-type="float">
            <text:p>91,062</text:p>
          </table:table-cell>
          <table:table-cell table:style-name="ce135" office:value-type="float" office:value="89.592" calcext:value-type="float">
            <text:p>89,592</text:p>
          </table:table-cell>
          <table:table-cell table:style-name="ce135" office:value-type="string" calcext:value-type="string">
            <text:p>Detectron2-2L-relativeToUpperMiddleBottomCentersOfVideo</text:p>
          </table:table-cell>
          <table:table-cell table:style-name="ce142" office:value-type="float" office:value="92.674" calcext:value-type="float">
            <text:p>92,674</text:p>
          </table:table-cell>
          <table:table-cell table:style-name="ce142" office:value-type="float" office:value="90.909" calcext:value-type="float">
            <text:p>90,909</text:p>
          </table:table-cell>
          <table:table-cell table:style-name="ce145" office:value-type="string" calcext:value-type="string">
            <text:p>Detectron2-3L-smooth-29-6-relativeToUpperMiddleBottomCentersOfVideo</text:p>
          </table:table-cell>
          <table:table-cell table:style-name="ce68" office:value-type="float" office:value="93.114" calcext:value-type="float">
            <text:p>93,114</text:p>
          </table:table-cell>
          <table:table-cell table:style-name="ce68" office:value-type="float" office:value="91.041" calcext:value-type="float">
            <text:p>91,041</text:p>
          </table:table-cell>
          <table:table-cell table:style-name="ce68" office:value-type="string" calcext:value-type="string">
            <text:p>Detectron2-3L-removeZerosFromDataset-smooth-29-8-relativeToUpperMiddleBottomCentersOfVideo-norm</text:p>
          </table:table-cell>
          <table:table-cell table:style-name="ce199" office:value-type="float" office:value="95.138" calcext:value-type="float">
            <text:p>95,138</text:p>
          </table:table-cell>
          <table:table-cell table:style-name="ce79" office:value-type="float" office:value="93.987" calcext:value-type="float">
            <text:p>93,987</text:p>
          </table:table-cell>
          <table:table-cell table:style-name="ce71" office:value-type="string" calcext:value-type="string">
            <text:p>Detectron2-2L-removeZerosFromDataset-smooth-29-6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6" office:value-type="float" office:value="87.399" calcext:value-type="float">
            <text:p>87,399</text:p>
          </table:table-cell>
          <table:table-cell table:style-name="ce96" office:value-type="float" office:value="87.747" calcext:value-type="float">
            <text:p>87,747</text:p>
          </table:table-cell>
          <table:table-cell table:style-name="ce96" office:value-type="string" calcext:value-type="string">
            <text:p>Detectron2-2L-smooth-29-7-relativeToNextFrame-norm</text:p>
          </table:table-cell>
          <table:table-cell table:style-name="ce96" office:value-type="float" office:value="92.015" calcext:value-type="float">
            <text:p>92,015</text:p>
          </table:table-cell>
          <table:table-cell table:style-name="ce96" office:value-type="float" office:value="89.855" calcext:value-type="float">
            <text:p>89,855</text:p>
          </table:table-cell>
          <table:table-cell table:style-name="ce96" office:value-type="string" calcext:value-type="string">
            <text:p>Detectron2-2L-relativeToPointDistances-norm</text:p>
          </table:table-cell>
          <table:table-cell table:style-name="ce97" office:value-type="float" office:value="90.842" calcext:value-type="float">
            <text:p>90,842</text:p>
          </table:table-cell>
          <table:table-cell table:style-name="ce135" office:value-type="float" office:value="89.328" calcext:value-type="float">
            <text:p>89,328</text:p>
          </table:table-cell>
          <table:table-cell table:style-name="ce135" office:value-type="string" calcext:value-type="string">
            <text:p>Detectron2-2L-smooth-29-5-relativeToUpperMiddleBottomCentersOfVideo</text:p>
          </table:table-cell>
          <table:table-cell table:number-columns-repeated="3"/>
          <table:table-cell table:style-name="ce68" office:value-type="float" office:value="92.015" calcext:value-type="float">
            <text:p>92,015</text:p>
          </table:table-cell>
          <table:table-cell table:style-name="ce68" office:value-type="float" office:value="91.041" calcext:value-type="float">
            <text:p>91,041</text:p>
          </table:table-cell>
          <table:table-cell table:style-name="ce68" office:value-type="string" calcext:value-type="string">
            <text:p>Detectron2-4L-smooth-29-4-relativeToPointDistances-norm</text:p>
          </table:table-cell>
          <table:table-cell table:style-name="ce199" office:value-type="float" office:value="94.142" calcext:value-type="float">
            <text:p>94,142</text:p>
          </table:table-cell>
          <table:table-cell table:style-name="ce79" office:value-type="float" office:value="93.882" calcext:value-type="float">
            <text:p>93,882</text:p>
          </table:table-cell>
          <table:table-cell table:style-name="ce71" office:value-type="string" calcext:value-type="string">
            <text:p>Detectron2-4L-removeZerosFromDataset-smooth-29-2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6" office:value-type="float" office:value="86.227" calcext:value-type="float">
            <text:p>86,227</text:p>
          </table:table-cell>
          <table:table-cell table:style-name="ce96" office:value-type="float" office:value="85.507" calcext:value-type="float">
            <text:p>85,507</text:p>
          </table:table-cell>
          <table:table-cell table:style-name="ce96" office:value-type="string" calcext:value-type="string">
            <text:p>Detectron2-2L-smooth-29-4-relativeToNextFrame-norm</text:p>
          </table:table-cell>
          <table:table-cell table:style-name="ce97" office:value-type="float" office:value="90.842" calcext:value-type="float">
            <text:p>90,842</text:p>
          </table:table-cell>
          <table:table-cell table:style-name="ce124" office:value-type="float" office:value="89.328" calcext:value-type="float">
            <text:p>89,328</text:p>
          </table:table-cell>
          <table:table-cell table:style-name="ce124" office:value-type="string" calcext:value-type="string">
            <text:p>Detectron2-2L-smooth-29-7-relativeToPointDistances</text:p>
          </table:table-cell>
          <table:table-cell table:style-name="ce97" office:value-type="float" office:value="91.429" calcext:value-type="float">
            <text:p>91,429</text:p>
          </table:table-cell>
          <table:table-cell table:style-name="ce135" office:value-type="float" office:value="89.328" calcext:value-type="float">
            <text:p>89,328</text:p>
          </table:table-cell>
          <table:table-cell table:style-name="ce135" office:value-type="string" calcext:value-type="string">
            <text:p>Detectron2-2L-smooth-29-7-relativeToUpperMiddleBottomCentersOfVideo</text:p>
          </table:table-cell>
          <table:table-cell table:number-columns-repeated="3"/>
          <table:table-cell table:style-name="ce69" office:value-type="float" office:value="92.674" calcext:value-type="float">
            <text:p>92,674</text:p>
          </table:table-cell>
          <table:table-cell table:style-name="ce69" office:value-type="float" office:value="91.041" calcext:value-type="float">
            <text:p>91,041</text:p>
          </table:table-cell>
          <table:table-cell table:style-name="ce69" office:value-type="string" calcext:value-type="string">
            <text:p>Detectron2-4L-smooth-29-5-relativeToPointDistances-norm</text:p>
          </table:table-cell>
          <table:table-cell table:style-name="ce199" office:value-type="float" office:value="94.962" calcext:value-type="float">
            <text:p>94,962</text:p>
          </table:table-cell>
          <table:table-cell table:style-name="ce79" office:value-type="float" office:value="93.671" calcext:value-type="float">
            <text:p>93,671</text:p>
          </table:table-cell>
          <table:table-cell table:style-name="ce71" office:value-type="string" calcext:value-type="string">
            <text:p>Detectron2-4L-removeZerosFromDataset-smooth-29-3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6" office:value-type="float" office:value="87.253" calcext:value-type="float">
            <text:p>87,253</text:p>
          </table:table-cell>
          <table:table-cell table:style-name="ce96" office:value-type="float" office:value="84.058" calcext:value-type="float">
            <text:p>84,058</text:p>
          </table:table-cell>
          <table:table-cell table:style-name="ce96" office:value-type="string" calcext:value-type="string">
            <text:p>Detectron2-2L-smooth-29-2-relativeToNextFrame-norm</text:p>
          </table:table-cell>
          <table:table-cell table:style-name="ce97" office:value-type="float" office:value="90.256" calcext:value-type="float">
            <text:p>90,256</text:p>
          </table:table-cell>
          <table:table-cell table:style-name="ce124" office:value-type="float" office:value="88.669" calcext:value-type="float">
            <text:p>88,669</text:p>
          </table:table-cell>
          <table:table-cell table:style-name="ce124" office:value-type="string" calcext:value-type="string">
            <text:p>Detectron2-2L-smooth-29-5-relativeToPointDistances</text:p>
          </table:table-cell>
          <table:table-cell table:style-name="ce97" office:value-type="float" office:value="89.524" calcext:value-type="float">
            <text:p>89,524</text:p>
          </table:table-cell>
          <table:table-cell table:style-name="ce135" office:value-type="float" office:value="89.065" calcext:value-type="float">
            <text:p>89,065</text:p>
          </table:table-cell>
          <table:table-cell table:style-name="ce135" office:value-type="string" calcext:value-type="string">
            <text:p>Detectron2-2L-smooth-29-4-relativeToUpperMiddleBottomCentersOfVideo</text:p>
          </table:table-cell>
          <table:table-cell table:number-columns-repeated="3"/>
          <table:table-cell table:style-name="ce69" office:value-type="float" office:value="91.429" calcext:value-type="float">
            <text:p>91,429</text:p>
          </table:table-cell>
          <table:table-cell table:style-name="ce69" office:value-type="float" office:value="90.909" calcext:value-type="float">
            <text:p>90,909</text:p>
          </table:table-cell>
          <table:table-cell table:style-name="ce69" office:value-type="string" calcext:value-type="string">
            <text:p>Detectron2-2L-smooth-29-9-relativeToPointDistances-norm</text:p>
          </table:table-cell>
          <table:table-cell table:style-name="ce199" office:value-type="float" office:value="95.489" calcext:value-type="float">
            <text:p>95,489</text:p>
          </table:table-cell>
          <table:table-cell table:style-name="ce79" office:value-type="float" office:value="93.565" calcext:value-type="float">
            <text:p>93,565</text:p>
          </table:table-cell>
          <table:table-cell table:style-name="ce71" office:value-type="string" calcext:value-type="string">
            <text:p>Detectron2-4L-removeZerosFromDataset-smooth-29-4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style-name="ce86"/>
          <table:covered-table-cell/>
          <table:table-cell table:style-name="ce96" office:value-type="float" office:value="84.835" calcext:value-type="float">
            <text:p>84,835</text:p>
          </table:table-cell>
          <table:table-cell table:style-name="ce96" office:value-type="float" office:value="82.477" calcext:value-type="float">
            <text:p>82,477</text:p>
          </table:table-cell>
          <table:table-cell table:style-name="ce96" office:value-type="string" calcext:value-type="string">
            <text:p>Detectron2-2L-smooth-29-1-relativeToNextFrame-norm</text:p>
          </table:table-cell>
          <table:table-cell table:style-name="ce68" office:value-type="float" office:value="91.502" calcext:value-type="float">
            <text:p>91,502</text:p>
          </table:table-cell>
          <table:table-cell table:style-name="ce68" office:value-type="float" office:value="91.7" calcext:value-type="float">
            <text:p>91,7</text:p>
          </table:table-cell>
          <table:table-cell table:style-name="ce68" office:value-type="string" calcext:value-type="string">
            <text:p>Detectron2-2L-smooth-29-8-relativeToPointDistances-norm</text:p>
          </table:table-cell>
          <table:table-cell table:style-name="ce97" office:value-type="float" office:value="90.183" calcext:value-type="float">
            <text:p>90,183</text:p>
          </table:table-cell>
          <table:table-cell table:style-name="ce135" office:value-type="float" office:value="88.933" calcext:value-type="float">
            <text:p>88,933</text:p>
          </table:table-cell>
          <table:table-cell table:style-name="ce135" office:value-type="string" calcext:value-type="string">
            <text:p>Detectron2-2L-smooth-29-3-relativeToUpperMiddleBottomCentersOfVideo</text:p>
          </table:table-cell>
          <table:table-cell table:style-name="Default" table:number-columns-repeated="3"/>
          <table:table-cell table:style-name="ce69" office:value-type="float" office:value="92.674" calcext:value-type="float">
            <text:p>92,674</text:p>
          </table:table-cell>
          <table:table-cell table:style-name="ce69" office:value-type="float" office:value="90.909" calcext:value-type="float">
            <text:p>90,909</text:p>
          </table:table-cell>
          <table:table-cell table:style-name="ce69" office:value-type="string" calcext:value-type="string">
            <text:p>Detectron2-3L-removeZerosFromDataset-smooth-29-6-relativeToUpperMiddleBottomCentersOfVideo-norm</text:p>
          </table:table-cell>
          <table:table-cell table:style-name="ce199" office:value-type="float" office:value="94.962" calcext:value-type="float">
            <text:p>94,962</text:p>
          </table:table-cell>
          <table:table-cell table:style-name="ce79" office:value-type="float" office:value="93.565" calcext:value-type="float">
            <text:p>93,565</text:p>
          </table:table-cell>
          <table:table-cell table:style-name="ce71" office:value-type="string" calcext:value-type="string">
            <text:p>Detectron2-2L-removeZerosFromDataset-smooth-29-2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style-name="ce86"/>
          <table:covered-table-cell/>
          <table:table-cell table:style-name="ce97" office:value-type="float" office:value="23.15" calcext:value-type="float">
            <text:p>23,15</text:p>
          </table:table-cell>
          <table:table-cell table:style-name="ce105" office:value-type="float" office:value="23.188" calcext:value-type="float">
            <text:p>23,188</text:p>
          </table:table-cell>
          <table:table-cell table:style-name="ce105" office:value-type="string" calcext:value-type="string">
            <text:p>Detectron2-2L-relativeToNextFrame</text:p>
          </table:table-cell>
          <table:table-cell table:style-name="ce70" office:value-type="float" office:value="89.231" calcext:value-type="float">
            <text:p>89,231</text:p>
          </table:table-cell>
          <table:table-cell table:style-name="ce70" office:value-type="float" office:value="89.592" calcext:value-type="float">
            <text:p>89,592</text:p>
          </table:table-cell>
          <table:table-cell table:style-name="ce70" office:value-type="string" calcext:value-type="string">
            <text:p>Detectron2-2L-smooth-29-1-relativeToPointDistances-norm</text:p>
          </table:table-cell>
          <table:table-cell table:style-name="ce97" office:value-type="float" office:value="89.67" calcext:value-type="float">
            <text:p>89,67</text:p>
          </table:table-cell>
          <table:table-cell table:style-name="ce135" office:value-type="float" office:value="88.801" calcext:value-type="float">
            <text:p>88,801</text:p>
          </table:table-cell>
          <table:table-cell table:style-name="ce135" office:value-type="string" calcext:value-type="string">
            <text:p>Detectron2-2L-smooth-29-2-relativeToUpperMiddleBottomCentersOfVideo</text:p>
          </table:table-cell>
          <table:table-cell table:style-name="Default" table:number-columns-repeated="3"/>
          <table:table-cell table:style-name="ce69" office:value-type="float" office:value="91.575" calcext:value-type="float">
            <text:p>91,575</text:p>
          </table:table-cell>
          <table:table-cell table:style-name="ce69" office:value-type="float" office:value="90.909" calcext:value-type="float">
            <text:p>90,909</text:p>
          </table:table-cell>
          <table:table-cell table:style-name="ce69" office:value-type="string" calcext:value-type="string">
            <text:p>Detectron2-4L-smooth-29-2-relativeToPointDistances-norm</text:p>
          </table:table-cell>
          <table:table-cell table:style-name="ce199" office:value-type="float" office:value="95.372" calcext:value-type="float">
            <text:p>95,372</text:p>
          </table:table-cell>
          <table:table-cell table:style-name="ce79" office:value-type="float" office:value="93.354" calcext:value-type="float">
            <text:p>93,354</text:p>
          </table:table-cell>
          <table:table-cell table:style-name="ce71" office:value-type="string" calcext:value-type="string">
            <text:p>Detectron2-2L-removeZerosFromDataset-smooth-29-5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style-name="ce86"/>
          <table:covered-table-cell/>
          <table:table-cell table:style-name="ce96" office:value-type="float" office:value="22.418" calcext:value-type="float">
            <text:p>22,418</text:p>
          </table:table-cell>
          <table:table-cell table:style-name="ce96" office:value-type="float" office:value="22.134" calcext:value-type="float">
            <text:p>22,134</text:p>
          </table:table-cell>
          <table:table-cell table:style-name="ce96" office:value-type="string" calcext:value-type="string">
            <text:p>Detectron2-2L-smooth-29-8-relativeToNextFrame-norm</text:p>
          </table:table-cell>
          <table:table-cell table:style-name="ce70" office:value-type="float" office:value="90.916" calcext:value-type="float">
            <text:p>90,916</text:p>
          </table:table-cell>
          <table:table-cell table:style-name="ce70" office:value-type="float" office:value="89.46" calcext:value-type="float">
            <text:p>89,46</text:p>
          </table:table-cell>
          <table:table-cell table:style-name="ce70" office:value-type="string" calcext:value-type="string">
            <text:p>Detectron2-2L-smooth-29-6-relativeToPointDistances-norm</text:p>
          </table:table-cell>
          <table:table-cell table:style-name="ce97" office:value-type="float" office:value="89.744" calcext:value-type="float">
            <text:p>89,744</text:p>
          </table:table-cell>
          <table:table-cell table:style-name="ce135" office:value-type="float" office:value="88.801" calcext:value-type="float">
            <text:p>88,801</text:p>
          </table:table-cell>
          <table:table-cell table:style-name="ce135" office:value-type="string" calcext:value-type="string">
            <text:p>Detectron2-2L-smooth-29-8-relativeToUpperMiddleBottomCentersOfVideo</text:p>
          </table:table-cell>
          <table:table-cell table:style-name="Default" table:number-columns-repeated="3"/>
          <table:table-cell table:style-name="ce69" office:value-type="float" office:value="91.575" calcext:value-type="float">
            <text:p>91,575</text:p>
          </table:table-cell>
          <table:table-cell table:style-name="ce69" office:value-type="float" office:value="90.909" calcext:value-type="float">
            <text:p>90,909</text:p>
          </table:table-cell>
          <table:table-cell table:style-name="ce69" office:value-type="string" calcext:value-type="string">
            <text:p>Detectron2-4L-smooth-29-3-relativeToPointDistances-norm</text:p>
          </table:table-cell>
          <table:table-cell table:style-name="ce199" office:value-type="float" office:value="95.138" calcext:value-type="float">
            <text:p>95,138</text:p>
          </table:table-cell>
          <table:table-cell table:style-name="ce79" office:value-type="float" office:value="93.354" calcext:value-type="float">
            <text:p>93,354</text:p>
          </table:table-cell>
          <table:table-cell table:style-name="ce71" office:value-type="string" calcext:value-type="string">
            <text:p>Detectron2-2L-removeZerosFromDataset-smooth-29-3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style-name="ce86"/>
          <table:covered-table-cell table:style-name="ce243"/>
          <table:table-cell table:style-name="ce96" office:value-type="float" office:value="22.344" calcext:value-type="float">
            <text:p>22,344</text:p>
          </table:table-cell>
          <table:table-cell table:style-name="ce96" office:value-type="float" office:value="21.739" calcext:value-type="float">
            <text:p>21,739</text:p>
          </table:table-cell>
          <table:table-cell table:style-name="ce96" office:value-type="string" calcext:value-type="string">
            <text:p>Detectron2-2L-smooth-29-6-relativeToNextFrame-norm</text:p>
          </table:table-cell>
          <table:table-cell table:style-name="ce70" office:value-type="float" office:value="90.33" calcext:value-type="float">
            <text:p>90,33</text:p>
          </table:table-cell>
          <table:table-cell table:style-name="ce70" office:value-type="float" office:value="89.328" calcext:value-type="float">
            <text:p>89,328</text:p>
          </table:table-cell>
          <table:table-cell table:style-name="ce70" office:value-type="string" calcext:value-type="string">
            <text:p>Detectron2-2L-smooth-29-4-relativeToPointDistances-norm</text:p>
          </table:table-cell>
          <table:table-cell table:style-name="ce97" office:value-type="float" office:value="86.96" calcext:value-type="float">
            <text:p>86,96</text:p>
          </table:table-cell>
          <table:table-cell table:style-name="ce135" office:value-type="float" office:value="83.926" calcext:value-type="float">
            <text:p>83,926</text:p>
          </table:table-cell>
          <table:table-cell table:style-name="ce135" office:value-type="string" calcext:value-type="string">
            <text:p>Detectron2-2L-smooth-29-6-relativeToUpperMiddleBottomCentersOfVideo</text:p>
          </table:table-cell>
          <table:table-cell table:style-name="Default" table:number-columns-repeated="3"/>
          <table:table-cell table:style-name="ce69" office:value-type="float" office:value="90.476" calcext:value-type="float">
            <text:p>90,476</text:p>
          </table:table-cell>
          <table:table-cell table:style-name="ce69" office:value-type="float" office:value="90.777" calcext:value-type="float">
            <text:p>90,777</text:p>
          </table:table-cell>
          <table:table-cell table:style-name="ce69" office:value-type="string" calcext:value-type="string">
            <text:p>Detectron2-2L-smooth-29-9-relativeToUpperMiddleBottomCentersOfVideo-norm</text:p>
          </table:table-cell>
          <table:table-cell table:style-name="ce199" office:value-type="float" office:value="95.255" calcext:value-type="float">
            <text:p>95,255</text:p>
          </table:table-cell>
          <table:table-cell table:style-name="ce79" office:value-type="float" office:value="93.249" calcext:value-type="float">
            <text:p>93,249</text:p>
          </table:table-cell>
          <table:table-cell table:style-name="ce71" office:value-type="string" calcext:value-type="string">
            <text:p>Detectron2-2L-removeZerosFromDataset-smooth-29-4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covered-table-cell table:style-name="ce243"/>
          <table:table-cell table:style-name="ce96" office:value-type="float" office:value="21.465" calcext:value-type="float">
            <text:p>21,465</text:p>
          </table:table-cell>
          <table:table-cell table:style-name="ce96" office:value-type="float" office:value="20.817" calcext:value-type="float">
            <text:p>20,817</text:p>
          </table:table-cell>
          <table:table-cell table:style-name="ce96" office:value-type="string" calcext:value-type="string">
            <text:p>Detectron2-2L-smooth-29-5-relativeToNextFrame-norm</text:p>
          </table:table-cell>
          <table:table-cell table:style-name="ce70" office:value-type="float" office:value="90.842" calcext:value-type="float">
            <text:p>90,842</text:p>
          </table:table-cell>
          <table:table-cell table:style-name="ce70" office:value-type="float" office:value="88.933" calcext:value-type="float">
            <text:p>88,933</text:p>
          </table:table-cell>
          <table:table-cell table:style-name="ce70" office:value-type="string" calcext:value-type="string">
            <text:p>Detectron2-2L-smooth-29-2-relativeToPointDistances-norm</text:p>
          </table:table-cell>
          <table:table-cell table:style-name="ce97" office:value-type="float" office:value="75.751" calcext:value-type="float">
            <text:p>75,751</text:p>
          </table:table-cell>
          <table:table-cell table:style-name="ce135" office:value-type="float" office:value="75.362" calcext:value-type="float">
            <text:p>75,362</text:p>
          </table:table-cell>
          <table:table-cell table:style-name="ce135" office:value-type="string" calcext:value-type="string">
            <text:p>Detectron2-2L-smooth-29-1-relativeToUpperMiddleBottomCentersOfVideo</text:p>
          </table:table-cell>
          <table:table-cell table:style-name="Default" table:number-columns-repeated="3"/>
          <table:table-cell table:style-name="ce69" office:value-type="float" office:value="91.355" calcext:value-type="float">
            <text:p>91,355</text:p>
          </table:table-cell>
          <table:table-cell table:style-name="ce69" office:value-type="float" office:value="90.777" calcext:value-type="float">
            <text:p>90,777</text:p>
          </table:table-cell>
          <table:table-cell table:style-name="ce69" office:value-type="string" calcext:value-type="string">
            <text:p>Detectron2-2L-smooth-29-3-relativeToPointDistances-norm</text:p>
          </table:table-cell>
          <table:table-cell table:style-name="ce199" office:value-type="float" office:value="95.255" calcext:value-type="float">
            <text:p>95,255</text:p>
          </table:table-cell>
          <table:table-cell table:style-name="ce79" office:value-type="float" office:value="93.249" calcext:value-type="float">
            <text:p>93,249</text:p>
          </table:table-cell>
          <table:table-cell table:style-name="ce71" office:value-type="string" calcext:value-type="string">
            <text:p>Detectron2-2L-removeZerosFromDataset-smooth-29-9-relativeToUpperMiddleBottomCentersOfVideo-norm</text:p>
          </table:table-cell>
          <table:table-cell table:number-columns-repeated="1000"/>
        </table:table-row>
        <table:table-row table:style-name="ro6">
          <table:covered-table-cell table:style-name="ce230"/>
          <table:table-cell/>
          <table:table-cell table:style-name="ce243"/>
          <table:table-cell table:style-name="ce95"/>
          <table:table-cell table:style-name="ce104" table:number-columns-repeated="2"/>
          <table:table-cell table:style-name="Default" table:number-columns-repeated="3"/>
          <table:table-cell table:style-name="ce128"/>
          <table:table-cell table:style-name="ce133" table:number-columns-repeated="2"/>
          <table:table-cell table:style-name="Default" table:number-columns-repeated="3"/>
          <table:table-cell table:style-name="ce69" office:value-type="float" office:value="92.015" calcext:value-type="float">
            <text:p>92,015</text:p>
          </table:table-cell>
          <table:table-cell table:style-name="ce69" office:value-type="float" office:value="89.855" calcext:value-type="float">
            <text:p>89,855</text:p>
          </table:table-cell>
          <table:table-cell table:style-name="ce69" office:value-type="string" calcext:value-type="string">
            <text:p>Detectron2-2L-relativeToPointDistances-norm</text:p>
          </table:table-cell>
          <table:table-cell table:style-name="ce199" office:value-type="float" office:value="94.552" calcext:value-type="float">
            <text:p>94,552</text:p>
          </table:table-cell>
          <table:table-cell table:style-name="ce79" office:value-type="float" office:value="93.249" calcext:value-type="float">
            <text:p>93,249</text:p>
          </table:table-cell>
          <table:table-cell table:style-name="ce71" office:value-type="string" calcext:value-type="string">
            <text:p>Detectron2-4L-removeZerosFromDataset-smooth-29-1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table-cell table:style-name="ce84" office:value-type="string" calcext:value-type="string" table:number-columns-spanned="1" table:number-rows-spanned="21">
            <text:p>PoseNet</text:p>
          </table:table-cell>
          <table:table-cell table:style-name="ce87" office:value-type="string" calcext:value-type="string" table:number-columns-spanned="1" table:number-rows-spanned="10">
            <text:p>4 layers</text:p>
          </table:table-cell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69" office:value-type="float" office:value="92.527" calcext:value-type="float">
            <text:p>92,527</text:p>
          </table:table-cell>
          <table:table-cell table:style-name="ce69" office:value-type="float" office:value="89.723" calcext:value-type="float">
            <text:p>89,723</text:p>
          </table:table-cell>
          <table:table-cell table:style-name="ce69" office:value-type="string" calcext:value-type="string">
            <text:p>Detectron2-4L-smooth-29-3-relativeToUpperMiddleBottomCentersOfVideo-norm</text:p>
          </table:table-cell>
          <table:table-cell table:style-name="ce199" office:value-type="float" office:value="94.318" calcext:value-type="float">
            <text:p>94,318</text:p>
          </table:table-cell>
          <table:table-cell table:style-name="ce79" office:value-type="float" office:value="93.143" calcext:value-type="float">
            <text:p>93,143</text:p>
          </table:table-cell>
          <table:table-cell table:style-name="ce71" office:value-type="string" calcext:value-type="string">
            <text:p>Detectron2-2L-removeZerosFromDataset-smooth-29-5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69" office:value-type="float" office:value="91.062" calcext:value-type="float">
            <text:p>91,062</text:p>
          </table:table-cell>
          <table:table-cell table:style-name="ce69" office:value-type="float" office:value="89.592" calcext:value-type="float">
            <text:p>89,592</text:p>
          </table:table-cell>
          <table:table-cell table:style-name="ce69" office:value-type="string" calcext:value-type="string">
            <text:p>Detectron2-2L-relativeToUpperMiddleBottomCentersOfVideo-norm</text:p>
          </table:table-cell>
          <table:table-cell table:style-name="ce199" office:value-type="float" office:value="95.723" calcext:value-type="float">
            <text:p>95,723</text:p>
          </table:table-cell>
          <table:table-cell table:style-name="ce79" office:value-type="float" office:value="93.143" calcext:value-type="float">
            <text:p>93,143</text:p>
          </table:table-cell>
          <table:table-cell table:style-name="ce71" office:value-type="string" calcext:value-type="string">
            <text:p>Detectron2-4L-removeZerosFromDataset-smooth-29-3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70" office:value-type="float" office:value="89.231" calcext:value-type="float">
            <text:p>89,231</text:p>
          </table:table-cell>
          <table:table-cell table:style-name="ce70" office:value-type="float" office:value="89.592" calcext:value-type="float">
            <text:p>89,592</text:p>
          </table:table-cell>
          <table:table-cell table:style-name="ce70" office:value-type="string" calcext:value-type="string">
            <text:p>Detectron2-2L-smooth-29-1-relativeToPointDistances-norm</text:p>
          </table:table-cell>
          <table:table-cell table:style-name="ce199" office:value-type="float" office:value="93.849" calcext:value-type="float">
            <text:p>93,849</text:p>
          </table:table-cell>
          <table:table-cell table:style-name="ce79" office:value-type="float" office:value="93.143" calcext:value-type="float">
            <text:p>93,143</text:p>
          </table:table-cell>
          <table:table-cell table:style-name="ce71" office:value-type="string" calcext:value-type="string">
            <text:p>Detectron2-2L-removeZerosFromDataset-smooth-29-8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70" office:value-type="float" office:value="90.916" calcext:value-type="float">
            <text:p>90,916</text:p>
          </table:table-cell>
          <table:table-cell table:style-name="ce70" office:value-type="float" office:value="89.46" calcext:value-type="float">
            <text:p>89,46</text:p>
          </table:table-cell>
          <table:table-cell table:style-name="ce70" office:value-type="string" calcext:value-type="string">
            <text:p>Detectron2-2L-smooth-29-6-relativeToPointDistances-norm</text:p>
          </table:table-cell>
          <table:table-cell table:style-name="ce199" office:value-type="float" office:value="93.673" calcext:value-type="float">
            <text:p>93,673</text:p>
          </table:table-cell>
          <table:table-cell table:style-name="ce79" office:value-type="float" office:value="93.143" calcext:value-type="float">
            <text:p>93,143</text:p>
          </table:table-cell>
          <table:table-cell table:style-name="ce71" office:value-type="string" calcext:value-type="string">
            <text:p>Detectron2-2L-removeZerosFromDataset-smooth-29-6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70" office:value-type="float" office:value="90.842" calcext:value-type="float">
            <text:p>90,842</text:p>
          </table:table-cell>
          <table:table-cell table:style-name="ce70" office:value-type="float" office:value="89.328" calcext:value-type="float">
            <text:p>89,328</text:p>
          </table:table-cell>
          <table:table-cell table:style-name="ce70" office:value-type="string" calcext:value-type="string">
            <text:p>Detectron2-2L-smooth-29-7-relativeToPointDistances-norm</text:p>
          </table:table-cell>
          <table:table-cell table:style-name="ce199" office:value-type="float" office:value="95.782" calcext:value-type="float">
            <text:p>95,782</text:p>
          </table:table-cell>
          <table:table-cell table:style-name="ce79" office:value-type="float" office:value="93.038" calcext:value-type="float">
            <text:p>93,038</text:p>
          </table:table-cell>
          <table:table-cell table:style-name="ce71" office:value-type="string" calcext:value-type="string">
            <text:p>Detectron2-2L-removeZerosFromDataset-smooth-29-6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style-name="ce86"/>
          <table:covered-table-cell table:style-name="ce243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70" office:value-type="float" office:value="91.429" calcext:value-type="float">
            <text:p>91,429</text:p>
          </table:table-cell>
          <table:table-cell table:style-name="ce70" office:value-type="float" office:value="89.328" calcext:value-type="float">
            <text:p>89,328</text:p>
          </table:table-cell>
          <table:table-cell table:style-name="ce70" office:value-type="string" calcext:value-type="string">
            <text:p>Detectron2-2L-smooth-29-7-relativeToUpperMiddleBottomCentersOfVideo-norm</text:p>
          </table:table-cell>
          <table:table-cell table:style-name="ce199" office:value-type="float" office:value="94.083" calcext:value-type="float">
            <text:p>94,083</text:p>
          </table:table-cell>
          <table:table-cell table:style-name="ce79" office:value-type="float" office:value="92.932" calcext:value-type="float">
            <text:p>92,932</text:p>
          </table:table-cell>
          <table:table-cell table:style-name="ce71" office:value-type="string" calcext:value-type="string">
            <text:p>Detectron2-2L-removeZerosFromDataset-smooth-29-3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70" office:value-type="float" office:value="90.842" calcext:value-type="float">
            <text:p>90,842</text:p>
          </table:table-cell>
          <table:table-cell table:style-name="ce70" office:value-type="float" office:value="89.328" calcext:value-type="float">
            <text:p>89,328</text:p>
          </table:table-cell>
          <table:table-cell table:style-name="ce70" office:value-type="string" calcext:value-type="string">
            <text:p>Detectron2-2L-smooth-29-5-relativeToUpperMiddleBottomCentersOfVideo-norm</text:p>
          </table:table-cell>
          <table:table-cell table:style-name="ce199" office:value-type="float" office:value="94.962" calcext:value-type="float">
            <text:p>94,962</text:p>
          </table:table-cell>
          <table:table-cell table:style-name="ce79" office:value-type="float" office:value="92.932" calcext:value-type="float">
            <text:p>92,932</text:p>
          </table:table-cell>
          <table:table-cell table:style-name="ce71" office:value-type="string" calcext:value-type="string">
            <text:p>Detectron2-2L-removeZerosFromDataset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70" office:value-type="float" office:value="90.33" calcext:value-type="float">
            <text:p>90,33</text:p>
          </table:table-cell>
          <table:table-cell table:style-name="ce70" office:value-type="float" office:value="89.328" calcext:value-type="float">
            <text:p>89,328</text:p>
          </table:table-cell>
          <table:table-cell table:style-name="ce70" office:value-type="string" calcext:value-type="string">
            <text:p>Detectron2-2L-smooth-29-4-relativeToPointDistances-norm</text:p>
          </table:table-cell>
          <table:table-cell table:style-name="ce199" office:value-type="float" office:value="95.021" calcext:value-type="float">
            <text:p>95,021</text:p>
          </table:table-cell>
          <table:table-cell table:style-name="ce79" office:value-type="float" office:value="92.932" calcext:value-type="float">
            <text:p>92,932</text:p>
          </table:table-cell>
          <table:table-cell table:style-name="ce71" office:value-type="string" calcext:value-type="string">
            <text:p>Detectron2-2L-removeZerosFromDataset-smooth-29-7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covered-table-cell table:style-name="ce243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70" office:value-type="float" office:value="87.399" calcext:value-type="float">
            <text:p>87,399</text:p>
          </table:table-cell>
          <table:table-cell table:style-name="ce70" office:value-type="float" office:value="89.196" calcext:value-type="float">
            <text:p>89,196</text:p>
          </table:table-cell>
          <table:table-cell table:style-name="ce70" office:value-type="string" calcext:value-type="string">
            <text:p>Detectron2-2L-smooth-29-3-relativeToNextFrame-norm</text:p>
          </table:table-cell>
          <table:table-cell table:style-name="ce199" office:value-type="float" office:value="94.903" calcext:value-type="float">
            <text:p>94,903</text:p>
          </table:table-cell>
          <table:table-cell table:style-name="ce79" office:value-type="float" office:value="92.616" calcext:value-type="float">
            <text:p>92,616</text:p>
          </table:table-cell>
          <table:table-cell table:style-name="ce71" office:value-type="string" calcext:value-type="string">
            <text:p>Detectron2-2L-removeZerosFromDataset-smooth-29-7-relativeToUpperMiddleBottomCentersOfVideo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covered-table-cell table:style-name="ce243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70" office:value-type="float" office:value="90.403" calcext:value-type="float">
            <text:p>90,403</text:p>
          </table:table-cell>
          <table:table-cell table:style-name="ce70" office:value-type="float" office:value="89.065" calcext:value-type="float">
            <text:p>89,065</text:p>
          </table:table-cell>
          <table:table-cell table:style-name="ce70" office:value-type="string" calcext:value-type="string">
            <text:p>Detectron2-4L-smooth-29-1-relativeToPointDistances-norm</text:p>
          </table:table-cell>
          <table:table-cell table:style-name="ce199" office:value-type="float" office:value="93.966" calcext:value-type="float">
            <text:p>93,966</text:p>
          </table:table-cell>
          <table:table-cell table:style-name="ce79" office:value-type="float" office:value="92.616" calcext:value-type="float">
            <text:p>92,616</text:p>
          </table:table-cell>
          <table:table-cell table:style-name="ce71" office:value-type="string" calcext:value-type="string">
            <text:p>Detectron2-2L-removeZerosFromDataset-smooth-29-1-relativeToUpperMiddleBottomCentersOfVideo-norm</text:p>
          </table:table-cell>
          <table:table-cell table:number-columns-repeated="1000"/>
        </table:table-row>
        <table:table-row table:style-name="ro4">
          <table:covered-table-cell table:style-name="ce230"/>
          <table:covered-table-cell/>
          <table:table-cell table:style-name="ce243"/>
          <table:table-cell table:style-name="ce95"/>
          <table:table-cell table:style-name="ce104" table:number-columns-repeated="2"/>
          <table:table-cell table:style-name="ce95"/>
          <table:table-cell table:style-name="ce122" table:number-columns-repeated="2"/>
          <table:table-cell table:style-name="ce128"/>
          <table:table-cell table:style-name="ce133" table:number-columns-repeated="2"/>
          <table:table-cell table:style-name="Default" table:number-columns-repeated="3"/>
          <table:table-cell table:style-name="ce70" office:value-type="float" office:value="89.524" calcext:value-type="float">
            <text:p>89,524</text:p>
          </table:table-cell>
          <table:table-cell table:style-name="ce70" office:value-type="float" office:value="89.065" calcext:value-type="float">
            <text:p>89,065</text:p>
          </table:table-cell>
          <table:table-cell table:style-name="ce70" office:value-type="string" calcext:value-type="string">
            <text:p>Detectron2-2L-smooth-29-4-relativeToUpperMiddleBottomCentersOfVideo-norm</text:p>
          </table:table-cell>
          <table:table-cell table:style-name="ce199" office:value-type="float" office:value="93.907" calcext:value-type="float">
            <text:p>93,907</text:p>
          </table:table-cell>
          <table:table-cell table:style-name="ce79" office:value-type="float" office:value="92.511" calcext:value-type="float">
            <text:p>92,511</text:p>
          </table:table-cell>
          <table:table-cell table:style-name="ce71" office:value-type="string" calcext:value-type="string">
            <text:p>Detectron2-2L-smooth-29-9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table-cell table:style-name="ce87" office:value-type="string" calcext:value-type="string" table:number-columns-spanned="1" table:number-rows-spanned="10">
            <text:p>2 layers</text:p>
          </table:table-cell>
          <table:table-cell table:style-name="ce71" office:value-type="float" office:value="81.905" calcext:value-type="float">
            <text:p>81,905</text:p>
          </table:table-cell>
          <table:table-cell table:style-name="ce71" office:value-type="float" office:value="80.237" calcext:value-type="float">
            <text:p>80,237</text:p>
          </table:table-cell>
          <table:table-cell table:style-name="ce71" office:value-type="string" calcext:value-type="string">
            <text:p>PoseNet-2L-smooth-29-3-relativeToNextFrame-norm</text:p>
          </table:table-cell>
          <table:table-cell table:style-name="ce97" office:value-type="float" office:value="88.132" calcext:value-type="float">
            <text:p>88,132</text:p>
          </table:table-cell>
          <table:table-cell table:style-name="ce124" office:value-type="float" office:value="86.825" calcext:value-type="float">
            <text:p>86,825</text:p>
          </table:table-cell>
          <table:table-cell table:style-name="ce124" office:value-type="string" calcext:value-type="string">
            <text:p>PoseNet-2L-relativeToPointDistances</text:p>
          </table:table-cell>
          <table:table-cell table:style-name="ce75" office:value-type="float" office:value="86.374" calcext:value-type="float">
            <text:p>86,374</text:p>
          </table:table-cell>
          <table:table-cell table:style-name="ce75" office:value-type="float" office:value="84.848" calcext:value-type="float">
            <text:p>84,848</text:p>
          </table:table-cell>
          <table:table-cell table:style-name="ce75" office:value-type="string" calcext:value-type="string">
            <text:p>PoseNet-2L-smooth-29-5-relativeToUpperMiddleBottomCentersOfVideo-norm</text:p>
          </table:table-cell>
          <table:table-cell table:style-name="Default" table:number-columns-repeated="3"/>
          <table:table-cell table:style-name="ce70" office:value-type="float" office:value="90.183" calcext:value-type="float">
            <text:p>90,183</text:p>
          </table:table-cell>
          <table:table-cell table:style-name="ce70" office:value-type="float" office:value="88.933" calcext:value-type="float">
            <text:p>88,933</text:p>
          </table:table-cell>
          <table:table-cell table:style-name="ce70" office:value-type="string" calcext:value-type="string">
            <text:p>Detectron2-2L-smooth-29-3-relativeToUpperMiddleBottomCentersOfVideo-norm</text:p>
          </table:table-cell>
          <table:table-cell table:style-name="ce199" office:value-type="float" office:value="93.38" calcext:value-type="float">
            <text:p>93,38</text:p>
          </table:table-cell>
          <table:table-cell table:style-name="ce79" office:value-type="float" office:value="92.405" calcext:value-type="float">
            <text:p>92,405</text:p>
          </table:table-cell>
          <table:table-cell table:style-name="ce71" office:value-type="string" calcext:value-type="string">
            <text:p>Detectron2-2L-smooth-29-7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71" office:value-type="float" office:value="73.333" calcext:value-type="float">
            <text:p>73,333</text:p>
          </table:table-cell>
          <table:table-cell table:style-name="ce71" office:value-type="float" office:value="72.596" calcext:value-type="float">
            <text:p>72,596</text:p>
          </table:table-cell>
          <table:table-cell table:style-name="ce71" office:value-type="string" calcext:value-type="string">
            <text:p>PoseNet-2L-smooth-29-9-relativeToNextFrame-norm</text:p>
          </table:table-cell>
          <table:table-cell table:style-name="ce71" office:value-type="float" office:value="87.912" calcext:value-type="float">
            <text:p>87,912</text:p>
          </table:table-cell>
          <table:table-cell table:style-name="ce71" office:value-type="float" office:value="86.561" calcext:value-type="float">
            <text:p>86,561</text:p>
          </table:table-cell>
          <table:table-cell table:style-name="ce71" office:value-type="string" calcext:value-type="string">
            <text:p>PoseNet-2L-smooth-29-9-relativeToPointDistances-norm</text:p>
          </table:table-cell>
          <table:table-cell table:style-name="ce77" office:value-type="float" office:value="87.106" calcext:value-type="float">
            <text:p>87,106</text:p>
          </table:table-cell>
          <table:table-cell table:style-name="ce77" office:value-type="float" office:value="84.717" calcext:value-type="float">
            <text:p>84,717</text:p>
          </table:table-cell>
          <table:table-cell table:style-name="ce77" office:value-type="string" calcext:value-type="string">
            <text:p>PoseNet-2L-smooth-29-7-relativeToUpperMiddleBottomCentersOfVideo-norm</text:p>
          </table:table-cell>
          <table:table-cell table:style-name="Default" table:number-columns-repeated="3"/>
          <table:table-cell table:style-name="ce70" office:value-type="float" office:value="90.842" calcext:value-type="float">
            <text:p>90,842</text:p>
          </table:table-cell>
          <table:table-cell table:style-name="ce70" office:value-type="float" office:value="88.933" calcext:value-type="float">
            <text:p>88,933</text:p>
          </table:table-cell>
          <table:table-cell table:style-name="ce70" office:value-type="string" calcext:value-type="string">
            <text:p>Detectron2-2L-smooth-29-2-relativeToPointDistances-norm</text:p>
          </table:table-cell>
          <table:table-cell table:style-name="ce199" office:value-type="float" office:value="93.556" calcext:value-type="float">
            <text:p>93,556</text:p>
          </table:table-cell>
          <table:table-cell table:style-name="ce79" office:value-type="float" office:value="92.405" calcext:value-type="float">
            <text:p>92,405</text:p>
          </table:table-cell>
          <table:table-cell table:style-name="ce71" office:value-type="string" calcext:value-type="string">
            <text:p>Detectron2-2L-removeZerosFromDataset-smooth-29-8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style-name="ce86"/>
          <table:covered-table-cell/>
          <table:table-cell table:style-name="ce71" office:value-type="float" office:value="29.158" calcext:value-type="float">
            <text:p>29,158</text:p>
          </table:table-cell>
          <table:table-cell table:style-name="ce71" office:value-type="float" office:value="26.877" calcext:value-type="float">
            <text:p>26,877</text:p>
          </table:table-cell>
          <table:table-cell table:style-name="ce71" office:value-type="string" calcext:value-type="string">
            <text:p>PoseNet-2L-smooth-29-7-relativeToNextFrame-norm</text:p>
          </table:table-cell>
          <table:table-cell table:style-name="ce71" office:value-type="float" office:value="87.326" calcext:value-type="float">
            <text:p>87,326</text:p>
          </table:table-cell>
          <table:table-cell table:style-name="ce71" office:value-type="float" office:value="86.166" calcext:value-type="float">
            <text:p>86,166</text:p>
          </table:table-cell>
          <table:table-cell table:style-name="ce71" office:value-type="string" calcext:value-type="string">
            <text:p>PoseNet-2L-smooth-29-7-relativeToPointDistances-norm</text:p>
          </table:table-cell>
          <table:table-cell table:style-name="ce71" office:value-type="float" office:value="87.766" calcext:value-type="float">
            <text:p>87,766</text:p>
          </table:table-cell>
          <table:table-cell table:style-name="ce71" office:value-type="float" office:value="83.531" calcext:value-type="float">
            <text:p>83,531</text:p>
          </table:table-cell>
          <table:table-cell table:style-name="ce71" office:value-type="string" calcext:value-type="string">
            <text:p>PoseNet-2L-smooth-29-9-relativeToUpperMiddleBottomCentersOfVideo-norm</text:p>
          </table:table-cell>
          <table:table-cell table:style-name="Default" table:number-columns-repeated="3"/>
          <table:table-cell table:style-name="ce71" office:value-type="float" office:value="89.744" calcext:value-type="float">
            <text:p>89,744</text:p>
          </table:table-cell>
          <table:table-cell table:style-name="ce71" office:value-type="float" office:value="88.801" calcext:value-type="float">
            <text:p>88,801</text:p>
          </table:table-cell>
          <table:table-cell table:style-name="ce71" office:value-type="string" calcext:value-type="string">
            <text:p>Detectron2-2L-smooth-29-8-relativeToUpperMiddleBottomCentersOfVideo-norm</text:p>
          </table:table-cell>
          <table:table-cell table:style-name="ce199" office:value-type="float" office:value="94.083" calcext:value-type="float">
            <text:p>94,083</text:p>
          </table:table-cell>
          <table:table-cell table:style-name="ce79" office:value-type="float" office:value="92.194" calcext:value-type="float">
            <text:p>92,194</text:p>
          </table:table-cell>
          <table:table-cell table:style-name="ce71" office:value-type="string" calcext:value-type="string">
            <text:p>Detectron2-2L-removeZerosFromDataset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71" office:value-type="float" office:value="16.923" calcext:value-type="float">
            <text:p>16,923</text:p>
          </table:table-cell>
          <table:table-cell table:style-name="ce71" office:value-type="float" office:value="17.128" calcext:value-type="float">
            <text:p>17,128</text:p>
          </table:table-cell>
          <table:table-cell table:style-name="ce71" office:value-type="string" calcext:value-type="string">
            <text:p>PoseNet-2L-relativeToNextFrame-norm</text:p>
          </table:table-cell>
          <table:table-cell table:style-name="ce71" office:value-type="float" office:value="86.081" calcext:value-type="float">
            <text:p>86,081</text:p>
          </table:table-cell>
          <table:table-cell table:style-name="ce71" office:value-type="float" office:value="84.585" calcext:value-type="float">
            <text:p>84,585</text:p>
          </table:table-cell>
          <table:table-cell table:style-name="ce71" office:value-type="string" calcext:value-type="string">
            <text:p>PoseNet-2L-smooth-29-5-relativeToPointDistances-norm</text:p>
          </table:table-cell>
          <table:table-cell table:style-name="ce71" office:value-type="float" office:value="88.425" calcext:value-type="float">
            <text:p>88,425</text:p>
          </table:table-cell>
          <table:table-cell table:style-name="ce71" office:value-type="float" office:value="81.159" calcext:value-type="float">
            <text:p>81,159</text:p>
          </table:table-cell>
          <table:table-cell table:style-name="ce71" office:value-type="string" calcext:value-type="string">
            <text:p>PoseNet-2L-relativeToUpperMiddleBottomCentersOfVideo-norm</text:p>
          </table:table-cell>
          <table:table-cell table:style-name="Default" table:number-columns-repeated="3"/>
          <table:table-cell table:style-name="ce71" office:value-type="float" office:value="89.67" calcext:value-type="float">
            <text:p>89,67</text:p>
          </table:table-cell>
          <table:table-cell table:style-name="ce71" office:value-type="float" office:value="88.801" calcext:value-type="float">
            <text:p>88,801</text:p>
          </table:table-cell>
          <table:table-cell table:style-name="ce71" office:value-type="string" calcext:value-type="string">
            <text:p>Detectron2-2L-smooth-29-2-relativeToUpperMiddleBottomCentersOfVideo-norm</text:p>
          </table:table-cell>
          <table:table-cell table:style-name="ce199" office:value-type="float" office:value="92.853" calcext:value-type="float">
            <text:p>92,853</text:p>
          </table:table-cell>
          <table:table-cell table:style-name="ce79" office:value-type="float" office:value="92.089" calcext:value-type="float">
            <text:p>92,089</text:p>
          </table:table-cell>
          <table:table-cell table:style-name="ce71" office:value-type="string" calcext:value-type="string">
            <text:p>Detectron2-2L-smooth-29-5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7"/>
          <table:table-cell table:style-name="ce105" table:number-columns-repeated="2"/>
          <table:table-cell table:style-name="Default" table:number-columns-repeated="3"/>
          <table:table-cell table:style-name="ce97"/>
          <table:table-cell table:style-name="ce135" table:number-columns-repeated="2"/>
          <table:table-cell table:style-name="Default" table:number-columns-repeated="3"/>
          <table:table-cell table:style-name="ce71" office:value-type="float" office:value="90.256" calcext:value-type="float">
            <text:p>90,256</text:p>
          </table:table-cell>
          <table:table-cell table:style-name="ce71" office:value-type="float" office:value="88.669" calcext:value-type="float">
            <text:p>88,669</text:p>
          </table:table-cell>
          <table:table-cell table:style-name="ce71" office:value-type="string" calcext:value-type="string">
            <text:p>Detectron2-2L-smooth-29-5-relativeToPointDistances-norm</text:p>
          </table:table-cell>
          <table:table-cell table:style-name="ce199" office:value-type="float" office:value="93.497" calcext:value-type="float">
            <text:p>93,497</text:p>
          </table:table-cell>
          <table:table-cell table:style-name="ce79" office:value-type="float" office:value="92.089" calcext:value-type="float">
            <text:p>92,089</text:p>
          </table:table-cell>
          <table:table-cell table:style-name="ce71" office:value-type="string" calcext:value-type="string">
            <text:p>Detectron2-2L-removeZerosFromDataset-smooth-29-9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7"/>
          <table:table-cell table:style-name="ce105" table:number-columns-repeated="2"/>
          <table:table-cell table:style-name="Default" table:number-columns-repeated="3"/>
          <table:table-cell table:style-name="ce97"/>
          <table:table-cell table:style-name="ce135" table:number-columns-repeated="2"/>
          <table:table-cell table:style-name="Default" table:number-columns-repeated="3"/>
          <table:table-cell table:style-name="ce71" office:value-type="float" office:value="90.037" calcext:value-type="float">
            <text:p>90,037</text:p>
          </table:table-cell>
          <table:table-cell table:style-name="ce71" office:value-type="float" office:value="88.142" calcext:value-type="float">
            <text:p>88,142</text:p>
          </table:table-cell>
          <table:table-cell table:style-name="ce71" office:value-type="string" calcext:value-type="string">
            <text:p>Detectron2-2L-smooth-29-9-relativeToNextFrame-norm</text:p>
          </table:table-cell>
          <table:table-cell table:style-name="ce199" office:value-type="float" office:value="93.146" calcext:value-type="float">
            <text:p>93,146</text:p>
          </table:table-cell>
          <table:table-cell table:style-name="ce79" office:value-type="float" office:value="91.878" calcext:value-type="float">
            <text:p>91,878</text:p>
          </table:table-cell>
          <table:table-cell table:style-name="ce71" office:value-type="string" calcext:value-type="string">
            <text:p>Detectron2-2L-removeZerosFromDataset-smooth-29-2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7"/>
          <table:table-cell table:style-name="ce105" table:number-columns-repeated="2"/>
          <table:table-cell table:style-name="Default" table:number-columns-repeated="3"/>
          <table:table-cell table:style-name="ce97"/>
          <table:table-cell table:style-name="ce135" table:number-columns-repeated="2"/>
          <table:table-cell table:style-name="Default" table:number-columns-repeated="3"/>
          <table:table-cell table:style-name="ce71" office:value-type="float" office:value="87.399" calcext:value-type="float">
            <text:p>87,399</text:p>
          </table:table-cell>
          <table:table-cell table:style-name="ce71" office:value-type="float" office:value="87.747" calcext:value-type="float">
            <text:p>87,747</text:p>
          </table:table-cell>
          <table:table-cell table:style-name="ce71" office:value-type="string" calcext:value-type="string">
            <text:p>Detectron2-2L-smooth-29-7-relativeToNextFrame-norm</text:p>
          </table:table-cell>
          <table:table-cell table:style-name="ce199" office:value-type="float" office:value="93.087" calcext:value-type="float">
            <text:p>93,087</text:p>
          </table:table-cell>
          <table:table-cell table:style-name="ce79" office:value-type="float" office:value="91.878" calcext:value-type="float">
            <text:p>91,878</text:p>
          </table:table-cell>
          <table:table-cell table:style-name="ce71" office:value-type="string" calcext:value-type="string">
            <text:p>Detectron2-2L-removeZerosFromDataset-smooth-29-3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7"/>
          <table:table-cell table:style-name="ce105" table:number-columns-repeated="2"/>
          <table:table-cell table:style-name="Default" table:number-columns-repeated="3"/>
          <table:table-cell table:style-name="ce97"/>
          <table:table-cell table:style-name="ce135" table:number-columns-repeated="2"/>
          <table:table-cell table:style-name="Default" table:number-columns-repeated="3"/>
          <table:table-cell table:style-name="ce71" office:value-type="float" office:value="88.132" calcext:value-type="float">
            <text:p>88,132</text:p>
          </table:table-cell>
          <table:table-cell table:style-name="ce71" office:value-type="float" office:value="86.825" calcext:value-type="float">
            <text:p>86,825</text:p>
          </table:table-cell>
          <table:table-cell table:style-name="ce71" office:value-type="string" calcext:value-type="string">
            <text:p>PoseNet-2L-relativeToPointDistances-norm</text:p>
          </table:table-cell>
          <table:table-cell table:style-name="ce199" office:value-type="float" office:value="94.2" calcext:value-type="float">
            <text:p>94,2</text:p>
          </table:table-cell>
          <table:table-cell table:style-name="ce79" office:value-type="float" office:value="91.878" calcext:value-type="float">
            <text:p>91,878</text:p>
          </table:table-cell>
          <table:table-cell table:style-name="ce71" office:value-type="string" calcext:value-type="string">
            <text:p>Detectron2-2L-removeZerosFromDataset-smooth-29-7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covered-table-cell table:style-name="ce243"/>
          <table:table-cell table:style-name="ce97"/>
          <table:table-cell table:style-name="ce105" table:number-columns-repeated="2"/>
          <table:table-cell table:style-name="ce97"/>
          <table:table-cell table:style-name="ce124" table:number-columns-repeated="2"/>
          <table:table-cell table:style-name="ce97"/>
          <table:table-cell table:style-name="ce135" table:number-columns-repeated="2"/>
          <table:table-cell table:style-name="Default" table:number-columns-repeated="3"/>
          <table:table-cell table:style-name="ce71" office:value-type="float" office:value="87.912" calcext:value-type="float">
            <text:p>87,912</text:p>
          </table:table-cell>
          <table:table-cell table:style-name="ce71" office:value-type="float" office:value="86.561" calcext:value-type="float">
            <text:p>86,561</text:p>
          </table:table-cell>
          <table:table-cell table:style-name="ce71" office:value-type="string" calcext:value-type="string">
            <text:p>PoseNet-2L-smooth-29-9-relativeToPointDistances-norm</text:p>
          </table:table-cell>
          <table:table-cell table:style-name="ce199" office:value-type="float" office:value="93.029" calcext:value-type="float">
            <text:p>93,029</text:p>
          </table:table-cell>
          <table:table-cell table:style-name="ce79" office:value-type="float" office:value="91.772" calcext:value-type="float">
            <text:p>91,772</text:p>
          </table:table-cell>
          <table:table-cell table:style-name="ce71" office:value-type="string" calcext:value-type="string">
            <text:p>Detectron2-2L-removeZerosFromDataset-smooth-29-2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covered-table-cell table:style-name="ce243"/>
          <table:table-cell table:style-name="ce97"/>
          <table:table-cell table:style-name="ce105" table:number-columns-repeated="2"/>
          <table:table-cell table:style-name="ce97"/>
          <table:table-cell table:style-name="ce124" table:number-columns-repeated="2"/>
          <table:table-cell table:style-name="ce97"/>
          <table:table-cell table:style-name="ce135" table:number-columns-repeated="2"/>
          <table:table-cell table:style-name="Default" table:number-columns-repeated="3"/>
          <table:table-cell table:style-name="ce71" office:value-type="float" office:value="88.352" calcext:value-type="float">
            <text:p>88,352</text:p>
          </table:table-cell>
          <table:table-cell table:style-name="ce71" office:value-type="float" office:value="86.298" calcext:value-type="float">
            <text:p>86,298</text:p>
          </table:table-cell>
          <table:table-cell table:style-name="ce71" office:value-type="string" calcext:value-type="string">
            <text:p>PoseNet-2L-removeZerosFromDataset-smooth-29-9-relativeToPointDistances-norm</text:p>
          </table:table-cell>
          <table:table-cell table:style-name="ce199" office:value-type="float" office:value="93.79" calcext:value-type="float">
            <text:p>93,79</text:p>
          </table:table-cell>
          <table:table-cell table:style-name="ce79" office:value-type="float" office:value="91.772" calcext:value-type="float">
            <text:p>91,772</text:p>
          </table:table-cell>
          <table:table-cell table:style-name="ce71" office:value-type="string" calcext:value-type="string">
            <text:p>Detectron2-2L-removeZerosFromDataset-smooth-29-5-relativeToPointDistances-norm</text:p>
          </table:table-cell>
          <table:table-cell table:number-columns-repeated="1000"/>
        </table:table-row>
        <table:table-row table:style-name="ro6">
          <table:table-cell table:number-columns-repeated="3"/>
          <table:table-cell table:style-name="ce95"/>
          <table:table-cell table:style-name="ce104" table:number-columns-repeated="2"/>
          <table:table-cell table:style-name="ce95"/>
          <table:table-cell table:style-name="ce122" table:number-columns-repeated="2"/>
          <table:table-cell table:style-name="ce128"/>
          <table:table-cell table:style-name="ce133" table:number-columns-repeated="2"/>
          <table:table-cell table:style-name="Default" table:number-columns-repeated="3"/>
          <table:table-cell table:style-name="ce71" office:value-type="float" office:value="87.326" calcext:value-type="float">
            <text:p>87,326</text:p>
          </table:table-cell>
          <table:table-cell table:style-name="ce71" office:value-type="float" office:value="86.166" calcext:value-type="float">
            <text:p>86,166</text:p>
          </table:table-cell>
          <table:table-cell table:style-name="ce71" office:value-type="string" calcext:value-type="string">
            <text:p>PoseNet-2L-smooth-29-7-relativeToPointDistances-norm</text:p>
          </table:table-cell>
          <table:table-cell table:style-name="ce199" office:value-type="float" office:value="93.79" calcext:value-type="float">
            <text:p>93,79</text:p>
          </table:table-cell>
          <table:table-cell table:style-name="ce79" office:value-type="float" office:value="91.667" calcext:value-type="float">
            <text:p>91,667</text:p>
          </table:table-cell>
          <table:table-cell table:style-name="ce71" office:value-type="string" calcext:value-type="string">
            <text:p>Detectron2-2L-removeZerosFromDataset-smooth-29-4-relativeToNextFrame-norm</text:p>
          </table:table-cell>
          <table:table-cell table:number-columns-repeated="1000"/>
        </table:table-row>
        <table:table-row table:style-name="ro1">
          <table:table-cell table:style-name="ce82" office:value-type="string" calcext:value-type="string" table:number-columns-spanned="1" table:number-rows-spanned="43">
            <text:p>Senesi</text:p>
          </table:table-cell>
          <table:table-cell table:style-name="ce84" office:value-type="string" calcext:value-type="string" table:number-columns-spanned="1" table:number-rows-spanned="21">
            <text:p>Detectron</text:p>
          </table:table-cell>
          <table:table-cell table:style-name="ce87" office:value-type="string" calcext:value-type="string" table:number-columns-spanned="1" table:number-rows-spanned="10">
            <text:p>4 layers</text:p>
          </table:table-cell>
          <table:table-cell table:style-name="ce94" office:value-type="float" office:value="95.899" calcext:value-type="float">
            <text:p>95,899</text:p>
          </table:table-cell>
          <table:table-cell table:style-name="ce103" office:value-type="float" office:value="94.726" calcext:value-type="float">
            <text:p>94,726</text:p>
          </table:table-cell>
          <table:table-cell table:style-name="ce103" office:value-type="string" calcext:value-type="string">
            <text:p>Detectron2-4L-smooth-29-2-relativeToNextFrame</text:p>
          </table:table-cell>
          <table:table-cell table:style-name="ce94" office:value-type="float" office:value="95.723" calcext:value-type="float">
            <text:p>95,723</text:p>
          </table:table-cell>
          <table:table-cell table:style-name="ce121" office:value-type="float" office:value="94.304" calcext:value-type="float">
            <text:p>94,304</text:p>
          </table:table-cell>
          <table:table-cell table:style-name="ce121" office:value-type="string" calcext:value-type="string">
            <text:p>Detectron2-4L-relativeToPointDistances</text:p>
          </table:table-cell>
          <table:table-cell table:style-name="ce94" office:value-type="float" office:value="95.841" calcext:value-type="float">
            <text:p>95,841</text:p>
          </table:table-cell>
          <table:table-cell table:style-name="ce136" office:value-type="float" office:value="95.675" calcext:value-type="float">
            <text:p>95,675</text:p>
          </table:table-cell>
          <table:table-cell table:style-name="ce132" office:value-type="string" calcext:value-type="string">
            <text:p>Detectron2-4L-smooth-29-8-relativeToUpperMiddleBottomCentersOfVideo</text:p>
          </table:table-cell>
          <table:table-cell table:style-name="Default" table:number-columns-repeated="3"/>
          <table:table-cell table:style-name="ce72" office:value-type="float" office:value="87.399" calcext:value-type="float">
            <text:p>87,399</text:p>
          </table:table-cell>
          <table:table-cell table:style-name="ce72" office:value-type="float" office:value="85.771" calcext:value-type="float">
            <text:p>85,771</text:p>
          </table:table-cell>
          <table:table-cell table:style-name="ce72" office:value-type="string" calcext:value-type="string">
            <text:p>PoseNet-2L-removeZerosFromDataset-smooth-29-7-relativeToPointDistances-norm</text:p>
          </table:table-cell>
          <table:table-cell table:style-name="ce199" office:value-type="float" office:value="94.259" calcext:value-type="float">
            <text:p>94,259</text:p>
          </table:table-cell>
          <table:table-cell table:style-name="ce79" office:value-type="float" office:value="91.667" calcext:value-type="float">
            <text:p>91,667</text:p>
          </table:table-cell>
          <table:table-cell table:style-name="ce71" office:value-type="string" calcext:value-type="string">
            <text:p>Detectron2-2L-removeZerosFromDataset-smooth-29-9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 office:value-type="float" office:value="95.958" calcext:value-type="float">
            <text:p>95,958</text:p>
          </table:table-cell>
          <table:table-cell table:style-name="ce103" office:value-type="float" office:value="94.198" calcext:value-type="float">
            <text:p>94,198</text:p>
          </table:table-cell>
          <table:table-cell table:style-name="ce103" office:value-type="string" calcext:value-type="string">
            <text:p>Detectron2-4L-relativeToNextFrame</text:p>
          </table:table-cell>
          <table:table-cell table:style-name="ce94" office:value-type="float" office:value="94.142" calcext:value-type="float">
            <text:p>94,142</text:p>
          </table:table-cell>
          <table:table-cell table:style-name="ce121" office:value-type="float" office:value="93.882" calcext:value-type="float">
            <text:p>93,882</text:p>
          </table:table-cell>
          <table:table-cell table:style-name="ce121" office:value-type="string" calcext:value-type="string">
            <text:p>Detectron2-4L-smooth-29-2-relativeToPointDistances</text:p>
          </table:table-cell>
          <table:table-cell table:style-name="ce94" office:value-type="float" office:value="96.778" calcext:value-type="float">
            <text:p>96,778</text:p>
          </table:table-cell>
          <table:table-cell table:style-name="ce132" office:value-type="float" office:value="95.042" calcext:value-type="float">
            <text:p>95,042</text:p>
          </table:table-cell>
          <table:table-cell table:style-name="ce132" office:value-type="string" calcext:value-type="string">
            <text:p>Detectron2-4L-smooth-29-9-relativeToUpperMiddleBottomCentersOfVideo</text:p>
          </table:table-cell>
          <table:table-cell table:style-name="ce71" office:value-type="float" office:value="16.923" calcext:value-type="float">
            <text:p>16,923</text:p>
          </table:table-cell>
          <table:table-cell table:style-name="ce71" office:value-type="float" office:value="17.128" calcext:value-type="float">
            <text:p>17,128</text:p>
          </table:table-cell>
          <table:table-cell table:style-name="ce71" office:value-type="string" calcext:value-type="string">
            <text:p>PoseNet-2L-relativeToNextFrame-norm</text:p>
          </table:table-cell>
          <table:table-cell table:style-name="ce73" office:value-type="float" office:value="86.227" calcext:value-type="float">
            <text:p>86,227</text:p>
          </table:table-cell>
          <table:table-cell table:style-name="ce73" office:value-type="float" office:value="85.507" calcext:value-type="float">
            <text:p>85,507</text:p>
          </table:table-cell>
          <table:table-cell table:style-name="ce73" office:value-type="string" calcext:value-type="string">
            <text:p>Detectron2-2L-smooth-29-4-relativeToNextFrame-norm</text:p>
          </table:table-cell>
          <table:table-cell table:style-name="ce199" office:value-type="float" office:value="93.204" calcext:value-type="float">
            <text:p>93,204</text:p>
          </table:table-cell>
          <table:table-cell table:style-name="ce79" office:value-type="float" office:value="91.456" calcext:value-type="float">
            <text:p>91,456</text:p>
          </table:table-cell>
          <table:table-cell table:style-name="ce71" office:value-type="string" calcext:value-type="string">
            <text:p>Detectron2-4L-removeZerosFromDataset-smooth-29-1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 office:value-type="float" office:value="95.489" calcext:value-type="float">
            <text:p>95,489</text:p>
          </table:table-cell>
          <table:table-cell table:style-name="ce103" office:value-type="float" office:value="93.565" calcext:value-type="float">
            <text:p>93,565</text:p>
          </table:table-cell>
          <table:table-cell table:style-name="ce103" office:value-type="string" calcext:value-type="string">
            <text:p>Detectron2-4L-smooth-29-4-relativeToNextFrame</text:p>
          </table:table-cell>
          <table:table-cell table:style-name="ce94" office:value-type="float" office:value="94.962" calcext:value-type="float">
            <text:p>94,962</text:p>
          </table:table-cell>
          <table:table-cell table:style-name="ce121" office:value-type="float" office:value="93.671" calcext:value-type="float">
            <text:p>93,671</text:p>
          </table:table-cell>
          <table:table-cell table:style-name="ce121" office:value-type="string" calcext:value-type="string">
            <text:p>Detectron2-4L-smooth-29-3-relativeToPointDistances</text:p>
          </table:table-cell>
          <table:table-cell table:style-name="ce79" office:value-type="float" office:value="96.075" calcext:value-type="float">
            <text:p>96,075</text:p>
          </table:table-cell>
          <table:table-cell table:style-name="ce79" office:value-type="float" office:value="94.831" calcext:value-type="float">
            <text:p>94,831</text:p>
          </table:table-cell>
          <table:table-cell table:style-name="ce79" office:value-type="string" calcext:value-type="string">
            <text:p>Detectron2-4L-removeZerosFromDataset-smooth-29-4-relativeToUpperMiddleBottomCentersOfVideo-norm</text:p>
          </table:table-cell>
          <table:table-cell table:style-name="Default" table:number-columns-repeated="3"/>
          <table:table-cell table:style-name="ce75" office:value-type="float" office:value="86.374" calcext:value-type="float">
            <text:p>86,374</text:p>
          </table:table-cell>
          <table:table-cell table:style-name="ce75" office:value-type="float" office:value="84.848" calcext:value-type="float">
            <text:p>84,848</text:p>
          </table:table-cell>
          <table:table-cell table:style-name="ce75" office:value-type="string" calcext:value-type="string">
            <text:p>PoseNet-2L-smooth-29-5-relativeToUpperMiddleBottomCentersOfVideo-norm</text:p>
          </table:table-cell>
          <table:table-cell table:style-name="ce199" office:value-type="float" office:value="93.38" calcext:value-type="float">
            <text:p>93,38</text:p>
          </table:table-cell>
          <table:table-cell table:style-name="ce79" office:value-type="float" office:value="91.35" calcext:value-type="float">
            <text:p>91,35</text:p>
          </table:table-cell>
          <table:table-cell table:style-name="ce71" office:value-type="string" calcext:value-type="string">
            <text:p>Detectron2-2L-removeZerosFromDataset-smooth-29-1-relativeToNextFrame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 office:value-type="float" office:value="94.552" calcext:value-type="float">
            <text:p>94,552</text:p>
          </table:table-cell>
          <table:table-cell table:style-name="ce103" office:value-type="float" office:value="93.249" calcext:value-type="float">
            <text:p>93,249</text:p>
          </table:table-cell>
          <table:table-cell table:style-name="ce103" office:value-type="string" calcext:value-type="string">
            <text:p>Detectron2-4L-smooth-29-1-relativeToNextFrame</text:p>
          </table:table-cell>
          <table:table-cell table:style-name="ce94" office:value-type="float" office:value="93.204" calcext:value-type="float">
            <text:p>93,204</text:p>
          </table:table-cell>
          <table:table-cell table:style-name="ce121" office:value-type="float" office:value="91.456" calcext:value-type="float">
            <text:p>91,456</text:p>
          </table:table-cell>
          <table:table-cell table:style-name="ce121" office:value-type="string" calcext:value-type="string">
            <text:p>Detectron2-4L-smooth-29-1-relativeToPointDistances</text:p>
          </table:table-cell>
          <table:table-cell table:style-name="ce94" office:value-type="float" office:value="96.075" calcext:value-type="float">
            <text:p>96,075</text:p>
          </table:table-cell>
          <table:table-cell table:style-name="ce132" office:value-type="float" office:value="94.304" calcext:value-type="float">
            <text:p>94,304</text:p>
          </table:table-cell>
          <table:table-cell table:style-name="ce132" office:value-type="string" calcext:value-type="string">
            <text:p>Detectron2-4L-smooth-29-6-relativeToUpperMiddleBottomCentersOfVideo</text:p>
          </table:table-cell>
          <table:table-cell table:style-name="Default" table:number-columns-repeated="3"/>
          <table:table-cell table:style-name="ce77" office:value-type="float" office:value="87.106" calcext:value-type="float">
            <text:p>87,106</text:p>
          </table:table-cell>
          <table:table-cell table:style-name="ce77" office:value-type="float" office:value="84.717" calcext:value-type="float">
            <text:p>84,717</text:p>
          </table:table-cell>
          <table:table-cell table:style-name="ce77" office:value-type="string" calcext:value-type="string">
            <text:p>PoseNet-2L-smooth-29-7-relativeToUpperMiddleBottomCentersOfVideo-norm</text:p>
          </table:table-cell>
          <table:table-cell table:style-name="ce199" office:value-type="float" office:value="93.38" calcext:value-type="float">
            <text:p>93,38</text:p>
          </table:table-cell>
          <table:table-cell table:style-name="ce79" office:value-type="float" office:value="90.928" calcext:value-type="float">
            <text:p>90,928</text:p>
          </table:table-cell>
          <table:table-cell table:style-name="ce71" office:value-type="string" calcext:value-type="string">
            <text:p>Detectron2-2L-removeZerosFromDataset-smooth-29-4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 office:value-type="float" office:value="95.723" calcext:value-type="float">
            <text:p>95,723</text:p>
          </table:table-cell>
          <table:table-cell table:style-name="ce103" office:value-type="float" office:value="93.143" calcext:value-type="float">
            <text:p>93,143</text:p>
          </table:table-cell>
          <table:table-cell table:style-name="ce103" office:value-type="string" calcext:value-type="string">
            <text:p>Detectron2-4L-smooth-29-3-relativeToNextFrame</text:p>
          </table:table-cell>
          <table:table-cell table:style-name="ce94"/>
          <table:table-cell table:style-name="ce121" table:number-columns-repeated="2"/>
          <table:table-cell table:style-name="ce79" office:value-type="float" office:value="95.841" calcext:value-type="float">
            <text:p>95,841</text:p>
          </table:table-cell>
          <table:table-cell table:style-name="ce79" office:value-type="float" office:value="94.304" calcext:value-type="float">
            <text:p>94,304</text:p>
          </table:table-cell>
          <table:table-cell table:style-name="ce79" office:value-type="string" calcext:value-type="string">
            <text:p>Detectron2-4L-removeZerosFromDataset-smooth-29-7-relativeToUpperMiddleBottomCentersOfVideo-norm</text:p>
          </table:table-cell>
          <table:table-cell table:style-name="Default" table:number-columns-repeated="3"/>
          <table:table-cell table:style-name="ce71" office:value-type="float" office:value="86.081" calcext:value-type="float">
            <text:p>86,081</text:p>
          </table:table-cell>
          <table:table-cell table:style-name="ce71" office:value-type="float" office:value="84.585" calcext:value-type="float">
            <text:p>84,585</text:p>
          </table:table-cell>
          <table:table-cell table:style-name="ce71" office:value-type="string" calcext:value-type="string">
            <text:p>PoseNet-2L-smooth-29-5-relativeToPointDistances-norm</text:p>
          </table:table-cell>
          <table:table-cell table:style-name="ce199" office:value-type="float" office:value="92.267" calcext:value-type="float">
            <text:p>92,267</text:p>
          </table:table-cell>
          <table:table-cell table:style-name="ce79" office:value-type="float" office:value="90.612" calcext:value-type="float">
            <text:p>90,612</text:p>
          </table:table-cell>
          <table:table-cell table:style-name="ce71" office:value-type="string" calcext:value-type="string">
            <text:p>Detectron2-2L-removeZerosFromDataset-smooth-29-1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covered-table-cell table:style-name="ce243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 office:value-type="float" office:value="95.841" calcext:value-type="float">
            <text:p>95,841</text:p>
          </table:table-cell>
          <table:table-cell table:style-name="ce132" office:value-type="float" office:value="94.093" calcext:value-type="float">
            <text:p>94,093</text:p>
          </table:table-cell>
          <table:table-cell table:style-name="ce132" office:value-type="string" calcext:value-type="string">
            <text:p>Detectron2-4L-smooth-29-5-relativeToUpperMiddleBottomCentersOfVideo</text:p>
          </table:table-cell>
          <table:table-cell table:style-name="Default" table:number-columns-repeated="3"/>
          <table:table-cell table:style-name="ce71" office:value-type="float" office:value="87.106" calcext:value-type="float">
            <text:p>87,106</text:p>
          </table:table-cell>
          <table:table-cell table:style-name="ce71" office:value-type="float" office:value="84.453" calcext:value-type="float">
            <text:p>84,453</text:p>
          </table:table-cell>
          <table:table-cell table:style-name="ce71" office:value-type="string" calcext:value-type="string">
            <text:p>PoseNet-2L-removeZerosFromDataset-smooth-29-5-relativeToPointDistances-norm</text:p>
          </table:table-cell>
          <table:table-cell table:style-name="ce199" office:value-type="float" office:value="91.037" calcext:value-type="float">
            <text:p>91,037</text:p>
          </table:table-cell>
          <table:table-cell table:style-name="ce79" office:value-type="float" office:value="90.401" calcext:value-type="float">
            <text:p>90,401</text:p>
          </table:table-cell>
          <table:table-cell table:style-name="ce71" office:value-type="string" calcext:value-type="string">
            <text:p>PoseNet-2L-removeZerosFromDataset-smooth-29-9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 office:value-type="float" office:value="96.134" calcext:value-type="float">
            <text:p>96,134</text:p>
          </table:table-cell>
          <table:table-cell table:style-name="ce132" office:value-type="float" office:value="94.093" calcext:value-type="float">
            <text:p>94,093</text:p>
          </table:table-cell>
          <table:table-cell table:style-name="ce132" office:value-type="string" calcext:value-type="string">
            <text:p>Detectron2-4L-relativeToUpperMiddleBottomCentersOfVideo</text:p>
          </table:table-cell>
          <table:table-cell table:style-name="Default" table:number-columns-repeated="3"/>
          <table:table-cell table:style-name="ce71" office:value-type="float" office:value="87.253" calcext:value-type="float">
            <text:p>87,253</text:p>
          </table:table-cell>
          <table:table-cell table:style-name="ce71" office:value-type="float" office:value="84.058" calcext:value-type="float">
            <text:p>84,058</text:p>
          </table:table-cell>
          <table:table-cell table:style-name="ce71" office:value-type="string" calcext:value-type="string">
            <text:p>Detectron2-2L-smooth-29-2-relativeToNextFrame-norm</text:p>
          </table:table-cell>
          <table:table-cell table:style-name="ce199" office:value-type="float" office:value="89.69" calcext:value-type="float">
            <text:p>89,69</text:p>
          </table:table-cell>
          <table:table-cell table:style-name="ce79" office:value-type="float" office:value="89.135" calcext:value-type="float">
            <text:p>89,135</text:p>
          </table:table-cell>
          <table:table-cell table:style-name="ce71" office:value-type="string" calcext:value-type="string">
            <text:p>PoseNet-2L-removeZerosFromDataset-smooth-29-7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71" office:value-type="float" office:value="86.96" calcext:value-type="float">
            <text:p>86,96</text:p>
          </table:table-cell>
          <table:table-cell table:style-name="ce71" office:value-type="float" office:value="83.926" calcext:value-type="float">
            <text:p>83,926</text:p>
          </table:table-cell>
          <table:table-cell table:style-name="ce71" office:value-type="string" calcext:value-type="string">
            <text:p>Detectron2-2L-smooth-29-6-relativeToUpperMiddleBottomCentersOfVideo-norm</text:p>
          </table:table-cell>
          <table:table-cell table:style-name="ce199" office:value-type="float" office:value="89.924" calcext:value-type="float">
            <text:p>89,924</text:p>
          </table:table-cell>
          <table:table-cell table:style-name="ce79" office:value-type="float" office:value="88.502" calcext:value-type="float">
            <text:p>88,502</text:p>
          </table:table-cell>
          <table:table-cell table:style-name="ce71" office:value-type="string" calcext:value-type="string">
            <text:p>PoseNet-2L-removeZerosFromDataset-smooth-29-5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 table:style-name="ce86"/>
          <table:covered-table-cell table:style-name="ce243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71" office:value-type="float" office:value="87.766" calcext:value-type="float">
            <text:p>87,766</text:p>
          </table:table-cell>
          <table:table-cell table:style-name="ce71" office:value-type="float" office:value="83.531" calcext:value-type="float">
            <text:p>83,531</text:p>
          </table:table-cell>
          <table:table-cell table:style-name="ce71" office:value-type="string" calcext:value-type="string">
            <text:p>PoseNet-2L-smooth-29-9-relativeToUpperMiddleBottomCentersOfVideo-norm</text:p>
          </table:table-cell>
          <table:table-cell table:style-name="ce199" office:value-type="float" office:value="90.1" calcext:value-type="float">
            <text:p>90,1</text:p>
          </table:table-cell>
          <table:table-cell table:style-name="ce79" office:value-type="float" office:value="87.342" calcext:value-type="float">
            <text:p>87,342</text:p>
          </table:table-cell>
          <table:table-cell table:style-name="ce71" office:value-type="string" calcext:value-type="string">
            <text:p>PoseNet-2L-relativeToPointDistances-norm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covered-table-cell table:style-name="ce243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number-columns-repeated="3"/>
          <table:table-cell table:style-name="ce71" office:value-type="float" office:value="84.835" calcext:value-type="float">
            <text:p>84,835</text:p>
          </table:table-cell>
          <table:table-cell table:style-name="ce71" office:value-type="float" office:value="82.477" calcext:value-type="float">
            <text:p>82,477</text:p>
          </table:table-cell>
          <table:table-cell table:style-name="ce71" office:value-type="string" calcext:value-type="string">
            <text:p>Detectron2-2L-smooth-29-1-relativeToNextFrame-norm</text:p>
          </table:table-cell>
          <table:table-cell table:style-name="ce199" office:value-type="float" office:value="44.347" calcext:value-type="float">
            <text:p>44,347</text:p>
          </table:table-cell>
          <table:table-cell table:style-name="ce79" office:value-type="float" office:value="40.19" calcext:value-type="float">
            <text:p>40,19</text:p>
          </table:table-cell>
          <table:table-cell table:style-name="ce71" office:value-type="string" calcext:value-type="string">
            <text:p>PoseNet-2L-relativeToPointDistances</text:p>
          </table:table-cell>
          <table:table-cell table:number-columns-repeated="1000"/>
        </table:table-row>
        <table:table-row table:style-name="ro4">
          <table:covered-table-cell table:style-name="ce230"/>
          <table:covered-table-cell/>
          <table:table-cell table:style-name="ce243"/>
          <table:table-cell table:style-name="ce95"/>
          <table:table-cell table:style-name="ce104" table:number-columns-repeated="2"/>
          <table:table-cell table:style-name="ce95"/>
          <table:table-cell table:style-name="ce122" table:number-columns-repeated="2"/>
          <table:table-cell table:style-name="ce128"/>
          <table:table-cell table:style-name="ce133" table:number-columns-repeated="2"/>
          <table:table-cell table:number-columns-repeated="3"/>
          <table:table-cell table:style-name="ce71" office:value-type="float" office:value="88.425" calcext:value-type="float">
            <text:p>88,425</text:p>
          </table:table-cell>
          <table:table-cell table:style-name="ce71" office:value-type="float" office:value="81.159" calcext:value-type="float">
            <text:p>81,159</text:p>
          </table:table-cell>
          <table:table-cell table:style-name="ce71" office:value-type="string" calcext:value-type="string">
            <text:p>PoseNet-2L-relativeToUpperMiddleBottomCentersOfVideo-norm</text:p>
          </table:table-cell>
          <table:table-cell table:style-name="ce199" office:value-type="float" office:value="42.472" calcext:value-type="float">
            <text:p>42,472</text:p>
          </table:table-cell>
          <table:table-cell table:style-name="ce79" office:value-type="float" office:value="38.819" calcext:value-type="float">
            <text:p>38,819</text:p>
          </table:table-cell>
          <table:table-cell table:style-name="ce71" office:value-type="string" calcext:value-type="string">
            <text:p>Detectron2-2L-relativeToPointDistances</text:p>
          </table:table-cell>
          <table:table-cell table:number-columns-repeated="1000"/>
        </table:table-row>
        <table:table-row table:style-name="ro2">
          <table:covered-table-cell table:style-name="ce230"/>
          <table:covered-table-cell/>
          <table:table-cell table:style-name="ce87" office:value-type="string" calcext:value-type="string" table:number-columns-spanned="1" table:number-rows-spanned="10">
            <text:p>2 layers</text:p>
          </table:table-cell>
          <table:table-cell table:style-name="ce96" office:value-type="float" office:value="95.138" calcext:value-type="float">
            <text:p>95,138</text:p>
          </table:table-cell>
          <table:table-cell table:style-name="ce96" office:value-type="float" office:value="93.987" calcext:value-type="float">
            <text:p>93,987</text:p>
          </table:table-cell>
          <table:table-cell table:style-name="ce96" office:value-type="string" calcext:value-type="string">
            <text:p>Detectron2-2L-removeZerosFromDataset-smooth-29-6-relativeToNextFrame-norm</text:p>
          </table:table-cell>
          <table:table-cell table:style-name="ce96" office:value-type="float" office:value="93.673" calcext:value-type="float">
            <text:p>93,673</text:p>
          </table:table-cell>
          <table:table-cell table:style-name="ce96" office:value-type="float" office:value="93.143" calcext:value-type="float">
            <text:p>93,143</text:p>
          </table:table-cell>
          <table:table-cell table:style-name="ce96" office:value-type="string" calcext:value-type="string">
            <text:p>Detectron2-2L-removeZerosFromDataset-smooth-29-6-relativeToPointDistances-norm</text:p>
          </table:table-cell>
          <table:table-cell table:style-name="ce97" office:value-type="float" office:value="95.489" calcext:value-type="float">
            <text:p>95,489</text:p>
          </table:table-cell>
          <table:table-cell table:style-name="ce135" office:value-type="float" office:value="94.093" calcext:value-type="float">
            <text:p>94,093</text:p>
          </table:table-cell>
          <table:table-cell table:style-name="ce135" office:value-type="string" calcext:value-type="string">
            <text:p>Detectron2-2L-relativeToUpperMiddleBottomCentersOfVideo</text:p>
          </table:table-cell>
          <table:table-cell table:number-columns-repeated="3"/>
          <table:table-cell table:style-name="ce71" office:value-type="float" office:value="81.905" calcext:value-type="float">
            <text:p>81,905</text:p>
          </table:table-cell>
          <table:table-cell table:style-name="ce71" office:value-type="float" office:value="80.237" calcext:value-type="float">
            <text:p>80,237</text:p>
          </table:table-cell>
          <table:table-cell table:style-name="ce71" office:value-type="string" calcext:value-type="string">
            <text:p>PoseNet-2L-smooth-29-3-relativeToNextFrame-norm</text:p>
          </table:table-cell>
          <table:table-cell table:number-columns-repeated="1003"/>
        </table:table-row>
        <table:table-row table:style-name="ro2">
          <table:covered-table-cell table:style-name="ce230"/>
          <table:covered-table-cell table:number-columns-repeated="2"/>
          <table:table-cell table:style-name="ce97" office:value-type="float" office:value="94.318" calcext:value-type="float">
            <text:p>94,318</text:p>
          </table:table-cell>
          <table:table-cell table:style-name="ce105" office:value-type="float" office:value="93.143" calcext:value-type="float">
            <text:p>93,143</text:p>
          </table:table-cell>
          <table:table-cell table:style-name="ce105" office:value-type="string" calcext:value-type="string">
            <text:p>Detectron2-2L-smooth-29-5-relativeToNextFrame</text:p>
          </table:table-cell>
          <table:table-cell table:style-name="ce97" office:value-type="float" office:value="93.907" calcext:value-type="float">
            <text:p>93,907</text:p>
          </table:table-cell>
          <table:table-cell table:style-name="ce124" office:value-type="float" office:value="92.511" calcext:value-type="float">
            <text:p>92,511</text:p>
          </table:table-cell>
          <table:table-cell table:style-name="ce124" office:value-type="string" calcext:value-type="string">
            <text:p>Detectron2-2L-smooth-29-9-relativeToPointDistances</text:p>
          </table:table-cell>
          <table:table-cell table:style-name="ce97" office:value-type="float" office:value="95.899" calcext:value-type="float">
            <text:p>95,899</text:p>
          </table:table-cell>
          <table:table-cell table:style-name="ce135" office:value-type="float" office:value="93.987" calcext:value-type="float">
            <text:p>93,987</text:p>
          </table:table-cell>
          <table:table-cell table:style-name="ce135" office:value-type="string" calcext:value-type="string">
            <text:p>Detectron2-2L-smooth-29-8-relativeToUpperMiddleBottomCentersOfVideo</text:p>
          </table:table-cell>
          <table:table-cell table:number-columns-repeated="3"/>
          <table:table-cell table:style-name="ce71" office:value-type="float" office:value="75.751" calcext:value-type="float">
            <text:p>75,751</text:p>
          </table:table-cell>
          <table:table-cell table:style-name="ce71" office:value-type="float" office:value="75.362" calcext:value-type="float">
            <text:p>75,362</text:p>
          </table:table-cell>
          <table:table-cell table:style-name="ce71" office:value-type="string" calcext:value-type="string">
            <text:p>Detectron2-2L-smooth-29-1-relativeToUpperMiddleBottomCentersOfVideo-norm</text:p>
          </table:table-cell>
          <table:table-cell table:number-columns-repeated="1003"/>
        </table:table-row>
        <table:table-row table:style-name="ro2">
          <table:covered-table-cell table:style-name="ce230"/>
          <table:covered-table-cell table:number-columns-repeated="2"/>
          <table:table-cell table:style-name="ce97" office:value-type="float" office:value="94.083" calcext:value-type="float">
            <text:p>94,083</text:p>
          </table:table-cell>
          <table:table-cell table:style-name="ce105" office:value-type="float" office:value="92.932" calcext:value-type="float">
            <text:p>92,932</text:p>
          </table:table-cell>
          <table:table-cell table:style-name="ce105" office:value-type="string" calcext:value-type="string">
            <text:p>Detectron2-2L-smooth-29-3-relativeToNextFrame</text:p>
          </table:table-cell>
          <table:table-cell table:style-name="ce97" office:value-type="float" office:value="93.38" calcext:value-type="float">
            <text:p>93,38</text:p>
          </table:table-cell>
          <table:table-cell table:style-name="ce124" office:value-type="float" office:value="92.405" calcext:value-type="float">
            <text:p>92,405</text:p>
          </table:table-cell>
          <table:table-cell table:style-name="ce124" office:value-type="string" calcext:value-type="string">
            <text:p>Detectron2-2L-smooth-29-7-relativeToPointDistances</text:p>
          </table:table-cell>
          <table:table-cell table:style-name="ce97" office:value-type="float" office:value="94.962" calcext:value-type="float">
            <text:p>94,962</text:p>
          </table:table-cell>
          <table:table-cell table:style-name="ce135" office:value-type="float" office:value="93.565" calcext:value-type="float">
            <text:p>93,565</text:p>
          </table:table-cell>
          <table:table-cell table:style-name="ce135" office:value-type="string" calcext:value-type="string">
            <text:p>Detectron2-2L-smooth-29-2-relativeToUpperMiddleBottomCentersOfVideo</text:p>
          </table:table-cell>
          <table:table-cell table:style-name="Default" table:number-columns-repeated="3"/>
          <table:table-cell table:style-name="ce71" office:value-type="float" office:value="73.333" calcext:value-type="float">
            <text:p>73,333</text:p>
          </table:table-cell>
          <table:table-cell table:style-name="ce71" office:value-type="float" office:value="72.596" calcext:value-type="float">
            <text:p>72,596</text:p>
          </table:table-cell>
          <table:table-cell table:style-name="ce71" office:value-type="string" calcext:value-type="string">
            <text:p>PoseNet-2L-smooth-29-9-relativeToNextFrame-norm</text:p>
          </table:table-cell>
          <table:table-cell table:number-columns-repeated="1003"/>
        </table:table-row>
        <table:table-row table:style-name="ro2">
          <table:covered-table-cell table:style-name="ce230"/>
          <table:covered-table-cell table:number-columns-repeated="2"/>
          <table:table-cell table:style-name="ce97" office:value-type="float" office:value="94.962" calcext:value-type="float">
            <text:p>94,962</text:p>
          </table:table-cell>
          <table:table-cell table:style-name="ce105" office:value-type="float" office:value="92.932" calcext:value-type="float">
            <text:p>92,932</text:p>
          </table:table-cell>
          <table:table-cell table:style-name="ce105" office:value-type="string" calcext:value-type="string">
            <text:p>Detectron2-2L-relativeToNextFrame</text:p>
          </table:table-cell>
          <table:table-cell table:style-name="ce97" office:value-type="float" office:value="94.083" calcext:value-type="float">
            <text:p>94,083</text:p>
          </table:table-cell>
          <table:table-cell table:style-name="ce124" office:value-type="float" office:value="92.194" calcext:value-type="float">
            <text:p>92,194</text:p>
          </table:table-cell>
          <table:table-cell table:style-name="ce124" office:value-type="string" calcext:value-type="string">
            <text:p>Detectron2-2L-relativeToPointDistances</text:p>
          </table:table-cell>
          <table:table-cell table:style-name="ce97" office:value-type="float" office:value="95.372" calcext:value-type="float">
            <text:p>95,372</text:p>
          </table:table-cell>
          <table:table-cell table:style-name="ce135" office:value-type="float" office:value="93.354" calcext:value-type="float">
            <text:p>93,354</text:p>
          </table:table-cell>
          <table:table-cell table:style-name="ce135" office:value-type="string" calcext:value-type="string">
            <text:p>Detectron2-2L-smooth-29-5-relativeToUpperMiddleBottomCentersOfVideo</text:p>
          </table:table-cell>
          <table:table-cell table:style-name="Default" table:number-columns-repeated="3"/>
          <table:table-cell table:style-name="ce71" office:value-type="float" office:value="46.886" calcext:value-type="float">
            <text:p>46,886</text:p>
          </table:table-cell>
          <table:table-cell table:style-name="ce71" office:value-type="float" office:value="42.292" calcext:value-type="float">
            <text:p>42,292</text:p>
          </table:table-cell>
          <table:table-cell table:style-name="ce71" office:value-type="string" calcext:value-type="string">
            <text:p>PoseNet-2L-relativeToPointDistances</text:p>
          </table:table-cell>
          <table:table-cell table:number-columns-repeated="1003"/>
        </table:table-row>
        <table:table-row table:style-name="ro2">
          <table:covered-table-cell table:style-name="ce230"/>
          <table:covered-table-cell table:number-columns-repeated="2"/>
          <table:table-cell table:style-name="ce96" office:value-type="float" office:value="95.021" calcext:value-type="float">
            <text:p>95,021</text:p>
          </table:table-cell>
          <table:table-cell table:style-name="ce96" office:value-type="float" office:value="92.932" calcext:value-type="float">
            <text:p>92,932</text:p>
          </table:table-cell>
          <table:table-cell table:style-name="ce96" office:value-type="string" calcext:value-type="string">
            <text:p>Detectron2-2L-removeZerosFromDataset-smooth-29-7-relativeToNextFrame-norm</text:p>
          </table:table-cell>
          <table:table-cell table:style-name="ce97" office:value-type="float" office:value="92.853" calcext:value-type="float">
            <text:p>92,853</text:p>
          </table:table-cell>
          <table:table-cell table:style-name="ce124" office:value-type="float" office:value="92.089" calcext:value-type="float">
            <text:p>92,089</text:p>
          </table:table-cell>
          <table:table-cell table:style-name="ce124" office:value-type="string" calcext:value-type="string">
            <text:p>Detectron2-2L-smooth-29-5-relativeToPointDistances</text:p>
          </table:table-cell>
          <table:table-cell table:style-name="ce97" office:value-type="float" office:value="95.138" calcext:value-type="float">
            <text:p>95,138</text:p>
          </table:table-cell>
          <table:table-cell table:style-name="ce135" office:value-type="float" office:value="93.354" calcext:value-type="float">
            <text:p>93,354</text:p>
          </table:table-cell>
          <table:table-cell table:style-name="ce135" office:value-type="string" calcext:value-type="string">
            <text:p>Detectron2-2L-smooth-29-3-relativeToUpperMiddleBottomCentersOfVideo</text:p>
          </table:table-cell>
          <table:table-cell table:style-name="Default" table:number-columns-repeated="3"/>
          <table:table-cell table:style-name="ce71" office:value-type="float" office:value="29.158" calcext:value-type="float">
            <text:p>29,158</text:p>
          </table:table-cell>
          <table:table-cell table:style-name="ce71" office:value-type="float" office:value="26.877" calcext:value-type="float">
            <text:p>26,877</text:p>
          </table:table-cell>
          <table:table-cell table:style-name="ce71" office:value-type="string" calcext:value-type="string">
            <text:p>PoseNet-2L-smooth-29-7-relativeToNextFrame-norm</text:p>
          </table:table-cell>
          <table:table-cell table:number-columns-repeated="1003"/>
        </table:table-row>
        <table:table-row table:style-name="ro2">
          <table:covered-table-cell table:style-name="ce230"/>
          <table:covered-table-cell table:style-name="ce86"/>
          <table:covered-table-cell/>
          <table:table-cell table:style-name="ce96" office:value-type="float" office:value="93.556" calcext:value-type="float">
            <text:p>93,556</text:p>
          </table:table-cell>
          <table:table-cell table:style-name="ce96" office:value-type="float" office:value="92.405" calcext:value-type="float">
            <text:p>92,405</text:p>
          </table:table-cell>
          <table:table-cell table:style-name="ce96" office:value-type="string" calcext:value-type="string">
            <text:p>Detectron2-2L-removeZerosFromDataset-smooth-29-8-relativeToNextFrame-norm</text:p>
          </table:table-cell>
          <table:table-cell table:style-name="ce97" office:value-type="float" office:value="93.146" calcext:value-type="float">
            <text:p>93,146</text:p>
          </table:table-cell>
          <table:table-cell table:style-name="ce124" office:value-type="float" office:value="91.878" calcext:value-type="float">
            <text:p>91,878</text:p>
          </table:table-cell>
          <table:table-cell table:style-name="ce124" office:value-type="string" calcext:value-type="string">
            <text:p>Detectron2-2L-smooth-29-2-relativeToPointDistances</text:p>
          </table:table-cell>
          <table:table-cell table:style-name="ce97" office:value-type="float" office:value="95.255" calcext:value-type="float">
            <text:p>95,255</text:p>
          </table:table-cell>
          <table:table-cell table:style-name="ce135" office:value-type="float" office:value="93.249" calcext:value-type="float">
            <text:p>93,249</text:p>
          </table:table-cell>
          <table:table-cell table:style-name="ce135" office:value-type="string" calcext:value-type="string">
            <text:p>Detectron2-2L-smooth-29-4-relativeToUpperMiddleBottomCentersOfVideo</text:p>
          </table:table-cell>
          <table:table-cell table:style-name="Default" table:number-columns-repeated="3"/>
          <table:table-cell table:style-name="ce71" office:value-type="float" office:value="28.205" calcext:value-type="float">
            <text:p>28,205</text:p>
          </table:table-cell>
          <table:table-cell table:style-name="ce71" office:value-type="float" office:value="25.428" calcext:value-type="float">
            <text:p>25,428</text:p>
          </table:table-cell>
          <table:table-cell table:style-name="ce71" office:value-type="string" calcext:value-type="string">
            <text:p>Detectron2-2L-relativeToPointDistances</text:p>
          </table:table-cell>
          <table:table-cell table:number-columns-repeated="1003"/>
        </table:table-row>
        <table:table-row table:style-name="ro2">
          <table:covered-table-cell table:style-name="ce230"/>
          <table:covered-table-cell table:style-name="ce86"/>
          <table:covered-table-cell/>
          <table:table-cell table:style-name="ce97" office:value-type="float" office:value="93.029" calcext:value-type="float">
            <text:p>93,029</text:p>
          </table:table-cell>
          <table:table-cell table:style-name="ce105" office:value-type="float" office:value="91.772" calcext:value-type="float">
            <text:p>91,772</text:p>
          </table:table-cell>
          <table:table-cell table:style-name="ce105" office:value-type="string" calcext:value-type="string">
            <text:p>Detectron2-2L-smooth-29-2-relativeToNextFrame</text:p>
          </table:table-cell>
          <table:table-cell table:style-name="ce97" office:value-type="float" office:value="93.087" calcext:value-type="float">
            <text:p>93,087</text:p>
          </table:table-cell>
          <table:table-cell table:style-name="ce124" office:value-type="float" office:value="91.878" calcext:value-type="float">
            <text:p>91,878</text:p>
          </table:table-cell>
          <table:table-cell table:style-name="ce124" office:value-type="string" calcext:value-type="string">
            <text:p>Detectron2-2L-smooth-29-3-relativeToPointDistances</text:p>
          </table:table-cell>
          <table:table-cell table:style-name="ce97" office:value-type="float" office:value="95.255" calcext:value-type="float">
            <text:p>95,255</text:p>
          </table:table-cell>
          <table:table-cell table:style-name="ce135" office:value-type="float" office:value="93.249" calcext:value-type="float">
            <text:p>93,249</text:p>
          </table:table-cell>
          <table:table-cell table:style-name="ce135" office:value-type="string" calcext:value-type="string">
            <text:p>Detectron2-2L-smooth-29-9-relativeToUpperMiddleBottomCentersOfVideo</text:p>
          </table:table-cell>
          <table:table-cell table:number-columns-repeated="3"/>
          <table:table-cell table:style-name="ce71" office:value-type="float" office:value="23.15" calcext:value-type="float">
            <text:p>23,15</text:p>
          </table:table-cell>
          <table:table-cell table:style-name="ce71" office:value-type="float" office:value="23.188" calcext:value-type="float">
            <text:p>23,188</text:p>
          </table:table-cell>
          <table:table-cell table:style-name="ce71" office:value-type="string" calcext:value-type="string">
            <text:p>Detectron2-2L-relativeToNextFrame-norm</text:p>
          </table:table-cell>
          <table:table-cell table:number-columns-repeated="1003"/>
        </table:table-row>
        <table:table-row table:style-name="ro2">
          <table:covered-table-cell table:style-name="ce230"/>
          <table:covered-table-cell table:style-name="ce86"/>
          <table:covered-table-cell/>
          <table:table-cell table:style-name="ce97" office:value-type="float" office:value="93.79" calcext:value-type="float">
            <text:p>93,79</text:p>
          </table:table-cell>
          <table:table-cell table:style-name="ce105" office:value-type="float" office:value="91.667" calcext:value-type="float">
            <text:p>91,667</text:p>
          </table:table-cell>
          <table:table-cell table:style-name="ce105" office:value-type="string" calcext:value-type="string">
            <text:p>Detectron2-2L-smooth-29-4-relativeToNextFrame</text:p>
          </table:table-cell>
          <table:table-cell table:style-name="ce97" office:value-type="float" office:value="93.38" calcext:value-type="float">
            <text:p>93,38</text:p>
          </table:table-cell>
          <table:table-cell table:style-name="ce124" office:value-type="float" office:value="90.928" calcext:value-type="float">
            <text:p>90,928</text:p>
          </table:table-cell>
          <table:table-cell table:style-name="ce124" office:value-type="string" calcext:value-type="string">
            <text:p>Detectron2-2L-smooth-29-4-relativeToPointDistances</text:p>
          </table:table-cell>
          <table:table-cell table:style-name="ce97" office:value-type="float" office:value="95.782" calcext:value-type="float">
            <text:p>95,782</text:p>
          </table:table-cell>
          <table:table-cell table:style-name="ce135" office:value-type="float" office:value="93.038" calcext:value-type="float">
            <text:p>93,038</text:p>
          </table:table-cell>
          <table:table-cell table:style-name="ce135" office:value-type="string" calcext:value-type="string">
            <text:p>Detectron2-2L-smooth-29-6-relativeToUpperMiddleBottomCentersOfVideo</text:p>
          </table:table-cell>
          <table:table-cell table:style-name="Default" table:number-columns-repeated="3"/>
          <table:table-cell table:style-name="ce71" office:value-type="float" office:value="22.418" calcext:value-type="float">
            <text:p>22,418</text:p>
          </table:table-cell>
          <table:table-cell table:style-name="ce71" office:value-type="float" office:value="22.134" calcext:value-type="float">
            <text:p>22,134</text:p>
          </table:table-cell>
          <table:table-cell table:style-name="ce71" office:value-type="string" calcext:value-type="string">
            <text:p>Detectron2-2L-smooth-29-8-relativeToNextFrame-norm</text:p>
          </table:table-cell>
          <table:table-cell table:number-columns-repeated="1003"/>
        </table:table-row>
        <table:table-row table:style-name="ro2">
          <table:covered-table-cell table:style-name="ce230"/>
          <table:covered-table-cell table:style-name="ce86"/>
          <table:covered-table-cell table:style-name="ce243"/>
          <table:table-cell table:style-name="ce97" office:value-type="float" office:value="94.259" calcext:value-type="float">
            <text:p>94,259</text:p>
          </table:table-cell>
          <table:table-cell table:style-name="ce105" office:value-type="float" office:value="91.667" calcext:value-type="float">
            <text:p>91,667</text:p>
          </table:table-cell>
          <table:table-cell table:style-name="ce105" office:value-type="string" calcext:value-type="string">
            <text:p>Detectron2-2L-smooth-29-9-relativeToNextFrame</text:p>
          </table:table-cell>
          <table:table-cell table:style-name="ce97" office:value-type="float" office:value="92.267" calcext:value-type="float">
            <text:p>92,267</text:p>
          </table:table-cell>
          <table:table-cell table:style-name="ce124" office:value-type="float" office:value="90.612" calcext:value-type="float">
            <text:p>90,612</text:p>
          </table:table-cell>
          <table:table-cell table:style-name="ce124" office:value-type="string" calcext:value-type="string">
            <text:p>Detectron2-2L-smooth-29-1-relativeToPointDistances</text:p>
          </table:table-cell>
          <table:table-cell table:style-name="ce97" office:value-type="float" office:value="94.903" calcext:value-type="float">
            <text:p>94,903</text:p>
          </table:table-cell>
          <table:table-cell table:style-name="ce135" office:value-type="float" office:value="92.616" calcext:value-type="float">
            <text:p>92,616</text:p>
          </table:table-cell>
          <table:table-cell table:style-name="ce135" office:value-type="string" calcext:value-type="string">
            <text:p>Detectron2-2L-smooth-29-7-relativeToUpperMiddleBottomCentersOfVideo</text:p>
          </table:table-cell>
          <table:table-cell table:style-name="Default" table:number-columns-repeated="3"/>
          <table:table-cell table:style-name="ce71" office:value-type="float" office:value="22.344" calcext:value-type="float">
            <text:p>22,344</text:p>
          </table:table-cell>
          <table:table-cell table:style-name="ce71" office:value-type="float" office:value="21.739" calcext:value-type="float">
            <text:p>21,739</text:p>
          </table:table-cell>
          <table:table-cell table:style-name="ce71" office:value-type="string" calcext:value-type="string">
            <text:p>Detectron2-2L-smooth-29-6-relativeToNextFrame-norm</text:p>
          </table:table-cell>
          <table:table-cell table:number-columns-repeated="1003"/>
        </table:table-row>
        <table:table-row table:style-name="ro2">
          <table:covered-table-cell table:style-name="ce230"/>
          <table:covered-table-cell/>
          <table:covered-table-cell table:style-name="ce243"/>
          <table:table-cell table:style-name="ce97" office:value-type="float" office:value="93.38" calcext:value-type="float">
            <text:p>93,38</text:p>
          </table:table-cell>
          <table:table-cell table:style-name="ce105" office:value-type="float" office:value="91.35" calcext:value-type="float">
            <text:p>91,35</text:p>
          </table:table-cell>
          <table:table-cell table:style-name="ce105" office:value-type="string" calcext:value-type="string">
            <text:p>Detectron2-2L-smooth-29-1-relativeToNextFrame</text:p>
          </table:table-cell>
          <table:table-cell table:style-name="ce97" office:value-type="float" office:value="42.472" calcext:value-type="float">
            <text:p>42,472</text:p>
          </table:table-cell>
          <table:table-cell table:style-name="ce124" office:value-type="float" office:value="38.819" calcext:value-type="float">
            <text:p>38,819</text:p>
          </table:table-cell>
          <table:table-cell table:style-name="ce124" office:value-type="string" calcext:value-type="string">
            <text:p>Detectron2-2L-relativeToPointDistances</text:p>
          </table:table-cell>
          <table:table-cell table:style-name="ce97" office:value-type="float" office:value="93.966" calcext:value-type="float">
            <text:p>93,966</text:p>
          </table:table-cell>
          <table:table-cell table:style-name="ce135" office:value-type="float" office:value="92.616" calcext:value-type="float">
            <text:p>92,616</text:p>
          </table:table-cell>
          <table:table-cell table:style-name="ce135" office:value-type="string" calcext:value-type="string">
            <text:p>Detectron2-2L-smooth-29-1-relativeToUpperMiddleBottomCentersOfVideo</text:p>
          </table:table-cell>
          <table:table-cell table:style-name="Default" table:number-columns-repeated="3"/>
          <table:table-cell table:style-name="ce71" office:value-type="float" office:value="21.465" calcext:value-type="float">
            <text:p>21,465</text:p>
          </table:table-cell>
          <table:table-cell table:style-name="ce71" office:value-type="float" office:value="20.817" calcext:value-type="float">
            <text:p>20,817</text:p>
          </table:table-cell>
          <table:table-cell table:style-name="ce71" office:value-type="string" calcext:value-type="string">
            <text:p>Detectron2-2L-smooth-29-5-relativeToNextFrame-norm</text:p>
          </table:table-cell>
          <table:table-cell table:number-columns-repeated="1003"/>
        </table:table-row>
        <table:table-row table:style-name="ro6">
          <table:covered-table-cell table:style-name="ce230"/>
          <table:table-cell/>
          <table:table-cell table:style-name="ce243"/>
          <table:table-cell table:style-name="ce95"/>
          <table:table-cell table:style-name="ce104" table:number-columns-repeated="2"/>
          <table:table-cell table:style-name="ce95"/>
          <table:table-cell table:style-name="ce122" table:number-columns-repeated="2"/>
          <table:table-cell table:style-name="ce128"/>
          <table:table-cell table:style-name="ce133" table:number-columns-repeated="2"/>
          <table:table-cell table:style-name="Default" table:number-columns-repeated="3"/>
          <table:table-cell table:style-name="ce71" office:value-type="float" office:value="16.923" calcext:value-type="float">
            <text:p>16,923</text:p>
          </table:table-cell>
          <table:table-cell table:style-name="ce71" office:value-type="float" office:value="17.128" calcext:value-type="float">
            <text:p>17,128</text:p>
          </table:table-cell>
          <table:table-cell table:style-name="ce71" office:value-type="string" calcext:value-type="string">
            <text:p>PoseNet-2L-relativeToNextFrame-norm</text:p>
          </table:table-cell>
          <table:table-cell table:number-columns-repeated="1003"/>
        </table:table-row>
        <table:table-row table:style-name="ro2">
          <table:covered-table-cell table:style-name="ce230"/>
          <table:table-cell table:style-name="ce84" office:value-type="string" calcext:value-type="string" table:number-columns-spanned="1" table:number-rows-spanned="21">
            <text:p>PoseNet</text:p>
          </table:table-cell>
          <table:table-cell table:style-name="ce87" office:value-type="string" calcext:value-type="string" table:number-columns-spanned="1" table:number-rows-spanned="10">
            <text:p>4 layers</text:p>
          </table:table-cell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style-name="ce71" office:value-type="float" office:value="12.527" calcext:value-type="float">
            <text:p>12,527</text:p>
          </table:table-cell>
          <table:table-cell table:style-name="ce71" office:value-type="float" office:value="12.516" calcext:value-type="float">
            <text:p>12,516</text:p>
          </table:table-cell>
          <table:table-cell table:style-name="ce71" office:value-type="string" calcext:value-type="string">
            <text:p>Detectron2-4L-removeZerosFromDataset-relativeToNextFrame-norm</text:p>
          </table:table-cell>
          <table:table-cell table:number-columns-repeated="1003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style-name="ce230"/>
          <table:covered-table-cell table:style-name="ce86"/>
          <table:covered-table-cell table:style-name="ce243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style-name="Default" table:number-columns-repeated="3"/>
          <table:table-cell table:number-columns-repeated="1006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number-columns-repeated="1009"/>
        </table:table-row>
        <table:table-row table:style-name="ro2">
          <table:covered-table-cell table:style-name="ce230"/>
          <table:covered-table-cell table:number-columns-repeated="2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number-columns-repeated="1009"/>
        </table:table-row>
        <table:table-row table:style-name="ro2">
          <table:covered-table-cell table:style-name="ce230"/>
          <table:covered-table-cell/>
          <table:covered-table-cell table:style-name="ce243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number-columns-repeated="1009"/>
        </table:table-row>
        <table:table-row table:style-name="ro2">
          <table:covered-table-cell table:style-name="ce230"/>
          <table:covered-table-cell/>
          <table:covered-table-cell table:style-name="ce243"/>
          <table:table-cell table:style-name="ce94"/>
          <table:table-cell table:style-name="ce103" table:number-columns-repeated="2"/>
          <table:table-cell table:style-name="ce94"/>
          <table:table-cell table:style-name="ce121" table:number-columns-repeated="2"/>
          <table:table-cell table:style-name="ce94"/>
          <table:table-cell table:style-name="ce132" table:number-columns-repeated="2"/>
          <table:table-cell table:number-columns-repeated="1009"/>
        </table:table-row>
        <table:table-row table:style-name="ro4">
          <table:covered-table-cell table:style-name="ce230"/>
          <table:covered-table-cell/>
          <table:table-cell table:style-name="ce243"/>
          <table:table-cell table:style-name="ce95"/>
          <table:table-cell table:style-name="ce104" table:number-columns-repeated="2"/>
          <table:table-cell table:style-name="ce95"/>
          <table:table-cell table:style-name="ce122" table:number-columns-repeated="2"/>
          <table:table-cell table:style-name="ce128"/>
          <table:table-cell table:style-name="ce133" table:number-columns-repeated="2"/>
          <table:table-cell table:number-columns-repeated="1009"/>
        </table:table-row>
        <table:table-row table:style-name="ro2">
          <table:covered-table-cell table:style-name="ce230"/>
          <table:covered-table-cell/>
          <table:table-cell table:style-name="ce87" office:value-type="string" calcext:value-type="string" table:number-columns-spanned="1" table:number-rows-spanned="10">
            <text:p>2 layers</text:p>
          </table:table-cell>
          <table:table-cell table:style-name="ce97"/>
          <table:table-cell table:style-name="ce105" table:number-columns-repeated="2"/>
          <table:table-cell table:style-name="ce97" office:value-type="float" office:value="91.037" calcext:value-type="float">
            <text:p>91,037</text:p>
          </table:table-cell>
          <table:table-cell table:style-name="ce124" office:value-type="float" office:value="90.401" calcext:value-type="float">
            <text:p>90,401</text:p>
          </table:table-cell>
          <table:table-cell table:style-name="ce124" office:value-type="string" calcext:value-type="string">
            <text:p>PoseNet-2L-smooth-29-9-relativeToPointDistances</text:p>
          </table:table-cell>
          <table:table-cell table:style-name="ce97"/>
          <table:table-cell table:style-name="ce135" table:number-columns-repeated="2"/>
          <table:table-cell table:number-columns-repeated="1009"/>
        </table:table-row>
        <table:table-row table:style-name="ro2">
          <table:covered-table-cell table:style-name="ce230"/>
          <table:covered-table-cell table:number-columns-repeated="2"/>
          <table:table-cell table:style-name="ce97"/>
          <table:table-cell table:style-name="ce105" table:number-columns-repeated="2"/>
          <table:table-cell table:style-name="ce97" office:value-type="float" office:value="89.69" calcext:value-type="float">
            <text:p>89,69</text:p>
          </table:table-cell>
          <table:table-cell table:style-name="ce124" office:value-type="float" office:value="89.135" calcext:value-type="float">
            <text:p>89,135</text:p>
          </table:table-cell>
          <table:table-cell table:style-name="ce124" office:value-type="string" calcext:value-type="string">
            <text:p>PoseNet-2L-smooth-29-7-relativeToPointDistances</text:p>
          </table:table-cell>
          <table:table-cell table:style-name="ce97"/>
          <table:table-cell table:style-name="ce135" table:number-columns-repeated="2"/>
          <table:table-cell table:number-columns-repeated="1009"/>
        </table:table-row>
        <table:table-row table:style-name="ro2">
          <table:covered-table-cell table:style-name="ce230"/>
          <table:covered-table-cell table:style-name="ce86"/>
          <table:covered-table-cell/>
          <table:table-cell table:style-name="ce97"/>
          <table:table-cell table:style-name="ce105" table:number-columns-repeated="2"/>
          <table:table-cell table:style-name="ce97" office:value-type="float" office:value="89.924" calcext:value-type="float">
            <text:p>89,924</text:p>
          </table:table-cell>
          <table:table-cell table:style-name="ce124" office:value-type="float" office:value="88.502" calcext:value-type="float">
            <text:p>88,502</text:p>
          </table:table-cell>
          <table:table-cell table:style-name="ce124" office:value-type="string" calcext:value-type="string">
            <text:p>PoseNet-2L-smooth-29-5-relativeToPointDistances</text:p>
          </table:table-cell>
          <table:table-cell table:style-name="ce97"/>
          <table:table-cell table:style-name="ce135" table:number-columns-repeated="2"/>
          <table:table-cell table:number-columns-repeated="1009"/>
        </table:table-row>
        <table:table-row table:style-name="ro2">
          <table:covered-table-cell table:style-name="ce230"/>
          <table:covered-table-cell table:number-columns-repeated="2"/>
          <table:table-cell table:style-name="ce97"/>
          <table:table-cell table:style-name="ce105" table:number-columns-repeated="2"/>
          <table:table-cell table:style-name="ce97" office:value-type="float" office:value="90.1" calcext:value-type="float">
            <text:p>90,1</text:p>
          </table:table-cell>
          <table:table-cell table:style-name="ce124" office:value-type="float" office:value="87.342" calcext:value-type="float">
            <text:p>87,342</text:p>
          </table:table-cell>
          <table:table-cell table:style-name="ce124" office:value-type="string" calcext:value-type="string">
            <text:p>PoseNet-2L-relativeToPointDistances</text:p>
          </table:table-cell>
          <table:table-cell table:style-name="ce97"/>
          <table:table-cell table:style-name="ce135" table:number-columns-repeated="2"/>
          <table:table-cell table:number-columns-repeated="1009"/>
        </table:table-row>
        <table:table-row table:style-name="ro2">
          <table:covered-table-cell table:style-name="ce230"/>
          <table:covered-table-cell table:number-columns-repeated="2"/>
          <table:table-cell table:style-name="ce97"/>
          <table:table-cell table:style-name="ce105" table:number-columns-repeated="2"/>
          <table:table-cell table:style-name="ce97" office:value-type="float" office:value="44.347" calcext:value-type="float">
            <text:p>44,347</text:p>
          </table:table-cell>
          <table:table-cell table:style-name="ce124" office:value-type="float" office:value="40.19" calcext:value-type="float">
            <text:p>40,19</text:p>
          </table:table-cell>
          <table:table-cell table:style-name="ce124" office:value-type="string" calcext:value-type="string">
            <text:p>PoseNet-2L-relativeToPointDistances</text:p>
          </table:table-cell>
          <table:table-cell table:style-name="ce97"/>
          <table:table-cell table:style-name="ce135" table:number-columns-repeated="2"/>
          <table:table-cell table:number-columns-repeated="1009"/>
        </table:table-row>
        <table:table-row table:style-name="ro2">
          <table:covered-table-cell table:style-name="ce230"/>
          <table:covered-table-cell table:number-columns-repeated="2"/>
          <table:table-cell table:style-name="ce97"/>
          <table:table-cell table:style-name="ce105" table:number-columns-repeated="2"/>
          <table:table-cell table:style-name="ce97"/>
          <table:table-cell table:style-name="ce124" table:number-columns-repeated="2"/>
          <table:table-cell table:style-name="ce97"/>
          <table:table-cell table:style-name="ce135" table:number-columns-repeated="2"/>
          <table:table-cell table:number-columns-repeated="1009"/>
        </table:table-row>
        <table:table-row table:style-name="ro2">
          <table:covered-table-cell table:style-name="ce230"/>
          <table:covered-table-cell table:number-columns-repeated="2"/>
          <table:table-cell table:style-name="ce97"/>
          <table:table-cell table:style-name="ce105" table:number-columns-repeated="2"/>
          <table:table-cell table:style-name="ce97"/>
          <table:table-cell table:style-name="ce124" table:number-columns-repeated="2"/>
          <table:table-cell table:style-name="ce97"/>
          <table:table-cell table:style-name="ce135" table:number-columns-repeated="2"/>
          <table:table-cell table:number-columns-repeated="1009"/>
        </table:table-row>
        <table:table-row table:style-name="ro2">
          <table:covered-table-cell table:style-name="ce230"/>
          <table:covered-table-cell table:number-columns-repeated="2"/>
          <table:table-cell table:style-name="ce97"/>
          <table:table-cell table:style-name="ce105" table:number-columns-repeated="2"/>
          <table:table-cell table:style-name="ce97"/>
          <table:table-cell table:style-name="ce124" table:number-columns-repeated="2"/>
          <table:table-cell table:style-name="ce97"/>
          <table:table-cell table:style-name="ce135" table:number-columns-repeated="2"/>
          <table:table-cell table:number-columns-repeated="1009"/>
        </table:table-row>
        <table:table-row table:style-name="ro2">
          <table:covered-table-cell table:style-name="ce230"/>
          <table:covered-table-cell/>
          <table:covered-table-cell table:style-name="ce243"/>
          <table:table-cell table:style-name="ce97"/>
          <table:table-cell table:style-name="ce105" table:number-columns-repeated="2"/>
          <table:table-cell table:style-name="ce97"/>
          <table:table-cell table:style-name="ce124" table:number-columns-repeated="2"/>
          <table:table-cell table:style-name="ce97"/>
          <table:table-cell table:style-name="ce135" table:number-columns-repeated="2"/>
          <table:table-cell table:number-columns-repeated="1009"/>
        </table:table-row>
        <table:table-row table:style-name="ro2">
          <table:covered-table-cell table:style-name="ce230"/>
          <table:covered-table-cell/>
          <table:covered-table-cell table:style-name="ce243"/>
          <table:table-cell table:style-name="ce97"/>
          <table:table-cell table:style-name="ce105" table:number-columns-repeated="2"/>
          <table:table-cell table:style-name="ce97"/>
          <table:table-cell table:style-name="ce124" table:number-columns-repeated="2"/>
          <table:table-cell table:style-name="ce97"/>
          <table:table-cell table:style-name="ce135" table:number-columns-repeated="2"/>
          <table:table-cell table:number-columns-repeated="1009"/>
        </table:table-row>
        <table:table-row table:style-name="ro6" table:number-rows-repeated="3"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6" table:number-rows-repeated="1048483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backup" table:style-name="ta1"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" table:number-columns-repeated="2" table:default-cell-style-name="Default"/>
        <table:table-column table:style-name="co20" table:default-cell-style-name="Default"/>
        <table:table-column table:style-name="co2" table:number-columns-repeated="2" table:default-cell-style-name="Default"/>
        <table:table-column table:style-name="co21" table:default-cell-style-name="Default"/>
        <table:table-row table:style-name="ro5">
          <table:table-cell table:style-name="ce309"/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52" office:value-type="string" calcext:value-type="string">
            <text:p>nome</text:p>
          </table:table-cell>
          <table:table-cell table:number-columns-repeated="6"/>
        </table:table-row>
        <table:table-row table:style-name="ro2">
          <table:table-cell table:style-name="ce309" office:value-type="string" calcext:value-type="string" table:number-columns-spanned="1" table:number-rows-spanned="19">
            <text:p>Top-models</text:p>
          </table:table-cell>
          <table:table-cell table:style-name="ce62" office:value-type="float" office:value="95.311" calcext:value-type="float">
            <text:p>95,311</text:p>
          </table:table-cell>
          <table:table-cell table:style-name="ce65" office:value-type="float" office:value="94.071" calcext:value-type="float">
            <text:p>94,071</text:p>
          </table:table-cell>
          <table:table-cell table:style-name="ce215" office:value-type="string" calcext:value-type="string">
            <text:p>Detectron2-BEST-relativeToNextFrame-norm</text:p>
          </table:table-cell>
          <table:table-cell office:value-type="float" office:value="95.311" calcext:value-type="float">
            <text:p>95,311</text:p>
          </table:table-cell>
          <table:table-cell office:value-type="float" office:value="94.071" calcext:value-type="float">
            <text:p>94,071</text:p>
          </table:table-cell>
          <table:table-cell office:value-type="string" calcext:value-type="string">
            <text:p>Detectron2-BEST-relativeToNextFrame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4.652" calcext:value-type="float">
            <text:p>94,652</text:p>
          </table:table-cell>
          <table:table-cell table:style-name="ce213" office:value-type="float" office:value="92.622" calcext:value-type="float">
            <text:p>92,622</text:p>
          </table:table-cell>
          <table:table-cell table:style-name="ce216" office:value-type="string" calcext:value-type="string">
            <text:p>Detectron2-relativeToNextFrame-norm</text:p>
          </table:table-cell>
          <table:table-cell office:value-type="float" office:value="94.652" calcext:value-type="float">
            <text:p>94,652</text:p>
          </table:table-cell>
          <table:table-cell office:value-type="float" office:value="92.622" calcext:value-type="float">
            <text:p>92,622</text:p>
          </table:table-cell>
          <table:table-cell office:value-type="string" calcext:value-type="string">
            <text:p>Detectron2-relativeToNextFrame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3.846" calcext:value-type="float">
            <text:p>93,846</text:p>
          </table:table-cell>
          <table:table-cell table:style-name="ce213" office:value-type="float" office:value="92.622" calcext:value-type="float">
            <text:p>92,622</text:p>
          </table:table-cell>
          <table:table-cell table:style-name="ce217" office:value-type="string" calcext:value-type="string">
            <text:p>Detectron2-removeZerosFromDataset-smooth-29-9-relativeToUpperMiddleBottomCentersOfVideo-norm</text:p>
          </table:table-cell>
          <table:table-cell office:value-type="float" office:value="93.846" calcext:value-type="float">
            <text:p>93,846</text:p>
          </table:table-cell>
          <table:table-cell office:value-type="float" office:value="92.622" calcext:value-type="float">
            <text:p>92,622</text:p>
          </table:table-cell>
          <table:table-cell office:value-type="string" calcext:value-type="string">
            <text:p>Detectron2-removeZerosFromDataset-smooth-29-9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3.26" calcext:value-type="float">
            <text:p>93,26</text:p>
          </table:table-cell>
          <table:table-cell table:style-name="ce213" office:value-type="float" office:value="92.227" calcext:value-type="float">
            <text:p>92,227</text:p>
          </table:table-cell>
          <table:table-cell table:style-name="ce74" office:value-type="string" calcext:value-type="string">
            <text:p>Detectron2-removeZerosFromDataset-smooth-29-7-relativeToUpperMiddleBottomCentersOfVideo-norm</text:p>
          </table:table-cell>
          <table:table-cell office:value-type="float" office:value="93.26" calcext:value-type="float">
            <text:p>93,26</text:p>
          </table:table-cell>
          <table:table-cell office:value-type="float" office:value="92.227" calcext:value-type="float">
            <text:p>92,227</text:p>
          </table:table-cell>
          <table:table-cell office:value-type="string" calcext:value-type="string">
            <text:p>Detectron2-removeZerosFromDataset-smooth-29-7-relativeToUpperMiddleBottomCentersOfVideo-norm</text:p>
          </table:table-cell>
          <table:table-cell table:number-columns-repeated="3"/>
        </table:table-row>
        <table:table-row table:style-name="ro2">
          <table:covered-table-cell table:style-name="ce152"/>
          <table:table-cell table:style-name="ce211" office:value-type="float" office:value="92.454" calcext:value-type="float">
            <text:p>92,454</text:p>
          </table:table-cell>
          <table:table-cell table:style-name="ce213" office:value-type="float" office:value="91.831" calcext:value-type="float">
            <text:p>91,831</text:p>
          </table:table-cell>
          <table:table-cell table:style-name="ce217" office:value-type="string" calcext:value-type="string">
            <text:p>Detectron2-removeZerosFromDataset-smooth-29-5-relativeToUpperMiddleBottomCentersOfVideo-norm</text:p>
          </table:table-cell>
          <table:table-cell office:value-type="float" office:value="92.454" calcext:value-type="float">
            <text:p>92,454</text:p>
          </table:table-cell>
          <table:table-cell office:value-type="float" office:value="91.831" calcext:value-type="float">
            <text:p>91,831</text:p>
          </table:table-cell>
          <table:table-cell office:value-type="string" calcext:value-type="string">
            <text:p>Detectron2-removeZerosFromDataset-smooth-29-5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3.48" calcext:value-type="float">
            <text:p>93,48</text:p>
          </table:table-cell>
          <table:table-cell table:style-name="ce213" office:value-type="float" office:value="91.173" calcext:value-type="float">
            <text:p>91,173</text:p>
          </table:table-cell>
          <table:table-cell table:style-name="ce217" office:value-type="string" calcext:value-type="string">
            <text:p>Detectron2-removeZerosFromDataset-smooth-29-4-relativeToUpperMiddleBottomCentersOfVideo-norm</text:p>
          </table:table-cell>
          <table:table-cell office:value-type="float" office:value="93.26" calcext:value-type="float">
            <text:p>93,26</text:p>
          </table:table-cell>
          <table:table-cell office:value-type="float" office:value="91.436" calcext:value-type="float">
            <text:p>91,436</text:p>
          </table:table-cell>
          <table:table-cell office:value-type="string" calcext:value-type="string">
            <text:p>Detectron2-4L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3.114" calcext:value-type="float">
            <text:p>93,114</text:p>
          </table:table-cell>
          <table:table-cell table:style-name="ce213" office:value-type="float" office:value="91.041" calcext:value-type="float">
            <text:p>91,041</text:p>
          </table:table-cell>
          <table:table-cell table:style-name="ce217" office:value-type="string" calcext:value-type="string">
            <text:p>Detectron2-removeZerosFromDataset-smooth-29-8-relativeToUpperMiddleBottomCentersOfVideo-norm</text:p>
          </table:table-cell>
          <table:table-cell office:value-type="float" office:value="93.48" calcext:value-type="float">
            <text:p>93,48</text:p>
          </table:table-cell>
          <table:table-cell office:value-type="float" office:value="91.173" calcext:value-type="float">
            <text:p>91,173</text:p>
          </table:table-cell>
          <table:table-cell office:value-type="string" calcext:value-type="string">
            <text:p>Detectron2-removeZerosFromDataset-smooth-29-4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2.674" calcext:value-type="float">
            <text:p>92,674</text:p>
          </table:table-cell>
          <table:table-cell table:style-name="ce213" office:value-type="float" office:value="90.909" calcext:value-type="float">
            <text:p>90,909</text:p>
          </table:table-cell>
          <table:table-cell table:style-name="ce217" office:value-type="string" calcext:value-type="string">
            <text:p>Detectron2-removeZerosFromDataset-smooth-29-6-relativeToUpperMiddleBottomCentersOfVideo-norm</text:p>
          </table:table-cell>
          <table:table-cell office:value-type="float" office:value="93.114" calcext:value-type="float">
            <text:p>93,11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removeZerosFromDataset-smooth-29-8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62" office:value-type="float" office:value="91.429" calcext:value-type="float">
            <text:p>91,429</text:p>
          </table:table-cell>
          <table:table-cell table:style-name="ce65" office:value-type="float" office:value="90.909" calcext:value-type="float">
            <text:p>90,909</text:p>
          </table:table-cell>
          <table:table-cell table:style-name="ce218" office:value-type="string" calcext:value-type="string">
            <text:p>Detectron2-smooth-29-9-relativeToPointDistances-norm</text:p>
          </table:table-cell>
          <table:table-cell office:value-type="float" office:value="92.015" calcext:value-type="float">
            <text:p>92,015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4L-smooth-29-4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157" office:value-type="float" office:value="91.355" calcext:value-type="float">
            <text:p>91,355</text:p>
          </table:table-cell>
          <table:table-cell table:style-name="ce156" office:value-type="float" office:value="89.592" calcext:value-type="float">
            <text:p>89,592</text:p>
          </table:table-cell>
          <table:table-cell table:style-name="ce219" office:value-type="string" calcext:value-type="string">
            <text:p>Detectron2-relativeToPointDistances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1.041" calcext:value-type="float">
            <text:p>91,041</text:p>
          </table:table-cell>
          <table:table-cell office:value-type="string" calcext:value-type="string">
            <text:p>Detectron2-4L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0.842" calcext:value-type="float">
            <text:p>90,842</text:p>
          </table:table-cell>
          <table:table-cell table:style-name="ce213" office:value-type="float" office:value="89.328" calcext:value-type="float">
            <text:p>89,328</text:p>
          </table:table-cell>
          <table:table-cell table:style-name="ce220" office:value-type="string" calcext:value-type="string">
            <text:p>Detectron2-smooth-29-7-relativeToPointDistances-norm</text:p>
          </table:table-cell>
          <table:table-cell office:value-type="float" office:value="92.674" calcext:value-type="float">
            <text:p>92,674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removeZerosFromDataset-smooth-29-6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0.256" calcext:value-type="float">
            <text:p>90,256</text:p>
          </table:table-cell>
          <table:table-cell table:style-name="ce213" office:value-type="float" office:value="88.669" calcext:value-type="float">
            <text:p>88,669</text:p>
          </table:table-cell>
          <table:table-cell table:style-name="ce220" office:value-type="string" calcext:value-type="string">
            <text:p>Detectron2-smooth-29-5-relativeToPointDistances-norm</text:p>
          </table:table-cell>
          <table:table-cell office:value-type="float" office:value="91.429" calcext:value-type="float">
            <text:p>91,429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smooth-29-9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88.132" calcext:value-type="float">
            <text:p>88,132</text:p>
          </table:table-cell>
          <table:table-cell table:style-name="ce213" office:value-type="float" office:value="86.825" calcext:value-type="float">
            <text:p>86,825</text:p>
          </table:table-cell>
          <table:table-cell table:style-name="ce220" office:value-type="string" calcext:value-type="string">
            <text:p>PoseNet-relativeToPointDistances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4L-smooth-29-2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157" office:value-type="float" office:value="88.352" calcext:value-type="float">
            <text:p>88,352</text:p>
          </table:table-cell>
          <table:table-cell table:style-name="ce213" office:value-type="float" office:value="86.298" calcext:value-type="float">
            <text:p>86,298</text:p>
          </table:table-cell>
          <table:table-cell table:style-name="ce220" office:value-type="string" calcext:value-type="string">
            <text:p>PoseNet-removeZerosFromDataset-smooth-29-9-relativeToPointDistances-norm</text:p>
          </table:table-cell>
          <table:table-cell office:value-type="float" office:value="91.575" calcext:value-type="float">
            <text:p>91,575</text:p>
          </table:table-cell>
          <table:table-cell office:value-type="float" office:value="90.909" calcext:value-type="float">
            <text:p>90,909</text:p>
          </table:table-cell>
          <table:table-cell office:value-type="string" calcext:value-type="string">
            <text:p>Detectron2-4L-smooth-29-3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157" office:value-type="float" office:value="87.399" calcext:value-type="float">
            <text:p>87,399</text:p>
          </table:table-cell>
          <table:table-cell table:style-name="ce156" office:value-type="float" office:value="85.771" calcext:value-type="float">
            <text:p>85,771</text:p>
          </table:table-cell>
          <table:table-cell table:style-name="ce219" office:value-type="string" calcext:value-type="string">
            <text:p>PoseNet-removeZerosFromDataset-smooth-29-7-relativeToPointDistances-norm</text:p>
          </table:table-cell>
          <table:table-cell office:value-type="float" office:value="91.355" calcext:value-type="float">
            <text:p>91,355</text:p>
          </table:table-cell>
          <table:table-cell office:value-type="float" office:value="89.592" calcext:value-type="float">
            <text:p>89,592</text:p>
          </table:table-cell>
          <table:table-cell office:value-type="string" calcext:value-type="string">
            <text:p>Detectron2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157" office:value-type="float" office:value="87.106" calcext:value-type="float">
            <text:p>87,106</text:p>
          </table:table-cell>
          <table:table-cell table:style-name="ce156" office:value-type="float" office:value="84.453" calcext:value-type="float">
            <text:p>84,453</text:p>
          </table:table-cell>
          <table:table-cell table:style-name="ce219" office:value-type="string" calcext:value-type="string">
            <text:p>PoseNet-removeZerosFromDataset-smooth-29-5-relativeToPointDistances-norm</text:p>
          </table:table-cell>
          <table:table-cell office:value-type="float" office:value="90.842" calcext:value-type="float">
            <text:p>90,842</text:p>
          </table:table-cell>
          <table:table-cell office:value-type="float" office:value="89.328" calcext:value-type="float">
            <text:p>89,328</text:p>
          </table:table-cell>
          <table:table-cell office:value-type="string" calcext:value-type="string">
            <text:p>Detectron2-smooth-29-7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157" office:value-type="float" office:value="46.886" calcext:value-type="float">
            <text:p>46,886</text:p>
          </table:table-cell>
          <table:table-cell table:style-name="ce156" office:value-type="float" office:value="42.292" calcext:value-type="float">
            <text:p>42,292</text:p>
          </table:table-cell>
          <table:table-cell table:style-name="ce219" office:value-type="string" calcext:value-type="string">
            <text:p>PoseNet-relativeToPointDistances</text:p>
          </table:table-cell>
          <table:table-cell office:value-type="float" office:value="90.403" calcext:value-type="float">
            <text:p>90,403</text:p>
          </table:table-cell>
          <table:table-cell office:value-type="float" office:value="89.065" calcext:value-type="float">
            <text:p>89,065</text:p>
          </table:table-cell>
          <table:table-cell office:value-type="string" calcext:value-type="string">
            <text:p>Detectron2-4L-smooth-29-1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157" office:value-type="float" office:value="28.205" calcext:value-type="float">
            <text:p>28,205</text:p>
          </table:table-cell>
          <table:table-cell table:style-name="ce156" office:value-type="float" office:value="25.428" calcext:value-type="float">
            <text:p>25,428</text:p>
          </table:table-cell>
          <table:table-cell table:style-name="ce219" office:value-type="string" calcext:value-type="string">
            <text:p>Detectron2-relativeToPointDistances</text:p>
          </table:table-cell>
          <table:table-cell office:value-type="float" office:value="90.256" calcext:value-type="float">
            <text:p>90,256</text:p>
          </table:table-cell>
          <table:table-cell office:value-type="float" office:value="88.669" calcext:value-type="float">
            <text:p>88,669</text:p>
          </table:table-cell>
          <table:table-cell office:value-type="string" calcext:value-type="string">
            <text:p>Detectron2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157" office:value-type="float" office:value="12.527" calcext:value-type="float">
            <text:p>12,527</text:p>
          </table:table-cell>
          <table:table-cell table:style-name="ce156" office:value-type="float" office:value="12.516" calcext:value-type="float">
            <text:p>12,516</text:p>
          </table:table-cell>
          <table:table-cell table:style-name="ce221" office:value-type="string" calcext:value-type="string">
            <text:p>Detectron2-removeZerosFromDataset-relativeToNextFrame-norm</text:p>
          </table:table-cell>
          <table:table-cell office:value-type="float" office:value="88.132" calcext:value-type="float">
            <text:p>88,132</text:p>
          </table:table-cell>
          <table:table-cell office:value-type="float" office:value="86.825" calcext:value-type="float">
            <text:p>86,825</text:p>
          </table:table-cell>
          <table:table-cell office:value-type="string" calcext:value-type="string">
            <text:p>PoseNet-relativeToPointDistances-norm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88.352" calcext:value-type="float">
            <text:p>88,352</text:p>
          </table:table-cell>
          <table:table-cell office:value-type="float" office:value="86.298" calcext:value-type="float">
            <text:p>86,298</text:p>
          </table:table-cell>
          <table:table-cell office:value-type="string" calcext:value-type="string">
            <text:p>PoseNet-removeZerosFromDataset-smooth-29-9-relativeToPointDistances-norm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87.399" calcext:value-type="float">
            <text:p>87,399</text:p>
          </table:table-cell>
          <table:table-cell office:value-type="float" office:value="85.771" calcext:value-type="float">
            <text:p>85,771</text:p>
          </table:table-cell>
          <table:table-cell office:value-type="string" calcext:value-type="string">
            <text:p>PoseNet-removeZerosFromDataset-smooth-29-7-relativeToPointDistances-norm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float" office:value="87.106" calcext:value-type="float">
            <text:p>87,106</text:p>
          </table:table-cell>
          <table:table-cell office:value-type="float" office:value="84.453" calcext:value-type="float">
            <text:p>84,453</text:p>
          </table:table-cell>
          <table:table-cell office:value-type="string" calcext:value-type="string">
            <text:p>PoseNet-removeZerosFromDataset-smooth-29-5-relativeToPointDistances-n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 layers</text:p>
          </table:table-cell>
          <table:table-cell table:style-name="ce222"/>
          <table:table-cell/>
          <table:table-cell office:value-type="float" office:value="46.886" calcext:value-type="float">
            <text:p>46,886</text:p>
          </table:table-cell>
          <table:table-cell office:value-type="float" office:value="42.292" calcext:value-type="float">
            <text:p>42,292</text:p>
          </table:table-cell>
          <table:table-cell office:value-type="string" calcext:value-type="string">
            <text:p>PoseNet-relativeToPointDistanc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 layers</text:p>
          </table:table-cell>
          <table:table-cell table:style-name="ce223"/>
          <table:table-cell/>
          <table:table-cell office:value-type="float" office:value="28.205" calcext:value-type="float">
            <text:p>28,205</text:p>
          </table:table-cell>
          <table:table-cell office:value-type="float" office:value="25.428" calcext:value-type="float">
            <text:p>25,428</text:p>
          </table:table-cell>
          <table:table-cell office:value-type="string" calcext:value-type="string">
            <text:p>Detectron2-relativeToPointDistanc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4 layers</text:p>
          </table:table-cell>
          <table:table-cell table:style-name="ce224"/>
          <table:table-cell/>
          <table:table-cell office:value-type="float" office:value="12.527" calcext:value-type="float">
            <text:p>12,527</text:p>
          </table:table-cell>
          <table:table-cell office:value-type="float" office:value="12.516" calcext:value-type="float">
            <text:p>12,516</text:p>
          </table:table-cell>
          <table:table-cell office:value-type="string" calcext:value-type="string">
            <text:p>Detectron2-removeZerosFromDataset-relativeToNextFrame-norm</text:p>
          </table:table-cell>
          <table:table-cell table:number-columns-repeated="3"/>
        </table:table-row>
        <table:table-row table:style-name="ro2" table:number-rows-repeated="4">
          <table:table-cell table:number-columns-repeated="10"/>
        </table:table-row>
        <table:table-row table:style-name="ro5">
          <table:table-cell table:style-name="ce309" office:value-type="string" calcext:value-type="string" table:number-columns-spanned="1" table:number-rows-spanned="20">
            <text:p>Senesi’s</text:p>
          </table:table-cell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52"/>
          <table:table-cell table:number-columns-repeated="6"/>
        </table:table-row>
        <table:table-row table:style-name="ro2">
          <table:covered-table-cell/>
          <table:table-cell table:style-name="ce211" office:value-type="float" office:value="96.016" calcext:value-type="float">
            <text:p>96,016</text:p>
          </table:table-cell>
          <table:table-cell table:style-name="ce213" office:value-type="float" office:value="95.148" calcext:value-type="float">
            <text:p>95,148</text:p>
          </table:table-cell>
          <table:table-cell table:style-name="ce216" office:value-type="string" calcext:value-type="string">
            <text:p>Detectron2-removeZerosFromDataset-smooth-29-4-relativeToUpperMiddleBottomCentersOfVideo-norm</text:p>
          </table:table-cell>
          <table:table-cell table:style-name="ce232" office:value-type="string" calcext:value-type="string">
            <text:p>Detectron2-2L-removeZerosFromDataset-smooth-29-4-relativeToUpperMiddleBottomCentersOfVideo-norm</text:p>
          </table:table-cell>
          <table:table-cell table:number-columns-repeated="5"/>
        </table:table-row>
        <table:table-row table:style-name="ro2">
          <table:covered-table-cell/>
          <table:table-cell table:style-name="ce211" office:value-type="float" office:value="96.895" calcext:value-type="float">
            <text:p>96,895</text:p>
          </table:table-cell>
          <table:table-cell table:style-name="ce213" office:value-type="float" office:value="95.148" calcext:value-type="float">
            <text:p>95,148</text:p>
          </table:table-cell>
          <table:table-cell table:style-name="ce76" office:value-type="string" calcext:value-type="string">
            <text:p>Detectron2-removeZerosFromDataset-smooth-29-7-relativeToUpperMiddleBottomCentersOfVideo-norm</text:p>
          </table:table-cell>
          <table:table-cell office:value-type="float" office:value="96.895" calcext:value-type="float">
            <text:p>96,895</text:p>
          </table:table-cell>
          <table:table-cell office:value-type="float" office:value="95.148" calcext:value-type="float">
            <text:p>95,148</text:p>
          </table:table-cell>
          <table:table-cell office:value-type="string" calcext:value-type="string">
            <text:p>Detectron2-removeZerosFromDataset-smooth-29-7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6.192" calcext:value-type="float">
            <text:p>96,192</text:p>
          </table:table-cell>
          <table:table-cell table:style-name="ce213" office:value-type="float" office:value="95.042" calcext:value-type="float">
            <text:p>95,042</text:p>
          </table:table-cell>
          <table:table-cell table:style-name="ce216" office:value-type="string" calcext:value-type="string">
            <text:p>Detectron2-removeZerosFromDataset-smooth-29-8-relativeToUpperMiddleBottomCentersOfVideo-norm</text:p>
          </table:table-cell>
          <table:table-cell office:value-type="float" office:value="96.192" calcext:value-type="float">
            <text:p>96,192</text:p>
          </table:table-cell>
          <table:table-cell office:value-type="float" office:value="95.042" calcext:value-type="float">
            <text:p>95,042</text:p>
          </table:table-cell>
          <table:table-cell office:value-type="string" calcext:value-type="string">
            <text:p>Detectron2-removeZerosFromDataset-smooth-29-8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6.309" calcext:value-type="float">
            <text:p>96,309</text:p>
          </table:table-cell>
          <table:table-cell table:style-name="ce213" office:value-type="float" office:value="94.515" calcext:value-type="float">
            <text:p>94,515</text:p>
          </table:table-cell>
          <table:table-cell table:style-name="ce216" office:value-type="string" calcext:value-type="string">
            <text:p>Detectron2-removeZerosFromDataset-smooth-29-9-relativeToUpperMiddleBottomCentersOfVideo-norm</text:p>
          </table:table-cell>
          <table:table-cell office:value-type="float" office:value="96.309" calcext:value-type="float">
            <text:p>96,309</text:p>
          </table:table-cell>
          <table:table-cell office:value-type="float" office:value="94.515" calcext:value-type="float">
            <text:p>94,515</text:p>
          </table:table-cell>
          <table:table-cell office:value-type="string" calcext:value-type="string">
            <text:p>Detectron2-removeZerosFromDataset-smooth-29-9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6.075" calcext:value-type="float">
            <text:p>96,075</text:p>
          </table:table-cell>
          <table:table-cell table:style-name="ce213" office:value-type="float" office:value="94.304" calcext:value-type="float">
            <text:p>94,304</text:p>
          </table:table-cell>
          <table:table-cell table:style-name="ce216" office:value-type="string" calcext:value-type="string">
            <text:p>Detectron2-removeZerosFromDataset-smooth-29-6-relativeToUpperMiddleBottomCentersOfVideo-norm</text:p>
          </table:table-cell>
          <table:table-cell office:value-type="float" office:value="96.075" calcext:value-type="float">
            <text:p>96,075</text:p>
          </table:table-cell>
          <table:table-cell office:value-type="float" office:value="94.304" calcext:value-type="float">
            <text:p>94,304</text:p>
          </table:table-cell>
          <table:table-cell office:value-type="string" calcext:value-type="string">
            <text:p>Detectron2-removeZerosFromDataset-smooth-29-6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5.958" calcext:value-type="float">
            <text:p>95,958</text:p>
          </table:table-cell>
          <table:table-cell table:style-name="ce213" office:value-type="float" office:value="94.198" calcext:value-type="float">
            <text:p>94,198</text:p>
          </table:table-cell>
          <table:table-cell table:style-name="ce216" office:value-type="string" calcext:value-type="string">
            <text:p>Detectron2-relativeToNextFrame-norm</text:p>
          </table:table-cell>
          <table:table-cell office:value-type="float" office:value="95.958" calcext:value-type="float">
            <text:p>95,958</text:p>
          </table:table-cell>
          <table:table-cell office:value-type="float" office:value="94.198" calcext:value-type="float">
            <text:p>94,198</text:p>
          </table:table-cell>
          <table:table-cell office:value-type="string" calcext:value-type="string">
            <text:p>Detectron2-relativeToNextFrame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5.841" calcext:value-type="float">
            <text:p>95,841</text:p>
          </table:table-cell>
          <table:table-cell table:style-name="ce213" office:value-type="float" office:value="94.093" calcext:value-type="float">
            <text:p>94,093</text:p>
          </table:table-cell>
          <table:table-cell table:style-name="ce216" office:value-type="string" calcext:value-type="string">
            <text:p>Detectron2-removeZerosFromDataset-smooth-29-5-relativeToUpperMiddleBottomCentersOfVideo-norm</text:p>
          </table:table-cell>
          <table:table-cell office:value-type="float" office:value="95.841" calcext:value-type="float">
            <text:p>95,841</text:p>
          </table:table-cell>
          <table:table-cell office:value-type="float" office:value="94.093" calcext:value-type="float">
            <text:p>94,093</text:p>
          </table:table-cell>
          <table:table-cell office:value-type="string" calcext:value-type="string">
            <text:p>Detectron2-removeZerosFromDataset-smooth-29-5-relativeToUpperMiddleBottomCentersOfVideo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4.2" calcext:value-type="float">
            <text:p>94,2</text:p>
          </table:table-cell>
          <table:table-cell table:style-name="ce213" office:value-type="float" office:value="92.722" calcext:value-type="float">
            <text:p>92,722</text:p>
          </table:table-cell>
          <table:table-cell table:style-name="ce225" office:value-type="string" calcext:value-type="string">
            <text:p>Detectron2-relativeToPointDistances-norm (SOVRASCRITTO)</text:p>
          </table:table-cell>
          <table:table-cell office:value-type="float" office:value="94.2" calcext:value-type="float">
            <text:p>94,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ectron2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3.907" calcext:value-type="float">
            <text:p>93,907</text:p>
          </table:table-cell>
          <table:table-cell table:style-name="ce213" office:value-type="float" office:value="92.511" calcext:value-type="float">
            <text:p>92,511</text:p>
          </table:table-cell>
          <table:table-cell table:style-name="ce220" office:value-type="string" calcext:value-type="string">
            <text:p>Detectron2-smooth-29-9-relativeToPointDistances-norm</text:p>
          </table:table-cell>
          <table:table-cell office:value-type="float" office:value="93.907" calcext:value-type="float">
            <text:p>93,907</text:p>
          </table:table-cell>
          <table:table-cell office:value-type="float" office:value="92.511" calcext:value-type="float">
            <text:p>92,511</text:p>
          </table:table-cell>
          <table:table-cell office:value-type="string" calcext:value-type="string">
            <text:p>Detectron2-smooth-29-9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3.38" calcext:value-type="float">
            <text:p>93,38</text:p>
          </table:table-cell>
          <table:table-cell table:style-name="ce213" office:value-type="float" office:value="92.405" calcext:value-type="float">
            <text:p>92,405</text:p>
          </table:table-cell>
          <table:table-cell table:style-name="ce220" office:value-type="string" calcext:value-type="string">
            <text:p>Detectron2-smooth-29-7-relativeToPointDistances-norm</text:p>
          </table:table-cell>
          <table:table-cell office:value-type="float" office:value="93.38" calcext:value-type="float">
            <text:p>93,38</text:p>
          </table:table-cell>
          <table:table-cell office:value-type="float" office:value="92.405" calcext:value-type="float">
            <text:p>92,405</text:p>
          </table:table-cell>
          <table:table-cell office:value-type="string" calcext:value-type="string">
            <text:p>Detectron2-smooth-29-7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2.853" calcext:value-type="float">
            <text:p>92,853</text:p>
          </table:table-cell>
          <table:table-cell table:style-name="ce213" office:value-type="float" office:value="92.089" calcext:value-type="float">
            <text:p>92,089</text:p>
          </table:table-cell>
          <table:table-cell table:style-name="ce220" office:value-type="string" calcext:value-type="string">
            <text:p>Detectron2-smooth-29-5-relativeToPointDistances-norm</text:p>
          </table:table-cell>
          <table:table-cell office:value-type="float" office:value="92.853" calcext:value-type="float">
            <text:p>92,853</text:p>
          </table:table-cell>
          <table:table-cell office:value-type="float" office:value="92.089" calcext:value-type="float">
            <text:p>92,089</text:p>
          </table:table-cell>
          <table:table-cell office:value-type="string" calcext:value-type="string">
            <text:p>Detectron2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1.037" calcext:value-type="float">
            <text:p>91,037</text:p>
          </table:table-cell>
          <table:table-cell table:style-name="ce213" office:value-type="float" office:value="90.401" calcext:value-type="float">
            <text:p>90,401</text:p>
          </table:table-cell>
          <table:table-cell table:style-name="ce220" office:value-type="string" calcext:value-type="string">
            <text:p>PoseNet-removeZerosFromDataset-smooth-29-9-relativeToPointDistances-norm</text:p>
          </table:table-cell>
          <table:table-cell office:value-type="float" office:value="91.037" calcext:value-type="float">
            <text:p>91,037</text:p>
          </table:table-cell>
          <table:table-cell office:value-type="float" office:value="90.401" calcext:value-type="float">
            <text:p>90,401</text:p>
          </table:table-cell>
          <table:table-cell office:value-type="string" calcext:value-type="string">
            <text:p>PoseNet-removeZerosFromDataset-smooth-29-9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89.69" calcext:value-type="float">
            <text:p>89,69</text:p>
          </table:table-cell>
          <table:table-cell table:style-name="ce213" office:value-type="float" office:value="89.135" calcext:value-type="float">
            <text:p>89,135</text:p>
          </table:table-cell>
          <table:table-cell table:style-name="ce220" office:value-type="string" calcext:value-type="string">
            <text:p>PoseNet-removeZerosFromDataset-smooth-29-7-relativeToPointDistances-norm</text:p>
          </table:table-cell>
          <table:table-cell office:value-type="float" office:value="89.69" calcext:value-type="float">
            <text:p>89,69</text:p>
          </table:table-cell>
          <table:table-cell office:value-type="float" office:value="89.135" calcext:value-type="float">
            <text:p>89,135</text:p>
          </table:table-cell>
          <table:table-cell office:value-type="string" calcext:value-type="string">
            <text:p>PoseNet-removeZerosFromDataset-smooth-29-7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89.924" calcext:value-type="float">
            <text:p>89,924</text:p>
          </table:table-cell>
          <table:table-cell table:style-name="ce213" office:value-type="float" office:value="88.502" calcext:value-type="float">
            <text:p>88,502</text:p>
          </table:table-cell>
          <table:table-cell table:style-name="ce220" office:value-type="string" calcext:value-type="string">
            <text:p>PoseNet-removeZerosFromDataset-smooth-29-5-relativeToPointDistances-norm</text:p>
          </table:table-cell>
          <table:table-cell office:value-type="float" office:value="89.924" calcext:value-type="float">
            <text:p>89,924</text:p>
          </table:table-cell>
          <table:table-cell office:value-type="float" office:value="88.502" calcext:value-type="float">
            <text:p>88,502</text:p>
          </table:table-cell>
          <table:table-cell office:value-type="string" calcext:value-type="string">
            <text:p>PoseNet-removeZerosFromDataset-smooth-29-5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90.1" calcext:value-type="float">
            <text:p>90,1</text:p>
          </table:table-cell>
          <table:table-cell table:style-name="ce213" office:value-type="float" office:value="87.342" calcext:value-type="float">
            <text:p>87,342</text:p>
          </table:table-cell>
          <table:table-cell table:style-name="ce220" office:value-type="string" calcext:value-type="string">
            <text:p>PoseNet-relativeToPointDistances-norm</text:p>
          </table:table-cell>
          <table:table-cell office:value-type="float" office:value="90.1" calcext:value-type="float">
            <text:p>90,1</text:p>
          </table:table-cell>
          <table:table-cell office:value-type="float" office:value="87.342" calcext:value-type="float">
            <text:p>87,342</text:p>
          </table:table-cell>
          <table:table-cell office:value-type="string" calcext:value-type="string">
            <text:p>PoseNet-relativeToPointDistances-norm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44.347" calcext:value-type="float">
            <text:p>44,347</text:p>
          </table:table-cell>
          <table:table-cell table:style-name="ce213" office:value-type="float" office:value="40.19" calcext:value-type="float">
            <text:p>40,19</text:p>
          </table:table-cell>
          <table:table-cell table:style-name="ce220" office:value-type="string" calcext:value-type="string">
            <text:p>PoseNet-relativeToPointDistances</text:p>
          </table:table-cell>
          <table:table-cell office:value-type="float" office:value="44.347" calcext:value-type="float">
            <text:p>44,347</text:p>
          </table:table-cell>
          <table:table-cell office:value-type="float" office:value="40.19" calcext:value-type="float">
            <text:p>40,19</text:p>
          </table:table-cell>
          <table:table-cell office:value-type="string" calcext:value-type="string">
            <text:p>PoseNet-relativeToPointDistances</text:p>
          </table:table-cell>
          <table:table-cell table:number-columns-repeated="3"/>
        </table:table-row>
        <table:table-row table:style-name="ro2">
          <table:covered-table-cell/>
          <table:table-cell table:style-name="ce211" office:value-type="float" office:value="42.472" calcext:value-type="float">
            <text:p>42,472</text:p>
          </table:table-cell>
          <table:table-cell table:style-name="ce213" office:value-type="float" office:value="38.819" calcext:value-type="float">
            <text:p>38,819</text:p>
          </table:table-cell>
          <table:table-cell table:style-name="ce220" office:value-type="string" calcext:value-type="string">
            <text:p>Detectron2-relativeToPointDistances</text:p>
          </table:table-cell>
          <table:table-cell office:value-type="float" office:value="42.472" calcext:value-type="float">
            <text:p>42,472</text:p>
          </table:table-cell>
          <table:table-cell office:value-type="float" office:value="38.819" calcext:value-type="float">
            <text:p>38,819</text:p>
          </table:table-cell>
          <table:table-cell office:value-type="string" calcext:value-type="string">
            <text:p>Detectron2-relativeToPointDistances</text:p>
          </table:table-cell>
          <table:table-cell table:number-columns-repeated="3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 table:number-rows-repeated="5">
          <table:table-cell table:number-columns-repeated="10"/>
        </table:table-row>
        <table:table-row table:style-name="ro2">
          <table:table-cell table:style-name="ce309" table:number-columns-spanned="1" table:number-rows-spanned="20"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  <table:table-row table:style-name="ro2">
          <table:covered-table-cell/>
          <table:table-cell table:number-columns-repeated="9"/>
        </table:table-row>
      </table:table>
      <table:table table:name="Sheet5" table:style-name="ta1">
        <table:table-column table:style-name="co2" table:default-cell-style-name="Default"/>
        <table:table-row table:style-name="ro2">
          <table:table-cell/>
        </table:table-row>
      </table:table>
      <table:table table:name="crossView crossSubject" table:style-name="ta1">
        <office:forms form:automatic-focus="false" form:apply-design-mode="false"/>
        <table:table-column table:style-name="co2" table:number-columns-repeated="2" table:default-cell-style-name="ce79"/>
        <table:table-column table:style-name="co16" table:default-cell-style-name="ce79"/>
        <table:table-column table:style-name="co2" table:number-columns-repeated="2" table:default-cell-style-name="ce79"/>
        <table:table-column table:style-name="co16" table:default-cell-style-name="ce79"/>
        <table:table-column table:style-name="co2" table:number-columns-repeated="1018" table:default-cell-style-name="ce79"/>
        <table:table-row table:style-name="ro5"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52" office:value-type="string" calcext:value-type="string">
            <text:p>Cross-view</text:p>
          </table:table-cell>
          <table:table-cell table:style-name="ce154" office:value-type="string" calcext:value-type="string">
            <text:p>val_acc %</text:p>
          </table:table-cell>
          <table:table-cell table:style-name="ce160" office:value-type="string" calcext:value-type="string">
            <text:p>test_acc %</text:p>
          </table:table-cell>
          <table:table-cell table:style-name="ce152" office:value-type="string" calcext:value-type="string">
            <text:p>Cross-subject</text:p>
          </table:table-cell>
          <table:table-cell table:number-columns-repeated="1018"/>
        </table:table-row>
        <table:table-row table:style-name="ro2">
          <table:table-cell office:value-type="float" office:value="92.822" calcext:value-type="float">
            <text:p>92,822</text:p>
          </table:table-cell>
          <table:table-cell office:value-type="float" office:value="92.722" calcext:value-type="float">
            <text:p>92,722</text:p>
          </table:table-cell>
          <table:table-cell office:value-type="string" calcext:value-type="string">
            <text:p>Detectron2-4L-removeZerosFromDataset-smooth-29-8-relativeToUpperMiddleBottomCentersOfVideo-norm</text:p>
          </table:table-cell>
          <table:table-cell office:value-type="float" office:value="94.966" calcext:value-type="float">
            <text:p>94,966</text:p>
          </table:table-cell>
          <table:table-cell office:value-type="float" office:value="87.821" calcext:value-type="float">
            <text:p>87,821</text:p>
          </table:table-cell>
          <table:table-cell office:value-type="string" calcext:value-type="string">
            <text:p>Detectron2-4L-removeZerosFromDataset-smooth-29-8-relativeToUpperMiddleBottomCentersOfVideo-norm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2" table:target-range-address="'divided by tests'.D58:'divided by tests'.F6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 style:data-style-name="N2" text:time-value="17:12:35.380474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8:59:03.786841792</meta:creation-date>
    <dc:date>2020-02-03T16:32:09.813154668</dc:date>
    <meta:editing-duration>P2DT21H30M14S</meta:editing-duration>
    <meta:editing-cycles>27</meta:editing-cycles>
    <meta:generator>LibreOffice/6.0.1.1$MacOSX_X86_64 LibreOffice_project/60bfb1526849283ce2491346ed2aa51c465abfe6</meta:generator>
    <meta:document-statistic meta:table-count="6" meta:cell-count="2073" meta:object-count="0"/>
  </office:meta>
</office:document-meta>
</file>